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ericles1"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1" style:family="table-row">
      <style:table-row-properties style:min-row-height="2.8125in"/>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1.0361in" style:rel-column-width="9805*"/>
    </style:style>
    <style:style style:name="Table11.B" style:family="table-column">
      <style:table-column-properties style:column-width="2.1479in" style:rel-column-width="20326*"/>
    </style:style>
    <style:style style:name="Table11.C" style:family="table-column">
      <style:table-column-properties style:column-width="2.1486in" style:rel-column-width="20333*"/>
    </style:style>
    <style:style style:name="Table11.D" style:family="table-column">
      <style:table-column-properties style:column-width="1.5924in" style:rel-column-width="15071*"/>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5pt solid #000000" style:writing-mode="lr-tb"/>
    </style:style>
    <style:style style:name="Table17.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6.4931in" fo:margin-left="0in" table:align="left"/>
    </style:style>
    <style:style style:name="Table12.A" style:family="table-column">
      <style:table-column-properties style:column-width="1.0194in"/>
    </style:style>
    <style:style style:name="Table12.B" style:family="table-column">
      <style:table-column-properties style:column-width="0.459in"/>
    </style:style>
    <style:style style:name="Table12.C" style:family="table-column">
      <style:table-column-properties style:column-width="0.6486in"/>
    </style:style>
    <style:style style:name="Table12.D" style:family="table-column">
      <style:table-column-properties style:column-width="4.366in"/>
    </style:style>
    <style:style style:name="Table12.A1" style:family="table-cell">
      <style:table-cell-properties fo:padding-left="0.075in" fo:padding-right="0.075in" fo:padding-top="0in" fo:padding-bottom="0in" fo:border="0.5pt solid #000000" style:writing-mode="lr-tb"/>
    </style:style>
    <style:style style:name="Table12.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3" style:family="table">
      <style:table-properties style:width="6.4931in" fo:margin-left="0in" table:align="left"/>
    </style:style>
    <style:style style:name="Table13.A" style:family="table-column">
      <style:table-column-properties style:column-width="0.9653in"/>
    </style:style>
    <style:style style:name="Table13.B" style:family="table-column">
      <style:table-column-properties style:column-width="0.459in"/>
    </style:style>
    <style:style style:name="Table13.C" style:family="table-column">
      <style:table-column-properties style:column-width="0.6486in"/>
    </style:style>
    <style:style style:name="Table13.D" style:family="table-column">
      <style:table-column-properties style:column-width="4.4201in"/>
    </style:style>
    <style:style style:name="Table13.A1" style:family="table-cell">
      <style:table-cell-properties fo:padding-left="0.075in" fo:padding-right="0.075in" fo:padding-top="0in" fo:padding-bottom="0in" fo:border="0.5pt solid #000000" style:writing-mode="lr-tb"/>
    </style:style>
    <style:style style:name="Table1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6.4931in" fo:margin-left="0in" table:align="left"/>
    </style:style>
    <style:style style:name="Table14.A" style:family="table-column">
      <style:table-column-properties style:column-width="0.9653in"/>
    </style:style>
    <style:style style:name="Table14.B" style:family="table-column">
      <style:table-column-properties style:column-width="0.459in"/>
    </style:style>
    <style:style style:name="Table14.C" style:family="table-column">
      <style:table-column-properties style:column-width="0.6486in"/>
    </style:style>
    <style:style style:name="Table14.D" style:family="table-column">
      <style:table-column-properties style:column-width="4.4201in"/>
    </style:style>
    <style:style style:name="Table14.A1" style:family="table-cell">
      <style:table-cell-properties fo:padding-left="0.075in" fo:padding-right="0.075in" fo:padding-top="0in" fo:padding-bottom="0in" fo:border="0.5pt solid #000000" style:writing-mode="lr-tb"/>
    </style:style>
    <style:style style:name="Table14.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5" style:family="table">
      <style:table-properties style:width="5.5785in" table:align="left"/>
    </style:style>
    <style:style style:name="Table15.A" style:family="table-column">
      <style:table-column-properties style:column-width="0.5701in"/>
    </style:style>
    <style:style style:name="Table15.B" style:family="table-column">
      <style:table-column-properties style:column-width="0.8167in"/>
    </style:style>
    <style:style style:name="Table15.C" style:family="table-column">
      <style:table-column-properties style:column-width="0.3208in"/>
    </style:style>
    <style:style style:name="Table15.D" style:family="table-column">
      <style:table-column-properties style:column-width="0.3653in"/>
    </style:style>
    <style:style style:name="Table15.E" style:family="table-column">
      <style:table-column-properties style:column-width="0.3063in"/>
    </style:style>
    <style:style style:name="Table15.F" style:family="table-column">
      <style:table-column-properties style:column-width="0.2563in"/>
    </style:style>
    <style:style style:name="Table15.G" style:family="table-column">
      <style:table-column-properties style:column-width="0.3118in"/>
    </style:style>
    <style:style style:name="Table15.H" style:family="table-column">
      <style:table-column-properties style:column-width="0.3326in"/>
    </style:style>
    <style:style style:name="Table15.I" style:family="table-column">
      <style:table-column-properties style:column-width="2.2986in"/>
    </style:style>
    <style:style style:name="Table15.A1" style:family="table-cell">
      <style:table-cell-properties fo:padding="0.0382in" fo:border-left="0.05pt solid #000000" fo:border-right="none" fo:border-top="0.05pt solid #000000" fo:border-bottom="0.05pt solid #000000"/>
    </style:style>
    <style:style style:name="Table15.I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I2" style:family="table-cell">
      <style:table-cell-properties fo:padding="0.0382in" fo:border-left="0.05pt solid #000000" fo:border-right="0.05pt solid #000000" fo:border-top="none" fo:border-bottom="0.05pt solid #000000"/>
    </style:style>
    <style:style style:name="Table20" style:family="table">
      <style:table-properties style:width="4.8146in" table:align="left"/>
    </style:style>
    <style:style style:name="Table20.A" style:family="table-column">
      <style:table-column-properties style:column-width="0.7229in"/>
    </style:style>
    <style:style style:name="Table20.B" style:family="table-column">
      <style:table-column-properties style:column-width="0.3208in"/>
    </style:style>
    <style:style style:name="Table20.C" style:family="table-column">
      <style:table-column-properties style:column-width="0.7771in"/>
    </style:style>
    <style:style style:name="Table20.D" style:family="table-column">
      <style:table-column-properties style:column-width="0.2563in"/>
    </style:style>
    <style:style style:name="Table20.E" style:family="table-column">
      <style:table-column-properties style:column-width="0.3326in"/>
    </style:style>
    <style:style style:name="Table20.F" style:family="table-column">
      <style:table-column-properties style:column-width="1.1722in"/>
    </style:style>
    <style:style style:name="Table20.G" style:family="table-column">
      <style:table-column-properties style:column-width="1.2326in"/>
    </style:style>
    <style:style style:name="Table20.A1" style:family="table-cell">
      <style:table-cell-properties fo:padding="0.0382in" fo:border-left="0.05pt solid #000000" fo:border-right="none" fo:border-top="0.05pt solid #000000" fo:border-bottom="0.05pt solid #000000"/>
    </style:style>
    <style:style style:name="Table20.G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G2" style:family="table-cell">
      <style:table-cell-properties fo:padding="0.0382in" fo:border-left="0.05pt solid #000000" fo:border-right="0.05pt solid #000000" fo:border-top="none" fo:border-bottom="0.05pt solid #000000"/>
    </style:style>
    <style:style style:name="Table19" style:family="table">
      <style:table-properties style:width="2.8736in" table:align="left"/>
    </style:style>
    <style:style style:name="Table19.A" style:family="table-column">
      <style:table-column-properties style:column-width="1.1264in"/>
    </style:style>
    <style:style style:name="Table19.B" style:family="table-column">
      <style:table-column-properties style:column-width="0.3063in"/>
    </style:style>
    <style:style style:name="Table19.C" style:family="table-column">
      <style:table-column-properties style:column-width="0.3326in"/>
    </style:style>
    <style:style style:name="Table19.D" style:family="table-column">
      <style:table-column-properties style:column-width="1.1083in"/>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1639in" style:rel-column-width="11016*"/>
    </style:style>
    <style:style style:name="Table18.B" style:family="table-column">
      <style:table-column-properties style:column-width="5.7611in" style:rel-column-width="54519*"/>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in"/>
    </style:style>
    <style:style style:name="Table21.C" style:family="table-column">
      <style:table-column-properties style:column-width="0.4375in"/>
    </style:style>
    <style:style style:name="Table21.D" style:family="table-column">
      <style:table-column-properties style:column-width="0.25in"/>
    </style:style>
    <style:style style:name="Table21.E" style:family="table-column">
      <style:table-column-properties style:column-width="0.875in"/>
    </style:style>
    <style:style style:name="Table21.F" style:family="table-column">
      <style:table-column-properties style:column-width="3.8646in"/>
    </style:style>
    <style:style style:name="Table21.A1" style:family="table-cell">
      <style:table-cell-properties fo:padding="0.0382in" fo:border-left="0.05pt solid #000000" fo:border-right="none" fo:border-top="0.05pt solid #000000" fo:border-bottom="0.05pt solid #000000"/>
    </style:style>
    <style:style style:name="Table21.F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F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1.8in" style:rel-column-width="17034*"/>
    </style:style>
    <style:style style:name="Table24.B" style:family="table-column">
      <style:table-column-properties style:column-width="5.125in" style:rel-column-width="48501*"/>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3" style:family="table">
      <style:table-properties style:width="3.566in" table:align="left"/>
    </style:style>
    <style:style style:name="Table23.A" style:family="table-column">
      <style:table-column-properties style:column-width="0.6903in"/>
    </style:style>
    <style:style style:name="Table23.B" style:family="table-column">
      <style:table-column-properties style:column-width="0.6479in"/>
    </style:style>
    <style:style style:name="Table23.C" style:family="table-column">
      <style:table-column-properties style:column-width="0.8507in"/>
    </style:style>
    <style:style style:name="Table23.D" style:family="table-column">
      <style:table-column-properties style:column-width="0.6764in"/>
    </style:style>
    <style:style style:name="Table23.E" style:family="table-column">
      <style:table-column-properties style:column-width="0.7007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data-style-name="N0">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23.E3" style:family="table-cell">
      <style:table-cell-properties fo:padding="0.0382in" fo:border-left="0.05pt solid #000000" fo:border-right="0.05pt solid #000000" fo:border-top="none" fo:border-bottom="0.05pt solid #000000"/>
    </style:style>
    <style:style style:name="Table23.E4" style:family="table-cell">
      <style:table-cell-properties fo:padding="0.0382in" fo:border-left="0.05pt solid #000000" fo:border-right="0.05pt solid #000000" fo:border-top="none" fo:border-bottom="0.05pt solid #000000"/>
    </style:style>
    <style:style style:name="Table23.E5" style:family="table-cell">
      <style:table-cell-properties fo:padding="0.0382in" fo:border-left="0.05pt solid #000000" fo:border-right="0.05pt solid #000000" fo:border-top="none" fo:border-bottom="0.05pt solid #000000"/>
    </style:style>
    <style:style style:name="Table23.E6"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1.816in" style:rel-column-width="17185*"/>
    </style:style>
    <style:style style:name="Table25.B" style:family="table-column">
      <style:table-column-properties style:column-width="4.5819in" style:rel-column-width="43361*"/>
    </style:style>
    <style:style style:name="Table25.C" style:family="table-column">
      <style:table-column-properties style:column-width="0.5271in" style:rel-column-width="4989*"/>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C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style:font-name="Pericles" fo:font-size="10pt" fo:font-weight="bold" officeooo:rsid="00094a97" officeooo:paragraph-rsid="00094a97" style:font-size-asian="10pt" style:font-weight-asian="bold" style:font-size-complex="10pt" style:font-weight-complex="bold"/>
    </style:style>
    <style:style style:name="P2" style:family="paragraph" style:parent-style-name="Text_20_body">
      <style:text-properties style:font-name="Pericles" fo:font-size="10pt" style:font-size-asian="10pt" style:font-size-complex="10pt"/>
    </style:style>
    <style:style style:name="P3" style:family="paragraph" style:parent-style-name="Text_20_body">
      <style:text-properties style:font-name="Pericles" fo:font-size="10pt" officeooo:paragraph-rsid="000f7cfa" style:font-size-asian="10pt" style:font-size-complex="10pt"/>
    </style:style>
    <style:style style:name="P4" style:family="paragraph" style:parent-style-name="Text_20_body">
      <style:text-properties style:font-name="Pericles" fo:font-size="10pt" officeooo:rsid="00165254" officeooo:paragraph-rsid="00165254" style:font-size-asian="10pt" style:font-size-complex="10pt"/>
    </style:style>
    <style:style style:name="P5" style:family="paragraph" style:parent-style-name="Text_20_body">
      <style:text-properties style:font-name="Pericles" fo:font-size="10pt" fo:font-style="normal" fo:font-weight="normal" officeooo:rsid="000f7cfa" officeooo:paragraph-rsid="000f7cfa" style:font-size-asian="8.75pt" style:font-style-asian="normal" style:font-weight-asian="normal" style:font-size-complex="10pt" style:font-style-complex="normal" style:font-weight-complex="normal"/>
    </style:style>
    <style:style style:name="P6" style:family="paragraph" style:parent-style-name="Text_20_body">
      <style:text-properties style:font-name="Pericles" fo:font-size="10pt" fo:font-style="normal" fo:font-weight="normal" officeooo:rsid="00174d3e" officeooo:paragraph-rsid="00174d3e" style:font-size-asian="8.75pt" style:font-style-asian="normal" style:font-weight-asian="normal" style:font-size-complex="10pt" style:font-style-complex="normal" style:font-weight-complex="normal"/>
    </style:style>
    <style:style style:name="P7" style:family="paragraph" style:parent-style-name="Text_20_body">
      <style:text-properties style:font-name="Pericles" fo:font-size="10pt" fo:font-style="normal" fo:font-weight="normal" officeooo:rsid="000a2ac7" officeooo:paragraph-rsid="000a2ac7" style:font-size-asian="10pt" style:font-style-asian="normal" style:font-weight-asian="normal" style:font-size-complex="10pt" style:font-style-complex="normal" style:font-weight-complex="normal"/>
    </style:style>
    <style:style style:name="P8" style:family="paragraph" style:parent-style-name="Text_20_body">
      <style:text-properties style:font-name="Pericles" fo:font-size="10pt" fo:font-style="normal" fo:font-weight="normal" officeooo:rsid="001d9720" officeooo:paragraph-rsid="002a0998" style:font-size-asian="10pt" style:font-style-asian="normal" style:font-weight-asian="normal" style:font-size-complex="10pt" style:font-style-complex="normal" style:font-weight-complex="normal"/>
    </style:style>
    <style:style style:name="P9" style:family="paragraph" style:parent-style-name="Text_20_body">
      <style:text-properties style:font-name="Pericles" fo:font-size="10pt" fo:font-style="normal" fo:font-weight="bold" officeooo:rsid="0018f214" officeooo:paragraph-rsid="0018f214" style:font-size-asian="8.75pt" style:font-style-asian="normal" style:font-weight-asian="bold" style:font-size-complex="10pt" style:font-style-complex="normal" style:font-weight-complex="bold"/>
    </style:style>
    <style:style style:name="P10" style:family="paragraph" style:parent-style-name="Text_20_body">
      <style:text-properties style:font-name="Pericles" fo:font-size="10pt" fo:font-style="normal" style:text-underline-style="solid" style:text-underline-width="auto" style:text-underline-color="font-color" fo:font-weight="normal" officeooo:rsid="0031bb25" officeooo:paragraph-rsid="0031bb25" style:font-size-asian="8.75pt" style:font-style-asian="normal" style:font-weight-asian="normal" style:font-size-complex="10pt" style:font-style-complex="normal" style:font-weight-complex="normal"/>
    </style:style>
    <style:style style:name="P11" style:family="paragraph" style:parent-style-name="Text_20_body">
      <style:text-properties style:font-name="Pericles" fo:font-size="10pt" fo:font-style="normal" style:text-underline-style="solid" style:text-underline-width="auto" style:text-underline-color="font-color" fo:font-weight="normal" officeooo:rsid="00337418" officeooo:paragraph-rsid="003545b6" style:font-size-asian="8.75pt" style:font-style-asian="normal" style:font-weight-asian="normal" style:font-size-complex="10pt" style:font-style-complex="normal" style:font-weight-complex="normal"/>
    </style:style>
    <style:style style:name="P12" style:family="paragraph" style:parent-style-name="Text_20_body">
      <style:text-properties style:font-name="Pericles" fo:font-size="10pt" fo:font-style="normal" style:text-underline-style="solid" style:text-underline-width="auto" style:text-underline-color="font-color" fo:font-weight="bold" officeooo:rsid="003898d6" officeooo:paragraph-rsid="0038da23" style:font-size-asian="8.75pt" style:font-style-asian="normal" style:font-weight-asian="bold" style:font-size-complex="10pt" style:font-style-complex="normal" style:font-weight-complex="bold"/>
    </style:style>
    <style:style style:name="P13" style:family="paragraph" style:parent-style-name="Text_20_body">
      <style:text-properties style:font-name="Pericles" fo:font-size="10pt" fo:font-style="normal" style:text-underline-style="none" fo:font-weight="bold" officeooo:rsid="00337418" officeooo:paragraph-rsid="00337418" style:font-size-asian="8.75pt" style:font-style-asian="normal" style:font-weight-asian="bold" style:font-size-complex="10pt" style:font-style-complex="normal" style:font-weight-complex="bold"/>
    </style:style>
    <style:style style:name="P14" style:family="paragraph" style:parent-style-name="Text_20_body">
      <style:text-properties style:font-name="Pericles" fo:font-size="10pt" fo:font-style="normal" style:text-underline-style="none" fo:font-weight="bold" officeooo:rsid="003898d6" officeooo:paragraph-rsid="003898d6" style:font-size-asian="8.75pt" style:font-style-asian="normal" style:font-weight-asian="bold" style:font-size-complex="10pt" style:font-style-complex="normal" style:font-weight-complex="bold"/>
    </style:style>
    <style:style style:name="P15" style:family="paragraph" style:parent-style-name="Text_20_body">
      <style:text-properties style:font-name="Pericles" fo:font-size="10pt" fo:font-style="normal" style:text-underline-style="none" fo:font-weight="normal" officeooo:rsid="00337418" officeooo:paragraph-rsid="003545b6" style:font-size-asian="8.75pt" style:font-style-asian="normal" style:font-weight-asian="normal" style:font-size-complex="10pt" style:font-style-complex="normal" style:font-weight-complex="normal"/>
    </style:style>
    <style:style style:name="P16" style:family="paragraph" style:parent-style-name="Text_20_body">
      <style:text-properties style:font-name="Pericles" fo:font-size="10pt" fo:font-style="normal" style:text-underline-style="none" fo:font-weight="normal" officeooo:rsid="003545b6" officeooo:paragraph-rsid="003545b6" style:font-size-asian="8.75pt" style:font-style-asian="normal" style:font-weight-asian="normal" style:font-size-complex="10pt" style:font-style-complex="normal" style:font-weight-complex="normal"/>
    </style:style>
    <style:style style:name="P17" style:family="paragraph" style:parent-style-name="Text_20_body">
      <style:text-properties style:font-name="Pericles" fo:font-size="10pt" fo:font-style="normal" style:text-underline-style="none" fo:font-weight="normal" officeooo:rsid="003898d6" officeooo:paragraph-rsid="003898d6" style:font-size-asian="8.75pt" style:font-style-asian="normal" style:font-weight-asian="normal" style:font-size-complex="10pt" style:font-style-complex="normal" style:font-weight-complex="normal"/>
    </style:style>
    <style:style style:name="P18" style:family="paragraph" style:parent-style-name="Text_20_body">
      <style:text-properties style:font-name="Pericles" fo:font-size="10pt" fo:font-style="normal" style:text-underline-style="none" fo:font-weight="normal" officeooo:rsid="0038da23" officeooo:paragraph-rsid="0038da23" style:font-size-asian="8.75pt" style:font-style-asian="normal" style:font-weight-asian="normal" style:font-size-complex="10pt" style:font-style-complex="normal" style:font-weight-complex="normal"/>
    </style:style>
    <style:style style:name="P19" style:family="paragraph" style:parent-style-name="Text_20_body">
      <style:text-properties style:font-name="Pericles" fo:font-size="10pt" fo:font-style="normal" style:text-underline-style="none" fo:font-weight="normal" officeooo:rsid="003a9e86" officeooo:paragraph-rsid="003a9e86" style:font-size-asian="8.75pt" style:font-style-asian="normal" style:font-weight-asian="normal" style:font-size-complex="10pt" style:font-style-complex="normal" style:font-weight-complex="normal"/>
    </style:style>
    <style:style style:name="P20" style:family="paragraph" style:parent-style-name="Text_20_body">
      <style:text-properties style:font-name="Pericles" fo:font-size="10pt" fo:font-style="normal" style:text-underline-style="none" fo:font-weight="normal" officeooo:rsid="00401856" officeooo:paragraph-rsid="00401856" style:font-size-asian="8.75pt" style:font-style-asian="normal" style:font-weight-asian="normal" style:font-size-complex="10pt" style:font-style-complex="normal" style:font-weight-complex="normal"/>
    </style:style>
    <style:style style:name="P21" style:family="paragraph" style:parent-style-name="Text_20_body">
      <style:paragraph-properties fo:text-align="center" style:justify-single-word="false"/>
      <style:text-properties style:font-name="Pericles" fo:font-size="10pt" officeooo:paragraph-rsid="000f7cfa" style:font-size-asian="8.75pt" style:font-size-complex="10pt"/>
    </style:style>
    <style:style style:name="P22" style:family="paragraph" style:parent-style-name="Text_20_body">
      <style:text-properties style:font-name="Pericles" fo:font-size="10pt" fo:font-weight="normal" officeooo:rsid="00094a97" officeooo:paragraph-rsid="00094a97" style:font-size-asian="10pt" style:font-weight-asian="normal" style:font-size-complex="10pt" style:font-weight-complex="normal"/>
    </style:style>
    <style:style style:name="P23" style:family="paragraph" style:parent-style-name="Text_20_body">
      <style:text-properties style:font-name="Pericles" fo:font-size="10pt" fo:font-weight="normal" officeooo:rsid="001e4878" officeooo:paragraph-rsid="001e4878" style:font-size-asian="10pt" style:font-weight-asian="normal" style:font-size-complex="10pt" style:font-weight-complex="normal"/>
    </style:style>
    <style:style style:name="P24" style:family="paragraph" style:parent-style-name="Text_20_body">
      <style:text-properties style:font-name="Pericles" fo:font-size="10pt" fo:font-style="italic" officeooo:rsid="00173020" officeooo:paragraph-rsid="00173020" style:font-size-asian="8.75pt" style:font-style-asian="italic" style:font-size-complex="10pt" style:font-style-complex="italic"/>
    </style:style>
    <style:style style:name="P25" style:family="paragraph" style:parent-style-name="Text_20_body">
      <style:text-properties style:font-name="Pericles" fo:font-size="8pt" officeooo:paragraph-rsid="000f7cfa" style:font-size-asian="8pt" style:font-size-complex="8pt"/>
    </style:style>
    <style:style style:name="P26" style:family="paragraph" style:parent-style-name="Text_20_body">
      <style:paragraph-properties fo:text-align="start" style:justify-single-word="false"/>
      <style:text-properties style:font-name="Pericles" fo:font-size="8pt" officeooo:rsid="000f7cfa" officeooo:paragraph-rsid="000f7cfa" style:font-size-asian="8pt" style:font-size-complex="8pt"/>
    </style:style>
    <style:style style:name="P27" style:family="paragraph" style:parent-style-name="Text_20_body">
      <style:paragraph-properties fo:text-align="start" style:justify-single-word="false"/>
      <style:text-properties style:font-name="Pericles" fo:font-size="8pt" officeooo:paragraph-rsid="000f7cfa" style:font-size-asian="8pt" style:font-size-complex="8pt"/>
    </style:style>
    <style:style style:name="P28" style:family="paragraph" style:parent-style-name="Text_20_body">
      <style:paragraph-properties fo:text-align="center" style:justify-single-word="false"/>
      <style:text-properties style:font-name="Pericles" fo:font-size="8pt" officeooo:paragraph-rsid="000f7cfa" style:font-size-asian="8pt" style:font-size-complex="8pt"/>
    </style:style>
    <style:style style:name="P29" style:family="paragraph" style:parent-style-name="Text_20_body">
      <style:text-properties style:font-name="Pericles" fo:font-size="11pt" fo:font-style="normal" fo:font-weight="bold" officeooo:rsid="000f7cfa" officeooo:paragraph-rsid="000f7cfa" style:font-size-asian="11pt" style:font-style-asian="normal" style:font-weight-asian="bold" style:font-size-complex="11pt" style:font-style-complex="normal" style:font-weight-complex="bold"/>
    </style:style>
    <style:style style:name="P30" style:family="paragraph" style:parent-style-name="Text_20_body">
      <style:text-properties style:font-name="Pericles" fo:font-size="12pt" fo:font-style="normal" fo:font-weight="bold" officeooo:rsid="00174d3e" officeooo:paragraph-rsid="00174d3e" style:font-size-asian="10.5pt" style:font-style-asian="normal" style:font-weight-asian="bold" style:font-size-complex="12pt" style:font-style-complex="normal" style:font-weight-complex="bold"/>
    </style:style>
    <style:style style:name="P31" style:family="paragraph" style:parent-style-name="Text_20_body">
      <style:text-properties style:font-name="Pericles" fo:font-size="12pt" fo:font-style="normal" style:text-underline-style="solid" style:text-underline-width="auto" style:text-underline-color="font-color" fo:font-weight="bold" officeooo:rsid="0031bb25" officeooo:paragraph-rsid="0031bb25" style:font-size-asian="10.5pt" style:font-style-asian="normal" style:font-weight-asian="bold" style:font-size-complex="12pt" style:font-style-complex="normal" style:font-weight-complex="bold"/>
    </style:style>
    <style:style style:name="P32" style:family="paragraph" style:parent-style-name="Text_20_body">
      <style:text-properties style:font-name="Pericles" fo:font-size="12pt" fo:font-style="normal" style:text-underline-style="none" fo:font-weight="bold" officeooo:rsid="0031bb25" officeooo:paragraph-rsid="0031bb25" style:font-size-asian="10.5pt" style:font-style-asian="normal" style:font-weight-asian="bold" style:font-size-complex="12pt" style:font-style-complex="normal" style:font-weight-complex="bold"/>
    </style:style>
    <style:style style:name="P33" style:family="paragraph" style:parent-style-name="Text_20_body">
      <style:text-properties style:font-name="Pericles" fo:font-size="12pt" fo:font-weight="bold" officeooo:rsid="002f7401" officeooo:paragraph-rsid="002f7401" style:font-size-asian="10.5pt" style:font-weight-asian="bold" style:font-size-complex="12pt" style:font-weight-complex="bold"/>
    </style:style>
    <style:style style:name="P34" style:family="paragraph" style:parent-style-name="Text_20_body">
      <style:paragraph-properties fo:text-align="center" style:justify-single-word="false"/>
    </style:style>
    <style:style style:name="P35" style:family="paragraph" style:parent-style-name="Text_20_body">
      <style:text-properties officeooo:paragraph-rsid="000a2ac7"/>
    </style:style>
    <style:style style:name="P36" style:family="paragraph" style:parent-style-name="Text_20_body">
      <style:text-properties officeooo:paragraph-rsid="000a66f4"/>
    </style:style>
    <style:style style:name="P37" style:family="paragraph" style:parent-style-name="Text_20_body">
      <style:text-properties officeooo:paragraph-rsid="000d149e"/>
    </style:style>
    <style:style style:name="P38" style:family="paragraph" style:parent-style-name="Text_20_body">
      <style:text-properties officeooo:paragraph-rsid="000df0a8"/>
    </style:style>
    <style:style style:name="P39" style:family="paragraph" style:parent-style-name="Text_20_body">
      <style:text-properties officeooo:paragraph-rsid="000f7cfa"/>
    </style:style>
    <style:style style:name="P40" style:family="paragraph" style:parent-style-name="Text_20_body">
      <style:text-properties fo:font-variant="normal" fo:text-transform="none" fo:color="#000000" style:font-name="Pericles" fo:font-size="10pt" fo:letter-spacing="normal" fo:font-style="normal" fo:font-weight="normal" officeooo:rsid="00094a97" officeooo:paragraph-rsid="00094a97" style:font-size-asian="10pt" style:font-size-complex="10pt"/>
    </style:style>
    <style:style style:name="P41" style:family="paragraph" style:parent-style-name="Normal">
      <style:paragraph-properties fo:margin-top="0in" fo:margin-bottom="0in" loext:contextual-spacing="false" fo:line-height="100%"/>
      <style:text-properties style:font-name="Pericles" fo:font-size="10pt" fo:font-weight="bold" officeooo:paragraph-rsid="000a2ac7" style:font-size-asian="10pt" style:font-weight-asian="bold" style:font-size-complex="10pt"/>
    </style:style>
    <style:style style:name="P42" style:family="paragraph" style:parent-style-name="Normal">
      <style:paragraph-properties fo:margin-top="0in" fo:margin-bottom="0in" loext:contextual-spacing="false" fo:line-height="100%" fo:text-align="center" style:justify-single-word="false"/>
      <style:text-properties style:font-name="Pericles" fo:font-size="10pt" officeooo:paragraph-rsid="000a2ac7" style:font-size-asian="10pt" style:font-size-complex="10pt"/>
    </style:style>
    <style:style style:name="P43"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style:font-size-asian="8pt" style:font-style-asian="italic" style:font-size-complex="8pt" style:font-style-complex="italic"/>
    </style:style>
    <style:style style:name="P44"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fo:font-weight="normal" officeooo:rsid="000f7cfa" officeooo:paragraph-rsid="000f7cfa" style:font-size-asian="8pt" style:font-style-asian="italic" style:font-weight-asian="normal" style:font-size-complex="8pt" style:font-style-complex="italic" style:font-weight-complex="normal"/>
    </style:style>
    <style:style style:name="P45" style:family="paragraph" style:parent-style-name="Text_20_body">
      <style:paragraph-properties fo:margin-left="1.5in" fo:margin-right="1.5in" fo:text-align="justify" style:justify-single-word="false" fo:text-indent="0in" style:auto-text-indent="false" style:writing-mode="page"/>
    </style:style>
    <style:style style:name="P46" style:family="paragraph" style:parent-style-name="Text_20_body">
      <style:paragraph-properties fo:margin-left="1.5in" fo:margin-right="1.5in" fo:text-align="justify" style:justify-single-word="false" fo:text-indent="0in" style:auto-text-indent="false" style:writing-mode="page"/>
      <style:text-properties officeooo:paragraph-rsid="000a2ac7"/>
    </style:style>
    <style:style style:name="P47" style:family="paragraph" style:parent-style-name="Text_20_body">
      <style:paragraph-properties fo:margin-left="1.5in" fo:margin-right="1.5in" fo:text-align="justify" style:justify-single-word="false" fo:text-indent="0in" style:auto-text-indent="false" style:writing-mode="page"/>
      <style:text-properties officeooo:paragraph-rsid="00101328"/>
    </style:style>
    <style:style style:name="P48" style:family="paragraph" style:parent-style-name="Text_20_body">
      <style:paragraph-properties fo:margin-left="1.5in" fo:margin-right="1.5in" fo:text-align="justify" style:justify-single-word="false" fo:text-indent="0in" style:auto-text-indent="false" style:writing-mode="page"/>
      <style:text-properties officeooo:rsid="00173020" officeooo:paragraph-rsid="00173020"/>
    </style:style>
    <style:style style:name="P49"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94a97" style:font-size-asian="10pt" style:font-style-asian="italic" style:font-weight-asian="bold" style:font-size-complex="10pt" style:font-style-complex="italic" style:font-weight-complex="bold"/>
    </style:style>
    <style:style style:name="P50"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a2ac7" style:font-size-asian="10pt" style:font-style-asian="italic" style:font-weight-asian="bold" style:font-size-complex="10pt" style:font-style-complex="italic" style:font-weight-complex="bold"/>
    </style:style>
    <style:style style:name="P51"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f7cfa" style:font-size-asian="10pt" style:font-style-asian="italic" style:font-weight-asian="bold" style:font-size-complex="10pt" style:font-style-complex="italic" style:font-weight-complex="bold"/>
    </style:style>
    <style:style style:name="P52"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01328" style:font-size-asian="10pt" style:font-style-asian="italic" style:font-weight-asian="bold" style:font-size-complex="10pt" style:font-style-complex="italic" style:font-weight-complex="bold"/>
    </style:style>
    <style:style style:name="P53"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73020" style:font-size-asian="10pt" style:font-style-asian="italic" style:font-weight-asian="bold" style:font-size-complex="10pt" style:font-style-complex="italic" style:font-weight-complex="bold"/>
    </style:style>
    <style:style style:name="P54" style:family="paragraph" style:parent-style-name="Heading_20_5">
      <style:paragraph-properties fo:margin-left="1.5in" fo:margin-right="1.5in" fo:text-align="justify" style:justify-single-word="false" fo:text-indent="0in" style:auto-text-indent="false" style:writing-mode="page"/>
      <style:text-properties fo:font-variant="normal" fo:text-transform="none" fo:color="#000000" style:font-name="Pericles" fo:font-size="10pt" fo:letter-spacing="normal" fo:font-style="italic" fo:font-weight="bold" officeooo:rsid="00094a97" officeooo:paragraph-rsid="00094a97" style:font-size-asian="10pt" style:font-style-asian="italic" style:font-weight-asian="bold" style:font-size-complex="10pt" style:font-style-complex="italic" style:font-weight-complex="bold"/>
    </style:style>
    <style:style style:name="P55" style:family="paragraph" style:parent-style-name="Standard">
      <style:text-properties style:font-name="Pericles" fo:font-size="10pt" fo:font-weight="bold" officeooo:rsid="0018c977" officeooo:paragraph-rsid="00101dd1" style:font-size-asian="8.75pt" style:font-weight-asian="bold" style:font-size-complex="10pt" style:font-weight-complex="bold"/>
    </style:style>
    <style:style style:name="P56" style:family="paragraph" style:parent-style-name="Standard">
      <style:text-properties style:font-name="Pericles" fo:font-size="10pt" fo:font-weight="bold" officeooo:rsid="0018c977" officeooo:paragraph-rsid="00112fba" style:font-size-asian="8.75pt" style:font-weight-asian="bold" style:font-size-complex="10pt" style:font-weight-complex="bold"/>
    </style:style>
    <style:style style:name="P57" style:family="paragraph" style:parent-style-name="Standard">
      <style:text-properties style:font-name="Pericles" fo:font-size="10pt" fo:font-weight="bold" officeooo:rsid="005ad0a2" officeooo:paragraph-rsid="00101328" style:font-size-asian="8.75pt" style:font-weight-asian="bold" style:font-size-complex="10pt" style:font-weight-complex="bold"/>
    </style:style>
    <style:style style:name="P58" style:family="paragraph" style:parent-style-name="Standard">
      <style:text-properties style:font-name="Pericles" fo:font-size="10pt" fo:font-weight="bold" officeooo:rsid="005fc9a8" officeooo:paragraph-rsid="00101dd1" style:font-size-asian="8.75pt" style:font-weight-asian="bold" style:font-size-complex="10pt" style:font-weight-complex="bold"/>
    </style:style>
    <style:style style:name="P59" style:family="paragraph" style:parent-style-name="Standard">
      <style:text-properties style:font-name="Pericles" fo:font-size="10pt" fo:font-weight="bold" officeooo:rsid="005fc9a8" officeooo:paragraph-rsid="00112fba" style:font-size-asian="8.75pt" style:font-weight-asian="bold" style:font-size-complex="10pt" style:font-weight-complex="bold"/>
    </style:style>
    <style:style style:name="P60" style:family="paragraph" style:parent-style-name="Standard">
      <style:text-properties style:font-name="Pericles" fo:font-size="10pt" fo:font-weight="bold" officeooo:rsid="00261f04" officeooo:paragraph-rsid="0027dbb0" style:font-size-asian="8.75pt" style:font-weight-asian="bold" style:font-size-complex="10pt" style:font-weight-complex="bold"/>
    </style:style>
    <style:style style:name="P61" style:family="paragraph" style:parent-style-name="Standard">
      <style:text-properties style:font-name="Pericles" fo:font-size="10pt" fo:font-weight="bold" officeooo:rsid="00194f6c" officeooo:paragraph-rsid="00194f6c" style:font-size-asian="10pt" style:font-weight-asian="bold" style:font-size-complex="10pt" style:font-weight-complex="bold"/>
    </style:style>
    <style:style style:name="P62" style:family="paragraph" style:parent-style-name="Standard">
      <style:text-properties style:font-name="Pericles" fo:font-size="10pt" fo:font-weight="bold" officeooo:rsid="001bebcb" officeooo:paragraph-rsid="001bebcb" style:font-size-asian="10pt" style:font-weight-asian="bold" style:font-size-complex="10pt" style:font-weight-complex="bold"/>
    </style:style>
    <style:style style:name="P63" style:family="paragraph" style:parent-style-name="Standard">
      <style:text-properties style:font-name="Pericles" fo:font-size="10pt" officeooo:paragraph-rsid="000d149e" style:font-size-asian="10pt" style:font-size-complex="10pt"/>
    </style:style>
    <style:style style:name="P64" style:family="paragraph" style:parent-style-name="Standard">
      <style:text-properties style:font-name="Pericles" fo:font-size="10pt" fo:font-weight="normal" officeooo:rsid="00570926" officeooo:paragraph-rsid="00101328" style:font-size-asian="8.75pt" style:font-weight-asian="normal" style:font-size-complex="10pt" style:font-weight-complex="normal"/>
    </style:style>
    <style:style style:name="P65" style:family="paragraph" style:parent-style-name="Standard">
      <style:text-properties style:font-name="Pericles" fo:font-size="10pt" fo:font-weight="normal" officeooo:rsid="005fc9a8" officeooo:paragraph-rsid="00112fba" style:font-size-asian="8.75pt" style:font-weight-asian="normal" style:font-size-complex="10pt" style:font-weight-complex="normal"/>
    </style:style>
    <style:style style:name="P66" style:family="paragraph" style:parent-style-name="Standard">
      <style:text-properties style:font-name="Pericles" fo:font-size="10pt" fo:font-weight="normal" officeooo:rsid="00094a97" officeooo:paragraph-rsid="00094a97" style:font-size-asian="10pt" style:font-weight-asian="normal" style:font-size-complex="10pt" style:font-weight-complex="normal"/>
    </style:style>
    <style:style style:name="P67" style:family="paragraph" style:parent-style-name="Standard">
      <style:text-properties style:font-name="Pericles" fo:font-size="10pt" fo:font-style="normal" style:text-underline-style="none" fo:font-weight="bold" officeooo:rsid="005ad0a2" officeooo:paragraph-rsid="00101328" style:font-size-asian="8.75pt" style:font-style-asian="normal" style:font-weight-asian="bold" style:font-size-complex="10pt" style:font-style-complex="normal" style:font-weight-complex="bold"/>
    </style:style>
    <style:style style:name="P68" style:family="paragraph" style:parent-style-name="Standard">
      <style:text-properties style:font-name="Pericles" fo:font-size="10pt" fo:font-style="normal" style:text-underline-style="none" fo:font-weight="bold" officeooo:rsid="004cdf03" officeooo:paragraph-rsid="0036dec6" style:font-size-asian="8.75pt" style:font-style-asian="normal" style:font-weight-asian="bold" style:font-size-complex="10pt" style:font-style-complex="normal" style:font-weight-complex="bold"/>
    </style:style>
    <style:style style:name="P69" style:family="paragraph" style:parent-style-name="Standard">
      <style:text-properties style:font-name="Pericles" fo:font-size="10pt" fo:font-style="normal" style:text-underline-style="none" fo:font-weight="normal" officeooo:rsid="005ad0a2" officeooo:paragraph-rsid="00101328" style:font-size-asian="8.75pt" style:font-style-asian="normal" style:font-weight-asian="normal" style:font-size-complex="10pt" style:font-style-complex="normal" style:font-weight-complex="normal"/>
    </style:style>
    <style:style style:name="P70" style:family="paragraph" style:parent-style-name="Standard">
      <style:text-properties style:font-name="Pericles" fo:font-size="10pt" fo:font-style="normal" style:text-underline-style="none" fo:font-weight="normal" officeooo:rsid="002ae041" officeooo:paragraph-rsid="0027dbb0" style:font-size-asian="8.75pt" style:font-style-asian="normal" style:font-weight-asian="normal" style:font-size-complex="10pt" style:font-style-complex="normal" style:font-weight-complex="normal"/>
    </style:style>
    <style:style style:name="P71" style:family="paragraph" style:parent-style-name="Standard">
      <style:text-properties style:font-name="Pericles" fo:font-size="10pt" fo:font-style="normal" style:text-underline-style="none" fo:font-weight="normal" officeooo:rsid="002b8dd6" officeooo:paragraph-rsid="0027dbb0" style:font-size-asian="8.75pt" style:font-style-asian="normal" style:font-weight-asian="normal" style:font-size-complex="10pt" style:font-style-complex="normal" style:font-weight-complex="normal"/>
    </style:style>
    <style:style style:name="P72" style:family="paragraph" style:parent-style-name="Standard">
      <style:text-properties style:font-name="Pericles" fo:font-size="10pt" fo:font-style="normal" style:text-underline-style="none" fo:font-weight="normal" officeooo:rsid="00269fd3" officeooo:paragraph-rsid="0027dbb0" style:font-size-asian="8.75pt" style:font-style-asian="normal" style:font-weight-asian="normal" style:font-size-complex="10pt" style:font-style-complex="normal" style:font-weight-complex="normal"/>
    </style:style>
    <style:style style:name="P73" style:family="paragraph" style:parent-style-name="Standard">
      <style:text-properties style:font-name="Pericles" fo:font-size="10pt" fo:font-style="normal" style:text-underline-style="none" fo:font-weight="normal" officeooo:rsid="00287603" officeooo:paragraph-rsid="0027dbb0" style:font-size-asian="8.75pt" style:font-style-asian="normal" style:font-weight-asian="normal" style:font-size-complex="10pt" style:font-style-complex="normal" style:font-weight-complex="normal"/>
    </style:style>
    <style:style style:name="P74" style:family="paragraph" style:parent-style-name="Standard">
      <style:text-properties style:font-name="Pericles" fo:font-size="10pt" fo:font-style="normal" style:text-underline-style="none" fo:font-weight="normal" officeooo:rsid="00293f85" officeooo:paragraph-rsid="0027dbb0" style:font-size-asian="8.75pt" style:font-style-asian="normal" style:font-weight-asian="normal" style:font-size-complex="10pt" style:font-style-complex="normal" style:font-weight-complex="normal"/>
    </style:style>
    <style:style style:name="P75" style:family="paragraph" style:parent-style-name="Standard">
      <style:text-properties style:font-name="Pericles" fo:font-size="10pt" fo:font-style="normal" style:text-underline-style="none" fo:font-weight="normal" officeooo:rsid="002a7f25" officeooo:paragraph-rsid="0027dbb0" style:font-size-asian="8.75pt" style:font-style-asian="normal" style:font-weight-asian="normal" style:font-size-complex="10pt" style:font-style-complex="normal" style:font-weight-complex="normal"/>
    </style:style>
    <style:style style:name="P76" style:family="paragraph" style:parent-style-name="Standard">
      <style:text-properties style:font-name="Pericles" fo:font-size="10pt" fo:font-style="normal" style:text-underline-style="none" fo:font-weight="normal" officeooo:rsid="002a9b62" officeooo:paragraph-rsid="0027dbb0" style:font-size-asian="8.75pt" style:font-style-asian="normal" style:font-weight-asian="normal" style:font-size-complex="10pt" style:font-style-complex="normal" style:font-weight-complex="normal"/>
    </style:style>
    <style:style style:name="P77" style:family="paragraph" style:parent-style-name="Standard">
      <style:text-properties style:font-name="Pericles" fo:font-size="10pt" fo:font-style="normal" style:text-underline-style="none" fo:font-weight="normal" officeooo:rsid="002b9fb1" officeooo:paragraph-rsid="0027dbb0" style:font-size-asian="8.75pt" style:font-style-asian="normal" style:font-weight-asian="normal" style:font-size-complex="10pt" style:font-style-complex="normal" style:font-weight-complex="normal"/>
    </style:style>
    <style:style style:name="P78" style:family="paragraph" style:parent-style-name="Standard">
      <style:text-properties style:font-name="Pericles" fo:font-size="10pt" fo:font-style="normal" style:text-underline-style="none" fo:font-weight="normal" officeooo:rsid="002d920c" officeooo:paragraph-rsid="0027dbb0" style:font-size-asian="8.75pt" style:font-style-asian="normal" style:font-weight-asian="normal" style:font-size-complex="10pt" style:font-style-complex="normal" style:font-weight-complex="normal"/>
    </style:style>
    <style:style style:name="P79" style:family="paragraph" style:parent-style-name="Standard">
      <style:text-properties style:font-name="Pericles" fo:font-size="10pt" fo:font-style="normal" style:text-underline-style="none" fo:font-weight="normal" officeooo:rsid="002ef91e" officeooo:paragraph-rsid="0027dbb0" style:font-size-asian="8.75pt" style:font-style-asian="normal" style:font-weight-asian="normal" style:font-size-complex="10pt" style:font-style-complex="normal" style:font-weight-complex="normal"/>
    </style:style>
    <style:style style:name="P80" style:family="paragraph" style:parent-style-name="Standard">
      <style:text-properties style:font-name="Pericles" fo:font-size="10pt" fo:font-style="normal" style:text-underline-style="none" fo:font-weight="normal" officeooo:rsid="0030884d" officeooo:paragraph-rsid="0027dbb0" style:font-size-asian="8.75pt" style:font-style-asian="normal" style:font-weight-asian="normal" style:font-size-complex="10pt" style:font-style-complex="normal" style:font-weight-complex="normal"/>
    </style:style>
    <style:style style:name="P81" style:family="paragraph" style:parent-style-name="Standard">
      <style:text-properties style:font-name="Pericles" fo:font-size="10pt" fo:font-style="normal" style:text-underline-style="none" fo:font-weight="normal" officeooo:rsid="00261f04" officeooo:paragraph-rsid="0027dbb0" style:font-size-asian="8.75pt" style:font-style-asian="normal" style:font-weight-asian="normal" style:font-size-complex="10pt" style:font-style-complex="normal" style:font-weight-complex="normal"/>
    </style:style>
    <style:style style:name="P82" style:family="paragraph" style:parent-style-name="Standard">
      <style:text-properties style:font-name="Pericles" fo:font-size="10pt" fo:font-style="normal" style:text-underline-style="none" fo:font-weight="normal" officeooo:rsid="002e0585" officeooo:paragraph-rsid="002e0585" style:font-size-asian="8.75pt" style:font-style-asian="normal" style:font-weight-asian="normal" style:font-size-complex="10pt" style:font-style-complex="normal" style:font-weight-complex="normal"/>
    </style:style>
    <style:style style:name="P83" style:family="paragraph" style:parent-style-name="Standard">
      <style:text-properties style:font-name="Pericles" fo:font-size="10pt" fo:font-style="normal" style:text-underline-style="none" fo:font-weight="normal" officeooo:rsid="003545b6" officeooo:paragraph-rsid="0027dbb0" style:font-size-asian="8.75pt" style:font-style-asian="normal" style:font-weight-asian="normal" style:font-size-complex="10pt" style:font-style-complex="normal" style:font-weight-complex="normal"/>
    </style:style>
    <style:style style:name="P84" style:family="paragraph" style:parent-style-name="Standard">
      <style:text-properties style:font-name="Pericles" fo:font-size="10pt" fo:font-style="normal" fo:font-weight="normal" officeooo:rsid="00200f52" officeooo:paragraph-rsid="00200f52" style:font-size-asian="8.75pt" style:font-style-asian="normal" style:font-weight-asian="normal" style:font-size-complex="10pt" style:font-style-complex="normal" style:font-weight-complex="normal"/>
    </style:style>
    <style:style style:name="P85" style:family="paragraph" style:parent-style-name="Standard">
      <style:text-properties style:font-name="Pericles" fo:font-size="10pt" fo:font-style="normal" fo:font-weight="normal" officeooo:rsid="00200f52" officeooo:paragraph-rsid="00222992" style:font-size-asian="8.75pt" style:font-style-asian="normal" style:font-weight-asian="normal" style:font-size-complex="10pt" style:font-style-complex="normal" style:font-weight-complex="normal"/>
    </style:style>
    <style:style style:name="P86" style:family="paragraph" style:parent-style-name="Standard">
      <style:text-properties style:font-name="Pericles" fo:font-size="10pt" fo:font-style="normal" fo:font-weight="normal" officeooo:rsid="00222992" officeooo:paragraph-rsid="00222992" style:font-size-asian="8.75pt" style:font-style-asian="normal" style:font-weight-asian="normal" style:font-size-complex="10pt" style:font-style-complex="normal" style:font-weight-complex="normal"/>
    </style:style>
    <style:style style:name="P87" style:family="paragraph" style:parent-style-name="Standard">
      <style:text-properties style:font-name="Pericles" fo:font-size="10pt" fo:font-style="normal" fo:font-weight="normal" officeooo:rsid="00222992" officeooo:paragraph-rsid="0026fcb1" style:font-size-asian="8.75pt" style:font-style-asian="normal" style:font-weight-asian="normal" style:font-size-complex="10pt" style:font-style-complex="normal" style:font-weight-complex="normal"/>
    </style:style>
    <style:style style:name="P88" style:family="paragraph" style:parent-style-name="Standard">
      <style:text-properties style:font-name="Pericles" fo:font-size="10pt" fo:font-style="normal" fo:font-weight="normal" officeooo:rsid="002ae041" officeooo:paragraph-rsid="0027dbb0" style:font-size-asian="8.75pt" style:font-style-asian="normal" style:font-weight-asian="normal" style:font-size-complex="10pt" style:font-style-complex="normal" style:font-weight-complex="normal"/>
    </style:style>
    <style:style style:name="P89" style:family="paragraph" style:parent-style-name="Standard">
      <style:text-properties style:font-name="Pericles" fo:font-size="10pt" fo:font-style="normal" fo:font-weight="bold" officeooo:rsid="00222992" officeooo:paragraph-rsid="0026fcb1" style:font-size-asian="8.75pt" style:font-style-asian="normal" style:font-weight-asian="bold" style:font-size-complex="10pt" style:font-style-complex="normal" style:font-weight-complex="bold"/>
    </style:style>
    <style:style style:name="P90" style:family="paragraph" style:parent-style-name="Standard">
      <style:text-properties style:font-name="Pericles" fo:font-size="10pt" fo:font-style="normal" fo:font-weight="bold" officeooo:rsid="00222992" officeooo:paragraph-rsid="00222992" style:font-size-asian="8.75pt" style:font-style-asian="normal" style:font-weight-asian="bold" style:font-size-complex="10pt" style:font-style-complex="normal" style:font-weight-complex="bold"/>
    </style:style>
    <style:style style:name="P91" style:family="paragraph" style:parent-style-name="Standard">
      <style:text-properties style:font-name="Pericles" fo:font-size="10pt" fo:font-style="normal" style:text-underline-style="solid" style:text-underline-width="auto" style:text-underline-color="font-color" fo:font-weight="normal" officeooo:rsid="002a7f25" officeooo:paragraph-rsid="0027dbb0" style:font-size-asian="8.75pt" style:font-style-asian="normal" style:font-weight-asian="normal" style:font-size-complex="10pt" style:font-style-complex="normal" style:font-weight-complex="normal"/>
    </style:style>
    <style:style style:name="P92" style:family="paragraph" style:parent-style-name="Standard">
      <style:text-properties style:font-name="Pericles" fo:font-size="10pt" fo:font-style="italic" fo:font-weight="normal" officeooo:rsid="00112fba" officeooo:paragraph-rsid="00112fba" style:font-size-asian="8.75pt" style:font-style-asian="italic" style:font-weight-asian="normal" style:font-size-complex="10pt" style:font-style-complex="italic" style:font-weight-complex="normal"/>
    </style:style>
    <style:style style:name="P93" style:family="paragraph" style:parent-style-name="Standard">
      <style:text-properties style:font-name="Pericles" fo:font-size="10pt" fo:font-style="italic" style:text-underline-style="none" fo:font-weight="normal" officeooo:rsid="002ae041" officeooo:paragraph-rsid="0027dbb0" style:font-size-asian="8.75pt" style:font-style-asian="italic" style:font-weight-asian="normal" style:font-size-complex="10pt" style:font-style-complex="italic" style:font-weight-complex="normal"/>
    </style:style>
    <style:style style:name="P94" style:family="paragraph" style:parent-style-name="Standard">
      <style:text-properties style:font-name="Pericles" fo:font-size="10pt" fo:font-style="italic" style:text-underline-style="solid" style:text-underline-width="auto" style:text-underline-color="font-color" fo:font-weight="bold" officeooo:rsid="002ae041" officeooo:paragraph-rsid="0027dbb0" style:font-size-asian="8.75pt" style:font-style-asian="italic" style:font-weight-asian="bold" style:font-size-complex="10pt" style:font-style-complex="italic" style:font-weight-complex="bold"/>
    </style:style>
    <style:style style:name="P95" style:family="paragraph" style:parent-style-name="Standard">
      <style:text-properties style:font-name="Pericles" fo:font-size="10pt" fo:font-style="italic" style:text-underline-style="solid" style:text-underline-width="auto" style:text-underline-color="font-color" fo:font-weight="bold" officeooo:rsid="00317e72" officeooo:paragraph-rsid="0027dbb0" style:font-size-asian="8.75pt" style:font-style-asian="italic" style:font-weight-asian="bold" style:font-size-complex="10pt" style:font-style-complex="italic" style:font-weight-complex="bold"/>
    </style:style>
    <style:style style:name="P96" style:family="paragraph" style:parent-style-name="Standard">
      <style:text-properties style:font-name="Pericles" fo:font-size="10pt" fo:font-style="italic" style:text-underline-style="solid" style:text-underline-width="auto" style:text-underline-color="font-color" fo:font-weight="bold" officeooo:rsid="00269fd3" officeooo:paragraph-rsid="0027dbb0" style:font-size-asian="8.75pt" style:font-style-asian="italic" style:font-weight-asian="bold" style:font-size-complex="10pt" style:font-style-complex="italic" style:font-weight-complex="bold"/>
    </style:style>
    <style:style style:name="P97" style:family="paragraph" style:parent-style-name="Standard">
      <style:text-properties style:font-name="Pericles" fo:font-size="10pt" fo:font-style="italic" style:text-underline-style="solid" style:text-underline-width="auto" style:text-underline-color="font-color" fo:font-weight="bold" officeooo:rsid="00287603" officeooo:paragraph-rsid="0027dbb0" style:font-size-asian="8.75pt" style:font-style-asian="italic" style:font-weight-asian="bold" style:font-size-complex="10pt" style:font-style-complex="italic" style:font-weight-complex="bold"/>
    </style:style>
    <style:style style:name="P98" style:family="paragraph" style:parent-style-name="Standard">
      <style:text-properties style:font-name="Pericles" fo:font-size="10pt" fo:font-style="italic" style:text-underline-style="solid" style:text-underline-width="auto" style:text-underline-color="font-color" fo:font-weight="bold" officeooo:rsid="002a7f25" officeooo:paragraph-rsid="0027dbb0" style:font-size-asian="8.75pt" style:font-style-asian="italic" style:font-weight-asian="bold" style:font-size-complex="10pt" style:font-style-complex="italic" style:font-weight-complex="bold"/>
    </style:style>
    <style:style style:name="P99" style:family="paragraph" style:parent-style-name="Standard">
      <style:text-properties style:font-name="Pericles" fo:font-size="10pt" fo:font-style="italic" style:text-underline-style="solid" style:text-underline-width="auto" style:text-underline-color="font-color" fo:font-weight="bold" officeooo:rsid="002a9b62" officeooo:paragraph-rsid="0027dbb0" style:font-size-asian="8.75pt" style:font-style-asian="italic" style:font-weight-asian="bold" style:font-size-complex="10pt" style:font-style-complex="italic" style:font-weight-complex="bold"/>
    </style:style>
    <style:style style:name="P100" style:family="paragraph" style:parent-style-name="Standard">
      <style:text-properties style:font-name="Pericles" fo:font-size="10pt" fo:font-style="italic" style:text-underline-style="solid" style:text-underline-width="auto" style:text-underline-color="font-color" fo:font-weight="bold" officeooo:rsid="002b8dd6" officeooo:paragraph-rsid="0027dbb0" style:font-size-asian="8.75pt" style:font-style-asian="italic" style:font-weight-asian="bold" style:font-size-complex="10pt" style:font-style-complex="italic" style:font-weight-complex="bold"/>
    </style:style>
    <style:style style:name="P101" style:family="paragraph" style:parent-style-name="Standard">
      <style:text-properties style:font-name="Pericles" fo:font-size="10pt" fo:font-style="italic" style:text-underline-style="solid" style:text-underline-width="auto" style:text-underline-color="font-color" fo:font-weight="bold" officeooo:rsid="002d920c" officeooo:paragraph-rsid="0027dbb0" style:font-size-asian="8.75pt" style:font-style-asian="italic" style:font-weight-asian="bold" style:font-size-complex="10pt" style:font-style-complex="italic" style:font-weight-complex="bold"/>
    </style:style>
    <style:style style:name="P102" style:family="paragraph" style:parent-style-name="Standard">
      <style:text-properties style:font-name="Pericles" fo:font-size="10pt" fo:font-style="italic" style:text-underline-style="solid" style:text-underline-width="auto" style:text-underline-color="font-color" fo:font-weight="bold" officeooo:rsid="002ef91e" officeooo:paragraph-rsid="0027dbb0" style:font-size-asian="8.75pt" style:font-style-asian="italic" style:font-weight-asian="bold" style:font-size-complex="10pt" style:font-style-complex="italic" style:font-weight-complex="bold"/>
    </style:style>
    <style:style style:name="P103" style:family="paragraph" style:parent-style-name="Standard">
      <style:text-properties style:font-name="Pericles" fo:font-size="10pt" fo:font-style="italic" style:text-underline-style="solid" style:text-underline-width="auto" style:text-underline-color="font-color" fo:font-weight="bold" officeooo:rsid="003d6933" officeooo:paragraph-rsid="0027dbb0" style:font-size-asian="8.75pt" style:font-style-asian="italic" style:font-weight-asian="bold" style:font-size-complex="10pt" style:font-style-complex="italic" style:font-weight-complex="bold"/>
    </style:style>
    <style:style style:name="P104" style:family="paragraph" style:parent-style-name="Standard">
      <style:text-properties style:font-name="Pericles" fo:font-size="10pt" fo:font-style="italic" style:text-underline-style="solid" style:text-underline-width="auto" style:text-underline-color="font-color" fo:font-weight="bold" officeooo:rsid="0030884d" officeooo:paragraph-rsid="0027dbb0" style:font-size-asian="8.75pt" style:font-style-asian="italic" style:font-weight-asian="bold" style:font-size-complex="10pt" style:font-style-complex="italic" style:font-weight-complex="bold"/>
    </style:style>
    <style:style style:name="P105" style:family="paragraph" style:parent-style-name="Standard">
      <style:text-properties style:font-name="Pericles" fo:font-size="10pt" fo:font-style="italic" style:text-underline-style="solid" style:text-underline-width="auto" style:text-underline-color="font-color" fo:font-weight="bold" officeooo:rsid="00261f04" officeooo:paragraph-rsid="0027dbb0" style:font-size-asian="8.75pt" style:font-style-asian="italic" style:font-weight-asian="bold" style:font-size-complex="10pt" style:font-style-complex="italic" style:font-weight-complex="bold"/>
    </style:style>
    <style:style style:name="P106" style:family="paragraph" style:parent-style-name="Standard">
      <style:text-properties style:font-name="Pericles" fo:font-size="10pt" fo:font-style="italic" style:text-underline-style="solid" style:text-underline-width="auto" style:text-underline-color="font-color" fo:font-weight="bold" officeooo:rsid="002e0585" officeooo:paragraph-rsid="002e0585" style:font-size-asian="8.75pt" style:font-style-asian="italic" style:font-weight-asian="bold" style:font-size-complex="10pt" style:font-style-complex="italic" style:font-weight-complex="bold"/>
    </style:style>
    <style:style style:name="P107" style:family="paragraph" style:parent-style-name="Standard">
      <style:text-properties style:font-name="Pericles" fo:font-size="10pt" fo:font-style="italic" style:text-underline-style="solid" style:text-underline-width="auto" style:text-underline-color="font-color" fo:font-weight="bold" officeooo:rsid="0027dbb0" officeooo:paragraph-rsid="0027dbb0" style:font-size-asian="8.75pt" style:font-style-asian="italic" style:font-weight-asian="bold" style:font-size-complex="10pt" style:font-style-complex="italic" style:font-weight-complex="bold"/>
    </style:style>
    <style:style style:name="P108" style:family="paragraph" style:parent-style-name="Standard">
      <style:text-properties style:font-name="Pericles" fo:font-size="10pt" style:text-underline-style="solid" style:text-underline-width="auto" style:text-underline-color="font-color" fo:font-weight="normal" officeooo:rsid="00261f04" officeooo:paragraph-rsid="0027dbb0" style:font-size-asian="8.75pt" style:font-weight-asian="normal" style:font-size-complex="10pt" style:font-weight-complex="normal"/>
    </style:style>
    <style:style style:name="P109" style:family="paragraph" style:parent-style-name="Standard">
      <style:text-properties style:font-name="Pericles" fo:font-size="10pt" style:text-underline-style="none" fo:font-weight="normal" officeooo:rsid="00261f04" officeooo:paragraph-rsid="0027dbb0" style:font-size-asian="8.75pt" style:font-weight-asian="normal" style:font-size-complex="10pt" style:font-weight-complex="normal"/>
    </style:style>
    <style:style style:name="P110" style:family="paragraph" style:parent-style-name="Standard">
      <style:text-properties style:font-name="Pericles" fo:font-size="11pt" fo:font-weight="normal" officeooo:rsid="00094a97" officeooo:paragraph-rsid="00094a97" style:font-size-asian="9.60000038146973pt" style:font-weight-asian="normal" style:font-size-complex="11pt" style:font-weight-complex="normal"/>
    </style:style>
    <style:style style:name="P111" style:family="paragraph" style:parent-style-name="Standard">
      <style:text-properties style:font-name="Pericles" fo:font-size="18pt" fo:font-weight="bold" officeooo:rsid="00094a97" officeooo:paragraph-rsid="00094a97" style:font-size-asian="18pt" style:font-weight-asian="bold" style:font-size-complex="18pt" style:font-weight-complex="bold"/>
    </style:style>
    <style:style style:name="P112" style:family="paragraph" style:parent-style-name="Standard">
      <style:text-properties style:font-name="Pericles" fo:font-size="12pt" fo:font-weight="bold" officeooo:rsid="00094a97" officeooo:paragraph-rsid="00094a97" style:font-size-asian="12pt" style:font-weight-asian="bold" style:font-size-complex="12pt" style:font-weight-complex="bold"/>
    </style:style>
    <style:style style:name="P113" style:family="paragraph" style:parent-style-name="Standard">
      <style:text-properties style:font-name="Pericles" fo:font-size="12pt" fo:font-style="normal" fo:font-weight="bold" officeooo:rsid="00200f52" officeooo:paragraph-rsid="00200f52" style:font-size-asian="12pt" style:font-style-asian="normal" style:font-weight-asian="bold" style:font-size-complex="12pt" style:font-style-complex="normal" style:font-weight-complex="bold"/>
    </style:style>
    <style:style style:name="P114" style:family="paragraph" style:parent-style-name="Standard">
      <style:text-properties style:font-name="Pericles" fo:font-size="12pt" fo:font-style="normal" fo:font-weight="bold" officeooo:rsid="00222992" officeooo:paragraph-rsid="00222992" style:font-size-asian="12pt" style:font-style-asian="normal" style:font-weight-asian="bold" style:font-size-complex="12pt" style:font-style-complex="normal" style:font-weight-complex="bold"/>
    </style:style>
    <style:style style:name="P115" style:family="paragraph" style:parent-style-name="Standard">
      <style:text-properties style:font-name="Pericles" fo:font-size="12pt" fo:font-style="normal" style:text-underline-style="none" fo:font-weight="bold" officeooo:rsid="0031bb25" officeooo:paragraph-rsid="003c662a" style:font-size-asian="10.5pt" style:font-style-asian="normal" style:font-weight-asian="bold" style:font-size-complex="12pt" style:font-style-complex="normal" style:font-weight-complex="bold"/>
    </style:style>
    <style:style style:name="P116" style:family="paragraph" style:parent-style-name="Standard">
      <style:text-properties officeooo:paragraph-rsid="000a66f4"/>
    </style:style>
    <style:style style:name="P117" style:family="paragraph" style:parent-style-name="Standard">
      <style:text-properties officeooo:paragraph-rsid="000d149e"/>
    </style:style>
    <style:style style:name="P118" style:family="paragraph" style:parent-style-name="Standard">
      <style:text-properties officeooo:paragraph-rsid="000df0a8"/>
    </style:style>
    <style:style style:name="P119" style:family="paragraph" style:parent-style-name="Standard">
      <style:text-properties officeooo:paragraph-rsid="000f7cfa"/>
    </style:style>
    <style:style style:name="P120" style:family="paragraph" style:parent-style-name="Standard">
      <style:text-properties officeooo:paragraph-rsid="00112fba"/>
    </style:style>
    <style:style style:name="P121" style:family="paragraph" style:parent-style-name="Standard">
      <style:text-properties officeooo:paragraph-rsid="0018f214"/>
    </style:style>
    <style:style style:name="P122" style:family="paragraph" style:parent-style-name="Standard">
      <style:text-properties officeooo:paragraph-rsid="001bebcb"/>
    </style:style>
    <style:style style:name="P123" style:family="paragraph" style:parent-style-name="Standard">
      <style:text-properties officeooo:paragraph-rsid="00194f6c"/>
    </style:style>
    <style:style style:name="P124" style:family="paragraph" style:parent-style-name="Standard">
      <style:text-properties officeooo:paragraph-rsid="00222992"/>
    </style:style>
    <style:style style:name="P125" style:family="paragraph" style:parent-style-name="Standard">
      <style:text-properties style:font-name="Pericles1" fo:font-size="10pt" fo:font-style="normal" style:text-underline-style="none" fo:font-weight="normal" officeooo:rsid="0031bb25" officeooo:paragraph-rsid="003c662a" style:font-size-asian="8.75pt" style:font-style-asian="normal" style:font-weight-asian="normal" style:font-size-complex="10pt" style:font-style-complex="normal" style:font-weight-complex="normal"/>
    </style:style>
    <style:style style:name="P126" style:family="paragraph" style:parent-style-name="Standard">
      <style:text-properties style:font-name="Pericles1" fo:font-size="10pt" fo:font-style="normal" style:text-underline-style="none" fo:font-weight="normal" officeooo:rsid="0040782f" officeooo:paragraph-rsid="0040782f" style:font-size-asian="8.75pt" style:font-style-asian="normal" style:font-weight-asian="normal" style:font-size-complex="10pt" style:font-style-complex="normal" style:font-weight-complex="normal"/>
    </style:style>
    <style:style style:name="P127" style:family="paragraph" style:parent-style-name="Standard">
      <style:text-properties style:font-name="Pericles1" fo:font-size="10pt" fo:font-style="normal" style:text-underline-style="none" fo:font-weight="normal" officeooo:rsid="0040782f" officeooo:paragraph-rsid="0048f65d" style:font-size-asian="8.75pt" style:font-style-asian="normal" style:font-weight-asian="normal" style:font-size-complex="10pt" style:font-style-complex="normal" style:font-weight-complex="normal"/>
    </style:style>
    <style:style style:name="P128" style:family="paragraph" style:parent-style-name="Standard">
      <style:text-properties style:font-name="Pericles1" fo:font-size="10pt" fo:font-style="normal" style:text-underline-style="none" fo:font-weight="normal" officeooo:rsid="0041b78e" officeooo:paragraph-rsid="0040782f" style:font-size-asian="8.75pt" style:font-style-asian="normal" style:font-weight-asian="normal" style:font-size-complex="10pt" style:font-style-complex="normal" style:font-weight-complex="normal"/>
    </style:style>
    <style:style style:name="P129" style:family="paragraph" style:parent-style-name="Standard">
      <style:text-properties style:font-name="Pericles1" fo:font-size="10pt" fo:font-style="normal" style:text-underline-style="none" fo:font-weight="normal" officeooo:rsid="0041b78e" officeooo:paragraph-rsid="0041b78e" style:font-size-asian="8.75pt" style:font-style-asian="normal" style:font-weight-asian="normal" style:font-size-complex="10pt" style:font-style-complex="normal" style:font-weight-complex="normal"/>
    </style:style>
    <style:style style:name="P130" style:family="paragraph" style:parent-style-name="Standard">
      <style:text-properties style:font-name="Pericles1" fo:font-size="10pt" fo:font-style="normal" style:text-underline-style="none" fo:font-weight="normal" officeooo:rsid="00451b4b" officeooo:paragraph-rsid="00451b4b" style:font-size-asian="8.75pt" style:font-style-asian="normal" style:font-weight-asian="normal" style:font-size-complex="10pt" style:font-style-complex="normal" style:font-weight-complex="normal"/>
    </style:style>
    <style:style style:name="P131" style:family="paragraph" style:parent-style-name="Standard">
      <style:text-properties style:font-name="Pericles1" fo:font-size="10pt" fo:font-style="normal" style:text-underline-style="none" fo:font-weight="normal" officeooo:rsid="0048f65d" officeooo:paragraph-rsid="0048f65d" style:font-size-asian="8.75pt" style:font-style-asian="normal" style:font-weight-asian="normal" style:font-size-complex="10pt" style:font-style-complex="normal" style:font-weight-complex="normal"/>
    </style:style>
    <style:style style:name="P132" style:family="paragraph" style:parent-style-name="Standard">
      <style:text-properties style:font-name="Pericles1" fo:font-size="10pt" fo:font-style="normal" style:text-underline-style="none" fo:font-weight="bold" officeooo:rsid="0040782f" officeooo:paragraph-rsid="0040782f" style:font-size-asian="8.75pt" style:font-style-asian="normal" style:font-weight-asian="bold" style:font-size-complex="10pt" style:font-style-complex="normal" style:font-weight-complex="bold"/>
    </style:style>
    <style:style style:name="P133" style:family="paragraph" style:parent-style-name="Standard">
      <style:text-properties style:font-name="Pericles1" fo:font-size="10pt" fo:font-style="normal" style:text-underline-style="none" fo:font-weight="bold" officeooo:rsid="0041b78e" officeooo:paragraph-rsid="0041b78e" style:font-size-asian="8.75pt" style:font-style-asian="normal" style:font-weight-asian="bold" style:font-size-complex="10pt" style:font-style-complex="normal" style:font-weight-complex="bold"/>
    </style:style>
    <style:style style:name="P134" style:family="paragraph" style:parent-style-name="Standard">
      <style:text-properties style:font-name="Pericles1" fo:font-size="10pt" fo:font-style="normal" style:text-underline-style="none" fo:font-weight="bold" officeooo:rsid="0048f65d" officeooo:paragraph-rsid="0048f65d" style:font-size-asian="8.75pt" style:font-style-asian="normal" style:font-weight-asian="bold" style:font-size-complex="10pt" style:font-style-complex="normal" style:font-weight-complex="bold"/>
    </style:style>
    <style:style style:name="P135" style:family="paragraph" style:parent-style-name="Standard">
      <style:text-properties style:font-name="Pericles1" fo:font-size="10pt" fo:font-style="normal" style:text-underline-style="solid" style:text-underline-width="auto" style:text-underline-color="font-color" fo:font-weight="bold" officeooo:rsid="0031bb25" officeooo:paragraph-rsid="003c662a" style:font-size-asian="10pt" style:font-style-asian="normal" style:font-weight-asian="bold" style:font-size-complex="12pt" style:font-style-complex="normal" style:font-weight-complex="bold"/>
    </style:style>
    <style:style style:name="P136" style:family="paragraph" style:parent-style-name="Standard">
      <style:text-properties style:font-name="Pericles1" fo:font-size="10pt" fo:font-style="normal" style:text-underline-style="solid" style:text-underline-width="auto" style:text-underline-color="font-color" fo:font-weight="bold" officeooo:rsid="0040782f" officeooo:paragraph-rsid="0040782f" style:font-size-asian="10pt" style:font-style-asian="normal" style:font-weight-asian="bold" style:font-size-complex="12pt" style:font-style-complex="normal" style:font-weight-complex="bold"/>
    </style:style>
    <style:style style:name="P137" style:family="paragraph" style:parent-style-name="Standard">
      <style:text-properties style:font-name="Pericles1" fo:font-size="10pt" fo:font-weight="bold" officeooo:paragraph-rsid="003c662a" style:font-size-asian="10pt" style:font-weight-asian="bold" style:font-weight-complex="bold"/>
    </style:style>
    <style:style style:name="P138" style:family="paragraph" style:parent-style-name="Standard">
      <style:text-properties style:font-name="Pericles1" fo:font-size="10pt" fo:font-weight="normal" officeooo:paragraph-rsid="003c662a" style:font-size-asian="10pt" style:font-weight-asian="normal" style:font-weight-complex="normal"/>
    </style:style>
    <style:style style:name="P139" style:family="paragraph" style:parent-style-name="Standard">
      <style:text-properties style:font-name="Pericles1" fo:font-size="10pt" fo:font-weight="normal" officeooo:paragraph-rsid="0040782f" style:font-size-asian="10pt" style:font-weight-asian="normal" style:font-weight-complex="normal"/>
    </style:style>
    <style:style style:name="P140" style:family="paragraph" style:parent-style-name="Standard">
      <style:text-properties style:font-name="Pericles1" fo:font-size="12pt" fo:font-weight="bold" officeooo:paragraph-rsid="003c662a" style:font-size-asian="12pt" style:font-weight-asian="bold" style:font-size-complex="12pt" style:font-weight-complex="bold"/>
    </style:style>
    <style:style style:name="P141" style:family="paragraph" style:parent-style-name="Standard">
      <style:text-properties style:font-name="Pericles1" fo:font-size="12pt" fo:font-weight="bold" officeooo:rsid="0040782f" officeooo:paragraph-rsid="0040782f" style:font-size-asian="12pt" style:font-weight-asian="bold" style:font-size-complex="12pt" style:font-weight-complex="bold"/>
    </style:style>
    <style:style style:name="P142" style:family="paragraph" style:parent-style-name="Standard">
      <style:text-properties style:font-name="Pericles1" fo:font-size="12pt" fo:font-weight="normal" officeooo:paragraph-rsid="003c662a" style:font-size-asian="12pt" style:font-weight-asian="normal" style:font-size-complex="12pt" style:font-weight-complex="normal"/>
    </style:style>
    <style:style style:name="P143" style:family="paragraph" style:parent-style-name="Heading_20_4">
      <style:text-properties style:font-name="Pericles" fo:font-size="10pt" style:font-size-asian="10pt" style:font-size-complex="10pt"/>
    </style:style>
    <style:style style:name="P144" style:family="paragraph" style:parent-style-name="Heading_20_4">
      <style:text-properties style:font-name="Pericles" fo:font-size="10pt" officeooo:paragraph-rsid="000d149e" style:font-size-asian="10pt" style:font-size-complex="10pt"/>
    </style:style>
    <style:style style:name="P145" style:family="paragraph" style:parent-style-name="Heading_20_4">
      <style:text-properties style:font-name="Pericles" fo:font-size="10pt" officeooo:paragraph-rsid="000df0a8" style:font-size-asian="10pt" style:font-size-complex="10pt"/>
    </style:style>
    <style:style style:name="P146" style:family="paragraph" style:parent-style-name="Heading_20_4">
      <style:text-properties style:font-name="Pericles" fo:font-size="10pt" officeooo:paragraph-rsid="000f7cfa" style:font-size-asian="10pt" style:font-size-complex="10pt"/>
    </style:style>
    <style:style style:name="P147" style:family="paragraph" style:parent-style-name="Table_20_Contents">
      <style:text-properties style:font-name="Pericles" fo:font-size="8pt" style:font-size-asian="8pt" style:font-size-complex="8pt"/>
    </style:style>
    <style:style style:name="P148" style:family="paragraph" style:parent-style-name="Table_20_Contents">
      <style:text-properties style:font-name="Pericles" fo:font-size="8pt" officeooo:rsid="000f7cfa" officeooo:paragraph-rsid="000f7cfa" style:font-size-asian="8pt" style:font-size-complex="8pt"/>
    </style:style>
    <style:style style:name="P149" style:family="paragraph" style:parent-style-name="Table_20_Contents">
      <style:paragraph-properties fo:text-align="center" style:justify-single-word="false"/>
      <style:text-properties style:font-name="Pericles" fo:font-size="8pt" officeooo:paragraph-rsid="0018f214" style:font-size-asian="8pt" style:font-size-complex="8pt"/>
    </style:style>
    <style:style style:name="P150" style:family="paragraph" style:parent-style-name="Table_20_Contents">
      <style:paragraph-properties fo:text-align="center" style:justify-single-word="false"/>
      <style:text-properties style:font-name="Pericles" fo:font-size="8pt" officeooo:paragraph-rsid="001bebcb" style:font-size-asian="8pt" style:font-size-complex="8pt"/>
    </style:style>
    <style:style style:name="P151" style:family="paragraph" style:parent-style-name="Table_20_Contents">
      <style:text-properties style:font-name="Pericles" fo:font-size="8pt" officeooo:paragraph-rsid="0018f214" style:font-size-asian="8pt" style:font-size-complex="8pt"/>
    </style:style>
    <style:style style:name="P152" style:family="paragraph" style:parent-style-name="Table_20_Contents">
      <style:text-properties style:font-name="Pericles" fo:font-size="8pt" officeooo:rsid="0018f214" officeooo:paragraph-rsid="0018f214" style:font-size-asian="8pt" style:font-size-complex="8pt"/>
    </style:style>
    <style:style style:name="P153" style:family="paragraph" style:parent-style-name="Table_20_Contents">
      <style:paragraph-properties fo:text-align="center" style:justify-single-word="false"/>
      <style:text-properties style:font-name="Pericles" fo:font-size="8pt" officeooo:rsid="0018f214" officeooo:paragraph-rsid="0018f214" style:font-size-asian="8pt" style:font-size-complex="8pt"/>
    </style:style>
    <style:style style:name="P154" style:family="paragraph" style:parent-style-name="Table_20_Contents">
      <style:paragraph-properties fo:text-align="center" style:justify-single-word="false"/>
      <style:text-properties style:font-name="Pericles" fo:font-size="8pt" officeooo:rsid="00194f6c" officeooo:paragraph-rsid="00194f6c" style:font-size-asian="8pt" style:font-size-complex="8pt"/>
    </style:style>
    <style:style style:name="P155" style:family="paragraph" style:parent-style-name="Table_20_Contents">
      <style:text-properties style:font-name="Pericles" fo:font-size="8pt" officeooo:rsid="00194f6c" officeooo:paragraph-rsid="00194f6c" style:font-size-asian="8pt" style:font-size-complex="8pt"/>
    </style:style>
    <style:style style:name="P156" style:family="paragraph" style:parent-style-name="Table_20_Contents">
      <style:text-properties style:font-name="Pericles" fo:font-size="8pt" officeooo:rsid="002f772e" officeooo:paragraph-rsid="00194f6c" style:font-size-asian="8pt" style:font-size-complex="8pt"/>
    </style:style>
    <style:style style:name="P157" style:family="paragraph" style:parent-style-name="Table_20_Contents">
      <style:text-properties style:font-name="Pericles" fo:font-size="8pt" officeooo:rsid="002ea42b" officeooo:paragraph-rsid="00194f6c" style:font-size-asian="8pt" style:font-size-complex="8pt"/>
    </style:style>
    <style:style style:name="P158" style:family="paragraph" style:parent-style-name="Table_20_Contents">
      <style:text-properties style:font-name="Pericles" fo:font-size="8pt" officeooo:paragraph-rsid="00194f6c" style:font-size-asian="8pt" style:font-size-complex="8pt"/>
    </style:style>
    <style:style style:name="P159" style:family="paragraph" style:parent-style-name="Table_20_Contents">
      <style:text-properties style:font-name="Pericles" fo:font-size="8pt" officeooo:rsid="0019c97a" officeooo:paragraph-rsid="0019c97a" style:font-size-asian="8pt" style:font-size-complex="8pt"/>
    </style:style>
    <style:style style:name="P160" style:family="paragraph" style:parent-style-name="Table_20_Contents">
      <style:paragraph-properties fo:text-align="center" style:justify-single-word="false"/>
      <style:text-properties style:font-name="Pericles" fo:font-size="8pt" officeooo:rsid="0019c97a" officeooo:paragraph-rsid="0019c97a" style:font-size-asian="8pt" style:font-size-complex="8pt"/>
    </style:style>
    <style:style style:name="P161" style:family="paragraph" style:parent-style-name="Table_20_Contents">
      <style:text-properties style:font-name="Pericles" fo:font-size="8pt" officeooo:rsid="001b28d1" officeooo:paragraph-rsid="001b28d1" style:font-size-asian="8pt" style:font-size-complex="8pt"/>
    </style:style>
    <style:style style:name="P162" style:family="paragraph" style:parent-style-name="Table_20_Contents">
      <style:paragraph-properties fo:text-align="center" style:justify-single-word="false"/>
      <style:text-properties style:font-name="Pericles" fo:font-size="8pt" officeooo:rsid="001b28d1" officeooo:paragraph-rsid="001b28d1" style:font-size-asian="8pt" style:font-size-complex="8pt"/>
    </style:style>
    <style:style style:name="P163" style:family="paragraph" style:parent-style-name="Table_20_Contents">
      <style:paragraph-properties fo:text-align="center" style:justify-single-word="false"/>
      <style:text-properties style:font-name="Pericles" fo:font-size="8pt" officeooo:rsid="001b3dfc" officeooo:paragraph-rsid="001b3dfc" style:font-size-asian="8pt" style:font-size-complex="8pt"/>
    </style:style>
    <style:style style:name="P164" style:family="paragraph" style:parent-style-name="Table_20_Contents">
      <style:text-properties style:font-name="Pericles" fo:font-size="8pt" officeooo:paragraph-rsid="001bebcb" style:font-size-asian="8pt" style:font-size-complex="8pt"/>
    </style:style>
    <style:style style:name="P165" style:family="paragraph" style:parent-style-name="Table_20_Contents">
      <style:paragraph-properties fo:text-align="center" style:justify-single-word="false"/>
      <style:text-properties style:font-name="Pericles" fo:font-size="8pt" officeooo:rsid="001bebcb" officeooo:paragraph-rsid="001bebcb" style:font-size-asian="8pt" style:font-size-complex="8pt"/>
    </style:style>
    <style:style style:name="P166" style:family="paragraph" style:parent-style-name="Table_20_Contents">
      <style:text-properties style:font-name="Pericles" fo:font-size="8pt" officeooo:rsid="001bebcb" officeooo:paragraph-rsid="001bebcb" style:font-size-asian="8pt" style:font-size-complex="8pt"/>
    </style:style>
    <style:style style:name="P167" style:family="paragraph" style:parent-style-name="Table_20_Contents">
      <style:text-properties style:font-name="Pericles" fo:font-size="8pt" officeooo:rsid="002ae041" officeooo:paragraph-rsid="00222992" style:font-size-asian="8pt" style:font-size-complex="8pt"/>
    </style:style>
    <style:style style:name="P168" style:family="paragraph" style:parent-style-name="Table_20_Contents">
      <style:text-properties style:font-name="Pericles" fo:font-size="8pt" officeooo:rsid="001b11bf" officeooo:paragraph-rsid="00222992" style:font-size-asian="8pt" style:font-size-complex="8pt"/>
    </style:style>
    <style:style style:name="P169" style:family="paragraph" style:parent-style-name="Table_20_Contents">
      <style:paragraph-properties fo:text-align="center" style:justify-single-word="false"/>
      <style:text-properties style:font-name="Pericles" fo:font-size="8pt" officeooo:rsid="001dc464" officeooo:paragraph-rsid="00222992" style:font-size-asian="8pt" style:font-size-complex="8pt"/>
    </style:style>
    <style:style style:name="P170" style:family="paragraph" style:parent-style-name="Table_20_Contents">
      <style:text-properties style:font-name="Pericles" fo:font-size="8pt" officeooo:rsid="001dc464" officeooo:paragraph-rsid="00222992" style:font-size-asian="8pt" style:font-size-complex="8pt"/>
    </style:style>
    <style:style style:name="P171" style:family="paragraph" style:parent-style-name="Table_20_Contents">
      <style:paragraph-properties fo:text-align="center" style:justify-single-word="false"/>
      <style:text-properties style:font-name="Pericles" fo:font-size="8pt" officeooo:rsid="0023f001" officeooo:paragraph-rsid="00222992" style:font-size-asian="8pt" style:font-size-complex="8pt"/>
    </style:style>
    <style:style style:name="P172" style:family="paragraph" style:parent-style-name="Table_20_Contents">
      <style:text-properties style:font-name="Pericles" fo:font-size="8pt" officeooo:rsid="0023f001" officeooo:paragraph-rsid="00222992" style:font-size-asian="8pt" style:font-size-complex="8pt"/>
    </style:style>
    <style:style style:name="P173" style:family="paragraph" style:parent-style-name="Table_20_Contents">
      <style:paragraph-properties fo:text-align="center" style:justify-single-word="false"/>
      <style:text-properties style:font-name="Pericles" fo:font-size="8pt" officeooo:rsid="00a2ed8e" officeooo:paragraph-rsid="00222992" style:font-size-asian="8pt" style:font-size-complex="8pt"/>
    </style:style>
    <style:style style:name="P174" style:family="paragraph" style:parent-style-name="Table_20_Contents">
      <style:paragraph-properties fo:text-align="center" style:justify-single-word="false"/>
      <style:text-properties style:font-name="Pericles" fo:font-size="8pt" officeooo:rsid="001ad77a" officeooo:paragraph-rsid="00222992" style:font-size-asian="8pt" style:font-size-complex="8pt"/>
    </style:style>
    <style:style style:name="P175" style:family="paragraph" style:parent-style-name="Table_20_Contents">
      <style:text-properties style:font-name="Pericles" fo:font-size="8pt" officeooo:rsid="001ad77a" officeooo:paragraph-rsid="00222992" style:font-size-asian="8pt" style:font-size-complex="8pt"/>
    </style:style>
    <style:style style:name="P176" style:family="paragraph" style:parent-style-name="Table_20_Contents">
      <style:paragraph-properties fo:text-align="center" style:justify-single-word="false"/>
      <style:text-properties style:font-name="Pericles" fo:font-size="8pt" officeooo:rsid="00248658" officeooo:paragraph-rsid="00222992" style:font-size-asian="8pt" style:font-size-complex="8pt"/>
    </style:style>
    <style:style style:name="P177" style:family="paragraph" style:parent-style-name="Table_20_Contents">
      <style:text-properties style:font-name="Pericles" fo:font-size="8pt" officeooo:rsid="00248658" officeooo:paragraph-rsid="00222992" style:font-size-asian="8pt" style:font-size-complex="8pt"/>
    </style:style>
    <style:style style:name="P178" style:family="paragraph" style:parent-style-name="Table_20_Contents">
      <style:paragraph-properties fo:text-align="center" style:justify-single-word="false"/>
      <style:text-properties style:font-name="Pericles" fo:font-size="8pt" officeooo:rsid="0039b81f" officeooo:paragraph-rsid="00222992" style:font-size-asian="8pt" style:font-size-complex="8pt"/>
    </style:style>
    <style:style style:name="P179" style:family="paragraph" style:parent-style-name="Table_20_Contents">
      <style:text-properties style:font-name="Pericles" fo:font-size="8pt" officeooo:rsid="0039b81f" officeooo:paragraph-rsid="00222992" style:font-size-asian="8pt" style:font-size-complex="8pt"/>
    </style:style>
    <style:style style:name="P180" style:family="paragraph" style:parent-style-name="Table_20_Contents">
      <style:text-properties style:font-name="Pericles" fo:font-size="8pt" officeooo:rsid="002b8dd6" officeooo:paragraph-rsid="00222992" style:font-size-asian="8pt" style:font-size-complex="8pt"/>
    </style:style>
    <style:style style:name="P181" style:family="paragraph" style:parent-style-name="Table_20_Contents">
      <style:paragraph-properties fo:text-align="center" style:justify-single-word="false"/>
      <style:text-properties style:font-name="Pericles" fo:font-size="8pt" officeooo:rsid="00270d01" officeooo:paragraph-rsid="00270d01" style:font-size-asian="8pt" style:font-size-complex="8pt"/>
    </style:style>
    <style:style style:name="P182" style:family="paragraph" style:parent-style-name="Table_20_Contents">
      <style:paragraph-properties fo:text-align="center" style:justify-single-word="false"/>
      <style:text-properties style:font-name="Pericles" fo:font-size="8pt" officeooo:rsid="0027dbb0" officeooo:paragraph-rsid="0027dbb0" style:font-size-asian="8pt" style:font-size-complex="8pt"/>
    </style:style>
    <style:style style:name="P183" style:family="paragraph" style:parent-style-name="Table_20_Contents">
      <style:text-properties style:font-name="Pericles" fo:font-size="8pt" officeooo:rsid="002ab4ae" officeooo:paragraph-rsid="002ab4ae" style:font-size-asian="8pt" style:font-size-complex="8pt"/>
    </style:style>
    <style:style style:name="P184" style:family="paragraph" style:parent-style-name="Table_20_Contents">
      <style:paragraph-properties fo:text-align="center" style:justify-single-word="false"/>
      <style:text-properties style:font-name="Pericles" fo:font-size="8pt" officeooo:rsid="002ab4ae" officeooo:paragraph-rsid="002ab4ae" style:font-size-asian="8pt" style:font-size-complex="8pt"/>
    </style:style>
    <style:style style:name="P185" style:family="paragraph" style:parent-style-name="Table_20_Contents">
      <style:text-properties style:font-name="Pericles" fo:font-size="8pt" officeooo:rsid="00337418" officeooo:paragraph-rsid="00337418" style:font-size-asian="8pt" style:font-size-complex="8pt"/>
    </style:style>
    <style:style style:name="P186" style:family="paragraph" style:parent-style-name="Table_20_Contents">
      <style:paragraph-properties fo:text-align="center" style:justify-single-word="false"/>
      <style:text-properties style:font-name="Pericles" fo:font-size="8pt" officeooo:rsid="00337418" officeooo:paragraph-rsid="00337418" style:font-size-asian="8pt" style:font-size-complex="8pt"/>
    </style:style>
    <style:style style:name="P187" style:family="paragraph" style:parent-style-name="Table_20_Contents">
      <style:text-properties style:font-name="Pericles" fo:font-size="8pt" officeooo:rsid="003898d6" officeooo:paragraph-rsid="003898d6" style:font-size-asian="8pt" style:font-size-complex="8pt"/>
    </style:style>
    <style:style style:name="P188" style:family="paragraph" style:parent-style-name="Table_20_Contents">
      <style:paragraph-properties fo:text-align="center" style:justify-single-word="false"/>
      <style:text-properties style:font-name="Pericles" fo:font-size="8pt" officeooo:rsid="003898d6" officeooo:paragraph-rsid="003898d6" style:font-size-asian="8pt" style:font-size-complex="8pt"/>
    </style:style>
    <style:style style:name="P189" style:family="paragraph" style:parent-style-name="Table_20_Contents">
      <style:text-properties style:font-name="Pericles" fo:font-size="8pt" officeooo:rsid="003a9e86" officeooo:paragraph-rsid="003a9e86" style:font-size-asian="8pt" style:font-size-complex="8pt"/>
    </style:style>
    <style:style style:name="P190" style:family="paragraph" style:parent-style-name="Table_20_Contents">
      <style:paragraph-properties fo:text-align="center" style:justify-single-word="false"/>
      <style:text-properties style:font-name="Pericles" fo:font-size="8pt" officeooo:rsid="003a9e86" officeooo:paragraph-rsid="003a9e86" style:font-size-asian="8pt" style:font-size-complex="8pt"/>
    </style:style>
    <style:style style:name="P191" style:family="paragraph" style:parent-style-name="Table_20_Contents">
      <style:text-properties style:font-name="Pericles" fo:font-size="8pt" officeooo:rsid="004f4626" officeooo:paragraph-rsid="004f4626" style:font-size-asian="8pt" style:font-size-complex="8pt"/>
    </style:style>
    <style:style style:name="P192" style:family="paragraph" style:parent-style-name="Table_20_Contents">
      <style:paragraph-properties fo:text-align="center" style:justify-single-word="false"/>
      <style:text-properties style:font-name="Pericles" fo:font-size="8pt" officeooo:rsid="004f4626" officeooo:paragraph-rsid="004f4626" style:font-size-asian="8pt" style:font-size-complex="8pt"/>
    </style:style>
    <style:style style:name="P193" style:family="paragraph" style:parent-style-name="Table_20_Contents">
      <style:paragraph-properties fo:text-align="start" style:justify-single-word="false"/>
      <style:text-properties style:font-name="Pericles" fo:font-size="8pt" fo:font-weight="bold" officeooo:rsid="000f7cfa" officeooo:paragraph-rsid="000f7cfa" style:font-size-asian="8pt" style:font-weight-asian="bold" style:font-size-complex="8pt" style:font-weight-complex="bold"/>
    </style:style>
    <style:style style:name="P194" style:family="paragraph" style:parent-style-name="Table_20_Contents">
      <style:text-properties style:font-name="Pericles" fo:font-size="8pt" fo:font-weight="bold" officeooo:rsid="000f7cfa" officeooo:paragraph-rsid="000f7cfa"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style:font-name="Pericles" fo:font-size="8pt" fo:font-weight="bold" officeooo:paragraph-rsid="0018f21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style:font-name="Pericles" fo:font-size="8pt" fo:font-weight="bold" officeooo:paragraph-rsid="001bebcb"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style:font-name="Pericles" fo:font-size="8pt" fo:font-weight="bold" officeooo:rsid="0018f214" officeooo:paragraph-rsid="0018f214" style:font-size-asian="8pt" style:font-weight-asian="bold" style:font-size-complex="8pt" style:font-weight-complex="bold"/>
    </style:style>
    <style:style style:name="P198" style:family="paragraph" style:parent-style-name="Table_20_Contents">
      <style:text-properties style:font-name="Pericles" fo:font-size="8pt" fo:font-weight="bold" officeooo:paragraph-rsid="00194f6c" style:font-size-asian="8pt" style:font-weight-asian="bold" style:font-size-complex="8pt" style:font-weight-complex="bold"/>
    </style:style>
    <style:style style:name="P199" style:family="paragraph" style:parent-style-name="Table_20_Contents">
      <style:text-properties style:font-name="Pericles" fo:font-size="8pt" fo:font-weight="bold" officeooo:rsid="001ad77a" officeooo:paragraph-rsid="00222992" style:font-size-asian="8pt" style:font-weight-asian="bold" style:font-size-complex="8pt" style:font-weight-complex="bold"/>
    </style:style>
    <style:style style:name="P200" style:family="paragraph" style:parent-style-name="Table_20_Contents">
      <style:text-properties style:font-name="Pericles" fo:font-size="8pt" fo:font-weight="bold" officeooo:rsid="0023f001" officeooo:paragraph-rsid="00222992" style:font-size-asian="8pt" style:font-weight-asian="bold" style:font-size-complex="8pt" style:font-weight-complex="bold"/>
    </style:style>
    <style:style style:name="P201" style:family="paragraph" style:parent-style-name="Table_20_Contents">
      <style:text-properties style:font-name="Pericles" fo:font-size="8pt" fo:font-weight="bold" officeooo:rsid="001dc464" officeooo:paragraph-rsid="00222992" style:font-size-asian="8pt" style:font-weight-asian="bold" style:font-size-complex="8pt" style:font-weight-complex="bold"/>
    </style:style>
    <style:style style:name="P202" style:family="paragraph" style:parent-style-name="Table_20_Contents">
      <style:paragraph-properties fo:text-align="center" style:justify-single-word="false"/>
      <style:text-properties style:font-name="Pericles" fo:font-size="8pt" fo:font-style="italic" officeooo:rsid="001cd117" officeooo:paragraph-rsid="00222992" style:font-size-asian="8pt" style:font-style-asian="italic" style:font-size-complex="8pt" style:font-style-complex="italic"/>
    </style:style>
    <style:style style:name="P203" style:family="paragraph" style:parent-style-name="Table_20_Contents">
      <style:text-properties style:font-name="Pericles" fo:font-size="8pt" fo:font-style="italic" officeooo:rsid="001cd117" officeooo:paragraph-rsid="00222992" style:font-size-asian="8pt" style:font-style-asian="italic" style:font-size-complex="8pt" style:font-style-complex="italic"/>
    </style:style>
    <style:style style:name="P204" style:family="paragraph" style:parent-style-name="Table_20_Contents">
      <style:paragraph-properties fo:text-align="center" style:justify-single-word="false"/>
      <style:text-properties style:font-name="Pericles" fo:font-size="8pt" fo:font-style="italic" officeooo:rsid="0023f001" officeooo:paragraph-rsid="00222992" style:font-size-asian="8pt" style:font-style-asian="italic" style:font-size-complex="8pt" style:font-style-complex="italic"/>
    </style:style>
    <style:style style:name="P205" style:family="paragraph" style:parent-style-name="Table_20_Contents">
      <style:text-properties style:font-name="Pericles" fo:font-size="8pt" fo:font-style="italic" officeooo:rsid="001b11bf" officeooo:paragraph-rsid="00222992" style:font-size-asian="8pt" style:font-style-asian="italic" style:font-size-complex="8pt" style:font-style-complex="italic"/>
    </style:style>
    <style:style style:name="P206" style:family="paragraph" style:parent-style-name="Table_20_Contents">
      <style:text-properties style:font-name="Pericles" fo:font-size="8pt" fo:font-style="italic" officeooo:rsid="00354efe" officeooo:paragraph-rsid="00222992" style:font-size-asian="8pt" style:font-style-asian="italic" style:font-size-complex="8pt" style:font-style-complex="italic"/>
    </style:style>
    <style:style style:name="P207" style:family="paragraph" style:parent-style-name="Table_20_Contents">
      <style:paragraph-properties fo:text-align="center" style:justify-single-word="false"/>
      <style:text-properties style:font-name="Pericles" fo:font-size="8pt" fo:font-style="italic" officeooo:rsid="0034364e" officeooo:paragraph-rsid="00222992" style:font-size-asian="8pt" style:font-style-asian="italic" style:font-size-complex="8pt" style:font-style-complex="italic"/>
    </style:style>
    <style:style style:name="P208" style:family="paragraph" style:parent-style-name="Table_20_Contents">
      <style:text-properties style:font-name="Pericles1" fo:font-size="10pt" fo:font-weight="bold" officeooo:paragraph-rsid="003c662a" style:font-size-asian="10pt" style:font-weight-asian="bold" style:font-weight-complex="bold"/>
    </style:style>
    <style:style style:name="P209" style:family="paragraph" style:parent-style-name="Table_20_Contents">
      <style:paragraph-properties fo:text-align="center" style:justify-single-word="false"/>
      <style:text-properties style:font-name="Pericles1" fo:font-size="10pt" officeooo:paragraph-rsid="003c662a" style:font-size-asian="10pt"/>
    </style:style>
    <style:style style:name="P210" style:family="paragraph" style:parent-style-name="Table_20_Contents">
      <style:paragraph-properties fo:text-align="end" style:justify-single-word="false"/>
      <style:text-properties style:font-name="Pericles1" fo:font-size="10pt" officeooo:paragraph-rsid="003c662a" style:font-size-asian="10pt"/>
    </style:style>
    <style:style style:name="P211" style:family="paragraph" style:parent-style-name="Table_20_Contents">
      <style:text-properties style:font-name="Pericles1" fo:font-size="8pt" officeooo:paragraph-rsid="003c662a" style:font-size-asian="8pt" style:font-size-complex="8pt"/>
    </style:style>
    <style:style style:name="P212" style:family="paragraph" style:parent-style-name="Table_20_Contents">
      <style:text-properties style:font-name="Pericles1" fo:font-size="8pt" officeooo:rsid="003d104c" officeooo:paragraph-rsid="003d104c" style:font-size-asian="8pt" style:font-size-complex="8pt"/>
    </style:style>
    <style:style style:name="P213" style:family="paragraph" style:parent-style-name="Table_20_Contents">
      <style:text-properties style:font-name="Pericles1" fo:font-size="8pt" officeooo:rsid="003e9fa5" officeooo:paragraph-rsid="003e9fa5" style:font-size-asian="8pt" style:font-size-complex="8pt"/>
    </style:style>
    <style:style style:name="P214" style:family="paragraph" style:parent-style-name="Table_20_Contents">
      <style:paragraph-properties fo:text-align="start" style:justify-single-word="false"/>
      <style:text-properties fo:color="#000000" style:text-outline="false" style:text-line-through-style="none" style:text-line-through-type="none" style:font-name="Pericles" fo:font-size="8pt" fo:font-style="normal" fo:text-shadow="none" style:text-underline-style="none" fo:font-weight="normal" officeooo:rsid="0048f65d" officeooo:paragraph-rsid="0048f65d" style:font-size-asian="8pt" style:font-style-asian="normal" style:font-weight-asian="normal" style:font-size-complex="8pt"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text-properties fo:color="#000000" style:text-outline="false" style:text-line-through-style="none" style:text-line-through-type="none" style:font-name="Pericles" fo:font-size="8pt" fo:font-style="normal" fo:text-shadow="none" style:text-underline-style="none" fo:font-weight="normal" officeooo:rsid="0048f65d" officeooo:paragraph-rsid="0048f65d" style:font-size-asian="8pt" style:font-style-asian="normal" style:font-weight-asian="normal" style:font-size-complex="8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style:text-outline="false" style:text-line-through-style="none" style:text-line-through-type="none" style:font-name="Pericles" fo:font-size="8pt" fo:font-style="normal" fo:text-shadow="none" style:text-underline-style="none" fo:font-weight="normal" officeooo:rsid="004947bf" officeooo:paragraph-rsid="004947bf" style:font-size-asian="8pt" style:font-style-asian="normal" style:font-weight-asian="normal" style:font-size-complex="8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style:text-outline="false" style:text-line-through-style="none" style:text-line-through-type="none" style:font-name="Pericles" fo:font-size="8pt" fo:font-style="normal" fo:text-shadow="none" style:text-underline-style="none" fo:font-weight="normal" officeooo:rsid="004a577e" officeooo:paragraph-rsid="004a577e" style:font-size-asian="8pt" style:font-style-asian="normal" style:font-weight-asian="normal" style:font-size-complex="8pt" style:font-style-complex="normal" style:font-weight-complex="normal" style:text-overline-style="none" style:text-overline-color="font-color"/>
    </style:style>
    <style:style style:name="P218" style:family="paragraph" style:parent-style-name="Table_20_Contents">
      <style:paragraph-properties fo:text-align="center" style:justify-single-word="false"/>
      <style:text-properties fo:color="#000000" style:text-outline="false" style:text-line-through-style="none" style:text-line-through-type="none" style:font-name="Pericles" fo:font-size="8pt" fo:font-style="normal" fo:text-shadow="none" style:text-underline-style="none" fo:font-weight="normal" officeooo:rsid="004a577e" officeooo:paragraph-rsid="004a577e" style:font-size-asian="8pt" style:font-style-asian="normal" style:font-weight-asian="normal" style:font-size-complex="8pt" style:font-style-complex="normal" style:font-weight-complex="normal" style:text-overline-style="none" style:text-overline-color="font-color"/>
    </style:style>
    <style:style style:name="P219" style:family="paragraph" style:parent-style-name="Table_20_Contents">
      <style:paragraph-properties fo:text-align="center" style:justify-single-word="false"/>
      <style:text-properties fo:color="#000000" style:text-outline="false" style:text-line-through-style="none" style:text-line-through-type="none" style:font-name="Pericles" fo:font-size="8pt" fo:font-style="normal" fo:text-shadow="none" style:text-underline-style="none" fo:font-weight="normal" officeooo:rsid="004be6cb" officeooo:paragraph-rsid="004be6cb" style:font-size-asian="8pt" style:font-style-asian="normal" style:font-weight-asian="normal" style:font-size-complex="8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style:text-outline="false" style:text-line-through-style="none" style:text-line-through-type="none" style:font-name="Pericles" fo:font-size="8pt" fo:font-style="normal" fo:text-shadow="none" style:text-underline-style="none" fo:font-weight="bold" officeooo:rsid="0048f65d" officeooo:paragraph-rsid="0048f65d" style:font-size-asian="8pt" style:font-style-asian="normal" style:font-weight-asian="bold" style:font-size-complex="8pt" style:font-style-complex="normal" style:font-weight-complex="bold" style:text-overline-style="none" style:text-overline-color="font-color"/>
    </style:style>
    <style:style style:name="P221" style:family="paragraph" style:parent-style-name="Table_20_Contents">
      <style:paragraph-properties fo:text-align="start" style:justify-single-word="false"/>
      <style:text-properties fo:color="#000000" style:text-outline="false" style:text-line-through-style="none" style:text-line-through-type="none" style:font-name="Pericles" fo:font-size="8pt" fo:font-style="normal" fo:text-shadow="none" style:text-underline-style="none" fo:font-weight="bold" officeooo:rsid="004947bf" officeooo:paragraph-rsid="004947bf" style:font-size-asian="8pt" style:font-style-asian="normal" style:font-weight-asian="bold" style:font-size-complex="8pt" style:font-style-complex="normal" style:font-weight-complex="bold" style:text-overline-style="none" style:text-overline-color="font-color"/>
    </style:style>
    <style:style style:name="P222" style:family="paragraph" style:parent-style-name="Normal">
      <style:text-properties style:font-name="Pericles" fo:font-size="10pt" officeooo:paragraph-rsid="000a2ac7" style:font-size-asian="10pt" style:font-size-complex="10pt"/>
    </style:style>
    <style:style style:name="P223" style:family="paragraph" style:parent-style-name="Normal">
      <style:text-properties style:font-name="Pericles" fo:font-size="10pt" fo:font-weight="bold" officeooo:paragraph-rsid="000a2ac7" style:font-size-asian="10pt" style:font-weight-asian="bold" style:font-size-complex="10pt"/>
    </style:style>
    <style:style style:name="P224" style:family="paragraph" style:parent-style-name="Normal">
      <style:text-properties style:font-name="Pericles" fo:font-size="8pt" fo:font-weight="bold" officeooo:paragraph-rsid="00101328" style:font-size-asian="8pt" style:font-weight-asian="bold" style:font-size-complex="8pt"/>
    </style:style>
    <style:style style:name="P225" style:family="paragraph" style:parent-style-name="Normal">
      <style:text-properties style:font-name="Pericles" fo:font-size="8pt" fo:font-weight="bold" officeooo:paragraph-rsid="00101dd1" style:font-size-asian="8pt" style:font-weight-asian="bold" style:font-size-complex="8pt"/>
    </style:style>
    <style:style style:name="P226" style:family="paragraph" style:parent-style-name="Normal">
      <style:text-properties style:font-name="Pericles" fo:font-size="8pt" fo:font-weight="bold" officeooo:paragraph-rsid="00112fba" style:font-size-asian="8pt" style:font-weight-asian="bold" style:font-size-complex="8pt"/>
    </style:style>
    <style:style style:name="P227" style:family="paragraph" style:parent-style-name="Normal">
      <style:text-properties style:font-name="Pericles" fo:font-size="8pt" officeooo:paragraph-rsid="00101328" style:font-size-asian="8pt" style:font-size-complex="8pt"/>
    </style:style>
    <style:style style:name="P228" style:family="paragraph" style:parent-style-name="Normal">
      <style:text-properties style:font-name="Pericles" fo:font-size="8pt" officeooo:rsid="00101328" officeooo:paragraph-rsid="00101328" style:font-size-asian="8pt" style:font-size-complex="8pt"/>
    </style:style>
    <style:style style:name="P229" style:family="paragraph" style:parent-style-name="Normal">
      <style:text-properties style:font-name="Pericles" fo:font-size="8pt" officeooo:rsid="001a044b" officeooo:paragraph-rsid="00101dd1" style:font-size-asian="8pt" style:font-size-complex="8pt"/>
    </style:style>
    <style:style style:name="P230" style:family="paragraph" style:parent-style-name="Normal">
      <style:text-properties style:font-name="Pericles" fo:font-size="8pt" officeooo:rsid="001bb755" officeooo:paragraph-rsid="00101dd1" style:font-size-asian="8pt" style:font-size-complex="8pt"/>
    </style:style>
    <style:style style:name="P231" style:family="paragraph" style:parent-style-name="Normal">
      <style:text-properties style:font-name="Pericles" fo:font-size="8pt" officeooo:paragraph-rsid="00101dd1" style:font-size-asian="8pt" style:font-size-complex="8pt"/>
    </style:style>
    <style:style style:name="P232" style:family="paragraph" style:parent-style-name="Normal">
      <style:text-properties style:font-name="Pericles" fo:font-size="8pt" officeooo:rsid="00101dd1" officeooo:paragraph-rsid="00101dd1" style:font-size-asian="8pt" style:font-size-complex="8pt"/>
    </style:style>
    <style:style style:name="P233" style:family="paragraph" style:parent-style-name="Normal">
      <style:text-properties style:font-name="Pericles" fo:font-size="8pt" officeooo:rsid="005fc9a8" officeooo:paragraph-rsid="00101dd1" style:font-size-asian="8pt" style:font-size-complex="8pt"/>
    </style:style>
    <style:style style:name="P234" style:family="paragraph" style:parent-style-name="Normal">
      <style:text-properties style:font-name="Pericles" fo:font-size="8pt" officeooo:rsid="00613142" officeooo:paragraph-rsid="00101dd1" style:font-size-asian="8pt" style:font-size-complex="8pt"/>
    </style:style>
    <style:style style:name="P235" style:family="paragraph" style:parent-style-name="Normal">
      <style:text-properties style:font-name="Pericles" fo:font-size="8pt" officeooo:rsid="0063523d" officeooo:paragraph-rsid="00101dd1" style:font-size-asian="8pt" style:font-size-complex="8pt"/>
    </style:style>
    <style:style style:name="P236" style:family="paragraph" style:parent-style-name="Normal">
      <style:text-properties style:font-name="Pericles" fo:font-size="8pt" officeooo:rsid="00112fba" officeooo:paragraph-rsid="00112fba" style:font-size-asian="8pt" style:font-size-complex="8pt"/>
    </style:style>
    <style:style style:name="P237" style:family="paragraph" style:parent-style-name="Normal">
      <style:text-properties officeooo:paragraph-rsid="000a2ac7"/>
    </style:style>
    <style:style style:name="P238" style:family="paragraph" style:parent-style-name="Normal">
      <style:text-properties officeooo:paragraph-rsid="00101328"/>
    </style:style>
    <style:style style:name="P239" style:family="paragraph" style:parent-style-name="Heading_20_3">
      <style:text-properties style:font-name="Pericles" fo:font-size="12pt" fo:font-style="normal" style:font-size-asian="12pt" style:font-style-asian="normal" style:font-size-complex="12pt" style:font-style-complex="normal"/>
    </style:style>
    <style:style style:name="P240" style:family="paragraph" style:parent-style-name="Heading_20_3">
      <style:text-properties style:font-name="Pericles" fo:font-size="11pt" officeooo:rsid="000a2ac7" officeooo:paragraph-rsid="000a2ac7" style:font-size-asian="11pt" style:font-size-complex="11pt"/>
    </style:style>
    <style:style style:name="P241" style:family="paragraph" style:parent-style-name="Heading_20_3">
      <style:text-properties style:font-name="Pericles" fo:font-size="10pt" fo:font-style="normal" style:text-underline-style="none" fo:font-weight="normal" officeooo:rsid="0027dbb0" officeooo:paragraph-rsid="0031bb25" style:font-size-asian="8.75pt" style:font-style-asian="normal" style:font-weight-asian="normal" style:font-size-complex="10pt" style:font-style-complex="normal" style:font-weight-complex="normal"/>
    </style:style>
    <style:style style:name="P242" style:family="paragraph" style:parent-style-name="Normal">
      <style:paragraph-properties fo:break-before="page"/>
      <style:text-properties style:font-name="Pericles" fo:font-size="11pt" fo:font-weight="bold" officeooo:paragraph-rsid="000a2ac7" style:font-size-asian="11pt" style:font-weight-asian="bold" style:font-size-complex="11pt"/>
    </style:style>
    <style:style style:name="P243" style:family="paragraph" style:parent-style-name="Heading_20_3">
      <style:paragraph-properties fo:break-before="page"/>
      <style:text-properties style:font-name="Pericles" fo:font-size="12pt" fo:font-style="normal" officeooo:rsid="00165254" officeooo:paragraph-rsid="00165254" style:font-size-asian="12pt" style:font-style-asian="normal" style:font-size-complex="12pt" style:font-style-complex="normal"/>
    </style:style>
    <style:style style:name="P244" style:family="paragraph" style:parent-style-name="Heading_20_3">
      <style:paragraph-properties fo:break-before="page"/>
      <style:text-properties style:font-name="Pericles" fo:font-size="14pt" fo:font-style="normal" officeooo:rsid="002a0998" officeooo:paragraph-rsid="002a0998" style:font-size-asian="14pt" style:font-style-asian="normal" style:font-size-complex="14pt" style:font-style-complex="normal"/>
    </style:style>
    <style:style style:name="P245" style:family="paragraph" style:parent-style-name="Heading_20_3">
      <style:paragraph-properties fo:break-before="page"/>
      <style:text-properties style:font-name="Pericles" fo:font-size="14pt" fo:font-weight="bold" officeooo:paragraph-rsid="0036dec6" style:font-size-asian="14pt" style:font-weight-asian="bold"/>
    </style:style>
    <style:style style:name="P246" style:family="paragraph" style:parent-style-name="Section_20_Heading">
      <style:text-properties fo:font-style="normal" style:font-style-asian="normal" style:font-style-complex="normal"/>
    </style:style>
    <style:style style:name="P247" style:family="paragraph" style:parent-style-name="Section_20_Heading">
      <style:text-properties fo:font-size="14pt" fo:font-style="normal" style:font-size-asian="14pt" style:font-style-asian="normal" style:font-size-complex="14pt" style:font-style-complex="normal"/>
    </style:style>
    <style:style style:name="P248" style:family="paragraph" style:parent-style-name="Table_20_Contents">
      <style:paragraph-properties fo:text-align="start" style:justify-single-word="false"/>
      <style:text-properties fo:color="#000000" style:text-outline="false" style:text-line-through-style="none" style:text-line-through-type="none" style:font-name="Pericles" fo:font-size="8pt" fo:font-style="normal" fo:text-shadow="none" style:text-underline-style="none" fo:font-weight="normal" officeooo:rsid="004947bf" officeooo:paragraph-rsid="004947bf" style:font-size-asian="8pt" style:font-style-asian="normal" style:font-weight-asian="normal" style:font-size-complex="8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style:text-outline="false" style:text-line-through-style="none" style:text-line-through-type="none" style:font-name="Pericles" fo:font-size="8pt" fo:font-style="normal" fo:text-shadow="none" style:text-underline-style="none" fo:font-weight="normal" officeooo:rsid="004fb377" officeooo:paragraph-rsid="004fb377" style:font-size-asian="8pt" style:font-style-asian="normal" style:font-weight-asian="normal" style:font-size-complex="8pt" style:font-style-complex="normal" style:font-weight-complex="normal" style:text-overline-style="none" style:text-overline-color="font-color"/>
    </style:style>
    <style:style style:name="P250" style:family="paragraph" style:parent-style-name="Table_20_Contents" style:list-style-name="L25">
      <style:paragraph-properties style:writing-mode="page">
        <style:tab-stops/>
      </style:paragraph-properties>
      <style:text-properties style:font-name="Pericles" fo:font-size="8pt" officeooo:rsid="002ae041" officeooo:paragraph-rsid="00222992" style:font-size-asian="8pt" style:font-size-complex="8pt"/>
    </style:style>
    <style:style style:name="P251" style:family="paragraph" style:parent-style-name="Table_20_Contents" style:list-style-name="L25">
      <style:paragraph-properties style:writing-mode="page">
        <style:tab-stops/>
      </style:paragraph-properties>
      <style:text-properties style:font-name="Pericles" fo:font-size="8pt" officeooo:rsid="001b11bf" officeooo:paragraph-rsid="00222992" style:font-size-asian="8pt" style:font-size-complex="8pt"/>
    </style:style>
    <style:style style:name="P252" style:family="paragraph" style:parent-style-name="Table_20_Contents" style:list-style-name="L25">
      <style:paragraph-properties style:writing-mode="page">
        <style:tab-stops/>
      </style:paragraph-properties>
      <style:text-properties style:font-name="Pericles" fo:font-size="8pt" officeooo:rsid="0023f001" officeooo:paragraph-rsid="00222992" style:font-size-asian="8pt" style:font-size-complex="8pt"/>
    </style:style>
    <style:style style:name="P253" style:family="paragraph" style:parent-style-name="Table_20_Contents" style:list-style-name="L25">
      <style:paragraph-properties style:writing-mode="page">
        <style:tab-stops/>
      </style:paragraph-properties>
      <style:text-properties style:font-name="Pericles" fo:font-size="8pt" officeooo:rsid="001dc464" officeooo:paragraph-rsid="00222992" style:font-size-asian="8pt" style:font-size-complex="8pt"/>
    </style:style>
    <style:style style:name="P254" style:family="paragraph" style:parent-style-name="Table_20_Contents" style:list-style-name="L25">
      <style:paragraph-properties style:writing-mode="page">
        <style:tab-stops/>
      </style:paragraph-properties>
      <style:text-properties style:font-name="Pericles" fo:font-size="8pt" officeooo:rsid="002ab4ae" officeooo:paragraph-rsid="002ab4ae" style:font-size-asian="8pt" style:font-size-complex="8pt"/>
    </style:style>
    <style:style style:name="P255" style:family="paragraph" style:parent-style-name="Table_20_Contents" style:list-style-name="L25">
      <style:paragraph-properties style:writing-mode="page">
        <style:tab-stops/>
      </style:paragraph-properties>
      <style:text-properties style:font-name="Pericles" fo:font-size="8pt" officeooo:rsid="00248658" officeooo:paragraph-rsid="00222992" style:font-size-asian="8pt" style:font-size-complex="8pt"/>
    </style:style>
    <style:style style:name="P256" style:family="paragraph" style:parent-style-name="Table_20_Contents" style:list-style-name="L25">
      <style:paragraph-properties style:writing-mode="page">
        <style:tab-stops/>
      </style:paragraph-properties>
      <style:text-properties style:font-name="Pericles" fo:font-size="8pt" officeooo:rsid="00337418" officeooo:paragraph-rsid="00337418" style:font-size-asian="8pt" style:font-size-complex="8pt"/>
    </style:style>
    <style:style style:name="P257" style:family="paragraph" style:parent-style-name="Table_20_Contents" style:list-style-name="L25">
      <style:paragraph-properties style:writing-mode="page">
        <style:tab-stops/>
      </style:paragraph-properties>
      <style:text-properties style:font-name="Pericles" fo:font-size="8pt" officeooo:rsid="0039b81f" officeooo:paragraph-rsid="00222992" style:font-size-asian="8pt" style:font-size-complex="8pt"/>
    </style:style>
    <style:style style:name="P258" style:family="paragraph" style:parent-style-name="Table_20_Contents" style:list-style-name="L25">
      <style:paragraph-properties style:writing-mode="page">
        <style:tab-stops/>
      </style:paragraph-properties>
      <style:text-properties style:font-name="Pericles" fo:font-size="8pt" officeooo:rsid="003898d6" officeooo:paragraph-rsid="003898d6" style:font-size-asian="8pt" style:font-size-complex="8pt"/>
    </style:style>
    <style:style style:name="P259" style:family="paragraph" style:parent-style-name="Table_20_Contents" style:list-style-name="L25">
      <style:paragraph-properties style:writing-mode="page">
        <style:tab-stops/>
      </style:paragraph-properties>
      <style:text-properties style:font-name="Pericles" fo:font-size="8pt" officeooo:rsid="001ad77a" officeooo:paragraph-rsid="00222992" style:font-size-asian="8pt" style:font-size-complex="8pt"/>
    </style:style>
    <style:style style:name="P260" style:family="paragraph" style:parent-style-name="Table_20_Contents" style:list-style-name="L25">
      <style:paragraph-properties style:writing-mode="page">
        <style:tab-stops/>
      </style:paragraph-properties>
      <style:text-properties style:font-name="Pericles" fo:font-size="8pt" officeooo:rsid="003a9e86" officeooo:paragraph-rsid="003a9e86" style:font-size-asian="8pt" style:font-size-complex="8pt"/>
    </style:style>
    <style:style style:name="P261" style:family="paragraph" style:parent-style-name="Table_20_Contents" style:list-style-name="L25">
      <style:paragraph-properties style:writing-mode="page">
        <style:tab-stops/>
      </style:paragraph-properties>
      <style:text-properties style:font-name="Pericles" fo:font-size="8pt" officeooo:rsid="004f4626" officeooo:paragraph-rsid="004f4626" style:font-size-asian="8pt" style:font-size-complex="8pt"/>
    </style:style>
    <style:style style:name="P262" style:family="paragraph" style:parent-style-name="Table_20_Contents" style:list-style-name="L25">
      <style:paragraph-properties style:writing-mode="page">
        <style:tab-stops/>
      </style:paragraph-properties>
      <style:text-properties style:font-name="Pericles" fo:font-size="8pt" fo:font-style="italic" officeooo:rsid="0034364e" officeooo:paragraph-rsid="00222992" style:font-size-asian="8pt" style:font-style-asian="italic" style:font-size-complex="8pt" style:font-style-complex="italic"/>
    </style:style>
    <style:style style:name="P263" style:family="paragraph" style:parent-style-name="Table_20_Contents" style:list-style-name="L25">
      <style:paragraph-properties style:writing-mode="page">
        <style:tab-stops/>
      </style:paragraph-properties>
      <style:text-properties style:font-name="Pericles" fo:font-size="8pt" fo:font-style="italic" officeooo:rsid="001cd117" officeooo:paragraph-rsid="00222992" style:font-size-asian="8pt" style:font-style-asian="italic" style:font-size-complex="8pt" style:font-style-complex="italic"/>
    </style:style>
    <style:style style:name="P264" style:family="paragraph" style:parent-style-name="Table_20_Contents" style:list-style-name="L25">
      <style:paragraph-properties style:writing-mode="page">
        <style:tab-stops/>
      </style:paragraph-properties>
      <style:text-properties style:font-name="Pericles" fo:font-size="8pt" fo:font-style="italic" officeooo:rsid="0038b14f" officeooo:paragraph-rsid="00222992" style:font-size-asian="8pt" style:font-style-asian="italic" style:font-size-complex="8pt" style:font-style-complex="italic"/>
    </style:style>
    <style:style style:name="P265" style:family="paragraph" style:parent-style-name="Table_20_Contents" style:list-style-name="L25">
      <style:paragraph-properties style:writing-mode="page">
        <style:tab-stops/>
      </style:paragraph-properties>
      <style:text-properties style:font-name="Pericles" fo:font-size="8pt" fo:font-style="italic" officeooo:rsid="001b11bf" officeooo:paragraph-rsid="00222992" style:font-size-asian="8pt" style:font-style-asian="italic" style:font-size-complex="8pt" style:font-style-complex="italic"/>
    </style:style>
    <style:style style:name="P266" style:family="paragraph" style:parent-style-name="Table_20_Contents" style:list-style-name="L25">
      <style:paragraph-properties style:writing-mode="page">
        <style:tab-stops/>
      </style:paragraph-properties>
      <style:text-properties style:font-name="Pericles" fo:font-size="8pt" fo:font-style="italic" officeooo:rsid="0036b1f5" officeooo:paragraph-rsid="00222992" style:font-size-asian="8pt" style:font-style-asian="italic" style:font-size-complex="8pt" style:font-style-complex="italic"/>
    </style:style>
    <style:style style:name="P267" style:family="paragraph" style:parent-style-name="List_20_Paragraph" style:list-style-name="L22">
      <style:text-properties officeooo:paragraph-rsid="00194f6c"/>
    </style:style>
    <style:style style:name="P268" style:family="paragraph" style:parent-style-name="List_20_Paragraph" style:list-style-name="L22">
      <style:text-properties style:font-name="Pericles" fo:font-size="8pt" fo:font-style="normal" fo:font-weight="normal" officeooo:rsid="002f772e" officeooo:paragraph-rsid="00194f6c" style:font-size-asian="8pt" style:font-style-asian="normal" style:font-weight-asian="normal" style:font-size-complex="10pt" style:font-style-complex="normal" style:font-weight-complex="normal"/>
    </style:style>
    <style:style style:name="P269" style:family="paragraph" style:parent-style-name="List_20_Paragraph" style:list-style-name="WWNum18">
      <style:text-properties style:font-name="Pericles" fo:font-size="8pt" fo:font-style="normal" fo:font-weight="normal" officeooo:paragraph-rsid="00194f6c" style:font-size-asian="8pt" style:font-style-asian="normal" style:font-weight-asian="normal" style:font-size-complex="10pt" style:font-style-complex="normal" style:font-weight-complex="normal"/>
    </style:style>
    <style:style style:name="P270" style:family="paragraph" style:parent-style-name="List_20_Paragraph" style:list-style-name="WWNum18">
      <style:text-properties style:font-name="Pericles" fo:font-size="8pt" fo:font-style="normal" fo:font-weight="normal" officeooo:rsid="0019c97a" officeooo:paragraph-rsid="0019c97a" style:font-size-asian="8pt" style:font-style-asian="normal" style:font-weight-asian="normal" style:font-size-complex="10pt" style:font-style-complex="normal" style:font-weight-complex="normal"/>
    </style:style>
    <style:style style:name="P271" style:family="paragraph" style:parent-style-name="List_20_Paragraph" style:list-style-name="WWNum18">
      <style:text-properties style:font-name="Pericles" fo:font-size="8pt" officeooo:paragraph-rsid="00194f6c" style:font-size-asian="8pt" style:font-size-complex="10pt"/>
    </style:style>
    <style:style style:name="P272" style:family="paragraph" style:parent-style-name="List_20_Paragraph" style:list-style-name="WWNum18">
      <style:text-properties style:font-name="Pericles" fo:font-size="8pt" officeooo:rsid="002ea42b" officeooo:paragraph-rsid="00194f6c" style:font-size-asian="8pt" style:font-size-complex="10pt"/>
    </style:style>
    <style:style style:name="P273" style:family="paragraph" style:parent-style-name="List_20_Paragraph" style:list-style-name="WWNum2">
      <style:text-properties style:font-name="Pericles" fo:font-size="8pt" officeooo:paragraph-rsid="003c662a" style:font-size-asian="8pt" style:font-size-complex="8pt"/>
    </style:style>
    <style:style style:name="P274" style:family="paragraph" style:parent-style-name="List_20_Paragraph" style:list-style-name="L21">
      <style:paragraph-properties fo:margin-top="0in" fo:margin-bottom="0in" loext:contextual-spacing="false" fo:line-height="100%"/>
      <style:text-properties style:font-name="Pericles" fo:font-size="8pt" officeooo:paragraph-rsid="00101328" style:font-size-asian="8pt" style:font-size-complex="8pt"/>
    </style:style>
    <style:style style:name="P275" style:family="paragraph" style:parent-style-name="List_20_Paragraph" style:list-style-name="L21">
      <style:paragraph-properties fo:margin-top="0in" fo:margin-bottom="0in" loext:contextual-spacing="false" fo:line-height="100%"/>
      <style:text-properties style:font-name="Pericles" fo:font-size="8pt" officeooo:paragraph-rsid="00101dd1" style:font-size-asian="8pt" style:font-size-complex="8pt"/>
    </style:style>
    <style:style style:name="P276" style:family="paragraph" style:parent-style-name="List_20_Paragraph" style:list-style-name="L21">
      <style:paragraph-properties fo:margin-top="0in" fo:margin-bottom="0in" loext:contextual-spacing="false" fo:line-height="100%"/>
      <style:text-properties style:font-name="Pericles" fo:font-size="8pt" officeooo:rsid="00101328" officeooo:paragraph-rsid="00101328" style:font-size-asian="8pt" style:font-size-complex="8pt"/>
    </style:style>
    <style:style style:name="P277" style:family="paragraph" style:parent-style-name="List_20_Paragraph" style:list-style-name="L21">
      <style:paragraph-properties fo:margin-top="0in" fo:margin-bottom="0in" loext:contextual-spacing="false" fo:line-height="100%"/>
      <style:text-properties style:font-name="Pericles" fo:font-size="8pt" officeooo:rsid="001d9dd2" officeooo:paragraph-rsid="00101328" style:font-size-asian="8pt" style:font-size-complex="8pt"/>
    </style:style>
    <style:style style:name="P278" style:family="paragraph" style:parent-style-name="List_20_Paragraph" style:list-style-name="L21">
      <style:paragraph-properties fo:margin-top="0in" fo:margin-bottom="0in" loext:contextual-spacing="false" fo:line-height="100%"/>
      <style:text-properties style:font-name="Pericles" fo:font-size="8pt" officeooo:rsid="001a044b" officeooo:paragraph-rsid="00101dd1" style:font-size-asian="8pt" style:font-size-complex="8pt"/>
    </style:style>
    <style:style style:name="P279" style:family="paragraph" style:parent-style-name="List_20_Paragraph" style:list-style-name="L21">
      <style:paragraph-properties fo:margin-top="0in" fo:margin-bottom="0in" loext:contextual-spacing="false" fo:line-height="100%"/>
      <style:text-properties style:font-name="Pericles" fo:font-size="8pt" officeooo:rsid="0060e2a9" officeooo:paragraph-rsid="00101dd1" style:font-size-asian="8pt" style:font-size-complex="8pt"/>
    </style:style>
    <style:style style:name="P280" style:family="paragraph" style:parent-style-name="List_20_Paragraph" style:list-style-name="L21">
      <style:paragraph-properties fo:margin-top="0in" fo:margin-bottom="0in" loext:contextual-spacing="false" fo:line-height="100%"/>
      <style:text-properties style:font-name="Pericles" fo:font-size="8pt" officeooo:rsid="0063523d" officeooo:paragraph-rsid="00101dd1" style:font-size-asian="8pt" style:font-size-complex="8pt"/>
    </style:style>
    <style:style style:name="P281" style:family="paragraph" style:parent-style-name="List_20_Paragraph" style:list-style-name="L21">
      <style:paragraph-properties fo:margin-top="0in" fo:margin-bottom="0in" loext:contextual-spacing="false" fo:line-height="100%"/>
      <style:text-properties style:font-name="Pericles" fo:font-size="8pt" officeooo:rsid="002bdc15" officeooo:paragraph-rsid="002bdc15" style:font-size-asian="8pt" style:font-size-complex="8pt"/>
    </style:style>
    <style:style style:name="P282" style:family="paragraph" style:parent-style-name="List_20_Paragraph" style:list-style-name="L21">
      <style:paragraph-properties fo:margin-top="0in" fo:margin-bottom="0in" loext:contextual-spacing="false" fo:line-height="100%"/>
      <style:text-properties style:font-name="Pericles" fo:font-size="8pt" officeooo:rsid="00112fba" officeooo:paragraph-rsid="00112fba" style:font-size-asian="8pt" style:font-size-complex="8pt"/>
    </style:style>
    <style:style style:name="P283" style:family="paragraph" style:parent-style-name="List_20_Paragraph" style:list-style-name="L21">
      <style:paragraph-properties fo:margin-top="0in" fo:margin-bottom="0in" loext:contextual-spacing="false" fo:line-height="100%"/>
      <style:text-properties officeooo:paragraph-rsid="00101328"/>
    </style:style>
    <style:style style:name="P284" style:family="paragraph" style:parent-style-name="List_20_Paragraph" style:list-style-name="L21">
      <style:paragraph-properties fo:margin-top="0in" fo:margin-bottom="0in" loext:contextual-spacing="false" fo:line-height="100%"/>
      <style:text-properties officeooo:paragraph-rsid="00101dd1"/>
    </style:style>
    <style:style style:name="P285" style:family="paragraph" style:parent-style-name="List_20_Paragraph" style:list-style-name="WWNum18">
      <style:paragraph-properties fo:margin-left="0in" fo:margin-right="0in" fo:text-indent="0in" style:auto-text-indent="false"/>
      <style:text-properties style:font-name="Pericles" fo:font-size="8pt" officeooo:paragraph-rsid="00194f6c" style:font-size-asian="8pt" style:font-size-complex="10pt"/>
    </style:style>
    <style:style style:name="P286" style:family="paragraph" style:parent-style-name="List_20_Paragraph" style:list-style-name="WWNum18">
      <style:paragraph-properties fo:margin-left="0in" fo:margin-right="0in" fo:text-indent="0in" style:auto-text-indent="false"/>
      <style:text-properties style:font-name="Pericles" fo:font-size="8pt" officeooo:rsid="00194f6c" officeooo:paragraph-rsid="00194f6c" style:font-size-asian="8pt" style:font-size-complex="10pt"/>
    </style:style>
    <style:style style:name="P287" style:family="paragraph" style:parent-style-name="List_20_Paragraph" style:list-style-name="WWNum2">
      <style:paragraph-properties fo:margin-left="0in" fo:margin-right="0in" fo:text-indent="0in" style:auto-text-indent="false"/>
      <style:text-properties style:font-name="Pericles" fo:font-size="8pt" officeooo:paragraph-rsid="003c662a" style:font-size-asian="8pt" style:font-size-complex="8pt"/>
    </style:style>
    <style:style style:name="P288" style:family="paragraph" style:parent-style-name="Standard" style:list-style-name="L23">
      <style:text-properties style:font-name="Pericles" fo:font-size="10pt" fo:font-weight="normal" officeooo:rsid="0018c977" officeooo:paragraph-rsid="001e4878" style:font-size-asian="8.75pt" style:font-weight-asian="normal" style:font-size-complex="10pt" style:font-weight-complex="normal"/>
    </style:style>
    <style:style style:name="P289" style:family="paragraph" style:parent-style-name="Standard" style:list-style-name="L23">
      <style:text-properties style:font-name="Pericles" fo:font-size="10pt" fo:font-weight="normal" officeooo:rsid="00200f52" officeooo:paragraph-rsid="00200f52" style:font-size-asian="8.75pt" style:font-weight-asian="normal" style:font-size-complex="10pt" style:font-weight-complex="normal"/>
    </style:style>
    <style:style style:name="P290" style:family="paragraph" style:parent-style-name="Standard" style:list-style-name="L23">
      <style:text-properties style:font-name="Pericles" fo:font-size="10pt" fo:font-weight="normal" officeooo:rsid="002809a2" officeooo:paragraph-rsid="002809a2" style:font-size-asian="8.75pt" style:font-weight-asian="normal" style:font-size-complex="10pt" style:font-weight-complex="normal"/>
    </style:style>
    <style:style style:name="P291" style:family="paragraph" style:parent-style-name="Standard" style:list-style-name="L23">
      <style:text-properties style:font-name="Pericles" fo:font-size="10pt" fo:font-weight="normal" officeooo:rsid="00a4f661" officeooo:paragraph-rsid="001e4878" style:font-size-asian="8.75pt" style:font-weight-asian="normal" style:font-size-complex="10pt" style:font-weight-complex="normal"/>
    </style:style>
    <style:style style:name="P292" style:family="paragraph" style:parent-style-name="Standard" style:list-style-name="L23">
      <style:text-properties style:font-name="Pericles" fo:font-size="10pt" fo:font-style="italic" fo:font-weight="bold" officeooo:rsid="00200f52" officeooo:paragraph-rsid="00200f52" style:font-size-asian="8.75pt" style:font-style-asian="italic" style:font-weight-asian="bold" style:font-size-complex="10pt" style:font-style-complex="italic" style:font-weight-complex="bold"/>
    </style:style>
    <style:style style:name="P293" style:family="paragraph" style:parent-style-name="Standard" style:list-style-name="L24">
      <style:text-properties style:font-name="Pericles" fo:font-size="10pt" fo:font-style="normal" fo:font-weight="normal" officeooo:rsid="00200f52" officeooo:paragraph-rsid="00200f52" style:font-size-asian="8.75pt" style:font-style-asian="normal" style:font-weight-asian="normal" style:font-size-complex="10pt" style:font-style-complex="normal" style:font-weight-complex="normal"/>
    </style:style>
    <style:style style:name="P294" style:family="paragraph" style:parent-style-name="Standard" style:list-style-name="L26">
      <style:text-properties style:font-name="Pericles1" fo:font-size="10pt" fo:font-weight="normal" officeooo:paragraph-rsid="003c662a" style:font-size-asian="10pt" style:font-weight-asian="normal" style:font-weight-complex="normal"/>
    </style:style>
    <style:style style:name="P295" style:family="paragraph" style:parent-style-name="Standard" style:list-style-name="L27">
      <style:text-properties style:font-name="Pericles1" fo:font-size="10pt" fo:font-weight="normal" officeooo:paragraph-rsid="003c662a" style:font-size-asian="10pt" style:font-weight-asian="normal" style:font-weight-complex="normal"/>
    </style:style>
    <style:style style:name="P296" style:family="paragraph" style:parent-style-name="Standard" style:list-style-name="L28">
      <style:text-properties style:font-name="Pericles1" fo:font-size="10pt" fo:font-style="normal" style:text-underline-style="none" fo:font-weight="normal" officeooo:rsid="00451b4b" officeooo:paragraph-rsid="00451b4b" style:font-size-asian="8.75pt" style:font-style-asian="normal" style:font-weight-asian="normal" style:font-size-complex="10pt" style:font-style-complex="normal" style:font-weight-complex="normal"/>
    </style:style>
    <style:style style:name="P297" style:family="paragraph" style:parent-style-name="Standard">
      <style:text-properties style:font-name="Pericles1" fo:font-size="10pt" fo:font-style="normal" style:text-underline-style="none" fo:font-weight="normal" officeooo:rsid="0040782f" officeooo:paragraph-rsid="0050db71" style:font-size-asian="8.75pt" style:font-style-asian="normal" style:font-weight-asian="normal" style:font-size-complex="10pt" style:font-style-complex="normal" style:font-weight-complex="normal"/>
    </style:style>
    <style:style style:name="P298" style:family="paragraph" style:parent-style-name="Standard">
      <style:text-properties style:font-name="Pericles1" fo:font-size="10pt" fo:font-style="normal" style:text-underline-style="none" fo:font-weight="normal" officeooo:rsid="0050db71" officeooo:paragraph-rsid="0050db71" style:font-size-asian="8.75pt" style:font-style-asian="normal" style:font-weight-asian="normal" style:font-size-complex="10pt" style:font-style-complex="normal" style:font-weight-complex="normal"/>
    </style:style>
    <style:style style:name="P299" style:family="paragraph" style:parent-style-name="Standard" style:list-style-name="L28">
      <style:text-properties style:font-name="Pericles1" fo:font-size="10pt" fo:font-style="normal" style:text-underline-style="none" fo:font-weight="normal" officeooo:rsid="0050db71" officeooo:paragraph-rsid="0050db71" style:font-size-asian="8.75pt" style:font-style-asian="normal" style:font-weight-asian="normal" style:font-size-complex="10pt" style:font-style-complex="normal" style:font-weight-complex="normal"/>
    </style:style>
    <style:style style:name="P300" style:family="paragraph" style:parent-style-name="Standard" style:list-style-name="L28">
      <style:text-properties style:font-name="Pericles1" fo:font-size="10pt" fo:font-style="normal" style:text-underline-style="none" fo:font-weight="normal" officeooo:rsid="0051bf80" officeooo:paragraph-rsid="0051bf80" style:font-size-asian="8.75pt" style:font-style-asian="normal" style:font-weight-asian="normal" style:font-size-complex="10pt" style:font-style-complex="normal" style:font-weight-complex="normal"/>
    </style:style>
    <style:style style:name="P301" style:family="paragraph" style:parent-style-name="Standard">
      <style:text-properties style:font-name="Pericles1" fo:font-size="10pt" fo:font-style="normal" style:text-underline-style="none" fo:font-weight="bold" officeooo:rsid="0050db71" officeooo:paragraph-rsid="0050db71" style:font-size-asian="8.75pt" style:font-style-asian="normal" style:font-weight-asian="bold" style:font-size-complex="10pt" style:font-style-complex="normal" style:font-weight-complex="bold"/>
    </style:style>
    <style:style style:name="P302" style:family="paragraph" style:parent-style-name="Text_20_body" style:list-style-name="L3">
      <style:text-properties style:font-name="Pericles" fo:font-size="8pt" style:font-size-asian="8pt" style:font-size-complex="8pt"/>
    </style:style>
    <style:style style:name="P303" style:family="paragraph" style:parent-style-name="Text_20_body" style:list-style-name="L5">
      <style:text-properties style:font-name="Pericles" fo:font-size="8pt" style:font-size-asian="8pt" style:font-size-complex="8pt"/>
    </style:style>
    <style:style style:name="P304" style:family="paragraph" style:parent-style-name="Text_20_body" style:list-style-name="L7">
      <style:text-properties style:font-name="Pericles" fo:font-size="8pt" style:font-size-asian="8pt" style:font-size-complex="8pt"/>
    </style:style>
    <style:style style:name="P305" style:family="paragraph" style:parent-style-name="Text_20_body" style:list-style-name="L9">
      <style:text-properties style:font-name="Pericles" fo:font-size="8pt" style:font-size-asian="8pt" style:font-size-complex="8pt"/>
    </style:style>
    <style:style style:name="P306" style:family="paragraph" style:parent-style-name="Text_20_body" style:list-style-name="L11">
      <style:text-properties style:font-name="Pericles" fo:font-size="8pt" style:font-size-asian="8pt" style:font-size-complex="8pt"/>
    </style:style>
    <style:style style:name="P307" style:family="paragraph" style:parent-style-name="Text_20_body" style:list-style-name="L13">
      <style:text-properties style:font-name="Pericles" fo:font-size="8pt" style:font-size-asian="8pt" style:font-size-complex="8pt"/>
    </style:style>
    <style:style style:name="P308" style:family="paragraph" style:parent-style-name="Text_20_body" style:list-style-name="L15">
      <style:text-properties style:font-name="Pericles" fo:font-size="8pt" style:font-size-asian="8pt" style:font-size-complex="8pt"/>
    </style:style>
    <style:style style:name="P309" style:family="paragraph" style:parent-style-name="Text_20_body" style:list-style-name="L17">
      <style:text-properties style:font-name="Pericles" fo:font-size="8pt" style:font-size-asian="8pt" style:font-size-complex="8pt"/>
    </style:style>
    <style:style style:name="P310" style:family="paragraph" style:parent-style-name="Text_20_body" style:list-style-name="L19">
      <style:text-properties style:font-name="Pericles" fo:font-size="8pt" style:font-size-asian="8pt" style:font-size-complex="8pt"/>
    </style:style>
    <style:style style:name="P311" style:family="paragraph" style:parent-style-name="Text_20_body" style:list-style-name="L4"/>
    <style:style style:name="P312" style:family="paragraph" style:parent-style-name="Text_20_body" style:list-style-name="L6"/>
    <style:style style:name="P313" style:family="paragraph" style:parent-style-name="Text_20_body" style:list-style-name="L8"/>
    <style:style style:name="P314" style:family="paragraph" style:parent-style-name="Text_20_body" style:list-style-name="L10"/>
    <style:style style:name="P315" style:family="paragraph" style:parent-style-name="Text_20_body" style:list-style-name="L12"/>
    <style:style style:name="P316" style:family="paragraph" style:parent-style-name="Text_20_body" style:list-style-name="L14"/>
    <style:style style:name="P317" style:family="paragraph" style:parent-style-name="Text_20_body" style:list-style-name="L16"/>
    <style:style style:name="P318" style:family="paragraph" style:parent-style-name="Text_20_body" style:list-style-name="L18"/>
    <style:style style:name="P319" style:family="paragraph" style:parent-style-name="Text_20_body" style:list-style-name="L20"/>
    <style:style style:name="P320" style:family="paragraph" style:parent-style-name="Text_20_body" style:list-style-name="L1">
      <style:paragraph-properties fo:margin-left="1.5in" fo:margin-right="1.5in" fo:margin-top="0in" fo:margin-bottom="0in" loext:contextual-spacing="false" fo:text-align="justify" style:justify-single-word="false" fo:text-indent="0in" style:auto-text-indent="false" style:writing-mode="page"/>
    </style:style>
    <style:style style:name="P321" style:family="paragraph" style:parent-style-name="Text_20_body" style:list-style-name="L1">
      <style:paragraph-properties fo:margin-left="1.5in" fo:margin-right="1.5in" fo:text-align="justify" style:justify-single-word="false" fo:text-indent="0in" style:auto-text-indent="false" style:writing-mode="page"/>
    </style:style>
    <style:style style:name="P322" style:family="paragraph" style:parent-style-name="Text_20_body" style:list-style-name="L2">
      <style:paragraph-properties fo:margin-left="1.5in" fo:margin-right="1.5in" fo:text-align="justify" style:justify-single-word="false" fo:text-indent="0in" style:auto-text-indent="false" style:writing-mode="page"/>
    </style:style>
    <style:style style:name="P323"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a2ac7"/>
    </style:style>
    <style:style style:name="P324"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f7cfa"/>
    </style:style>
    <style:style style:name="P325"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01328"/>
    </style:style>
    <style:style style:name="P326"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73020"/>
    </style:style>
    <style:style style:name="P327" style:family="paragraph" style:parent-style-name="Text_20_body" style:list-style-name="L3">
      <style:paragraph-properties fo:margin-top="0in" fo:margin-bottom="0in" loext:contextual-spacing="false"/>
      <style:text-properties style:font-name="Pericles" fo:font-size="8pt" style:font-size-asian="8pt" style:font-size-complex="8pt"/>
    </style:style>
    <style:style style:name="P328" style:family="paragraph" style:parent-style-name="Text_20_body" style:list-style-name="L5">
      <style:paragraph-properties fo:margin-top="0in" fo:margin-bottom="0in" loext:contextual-spacing="false"/>
      <style:text-properties style:font-name="Pericles" fo:font-size="8pt" style:font-size-asian="8pt" style:font-size-complex="8pt"/>
    </style:style>
    <style:style style:name="P329" style:family="paragraph" style:parent-style-name="Text_20_body" style:list-style-name="L4">
      <style:paragraph-properties fo:margin-top="0in" fo:margin-bottom="0in" loext:contextual-spacing="false"/>
    </style:style>
    <style:style style:name="P330" style:family="paragraph" style:parent-style-name="Text_20_body" style:list-style-name="L6">
      <style:paragraph-properties fo:margin-top="0in" fo:margin-bottom="0in" loext:contextual-spacing="false"/>
    </style:style>
    <style:style style:name="P331" style:family="paragraph" style:parent-style-name="Text_20_body" style:list-style-name="L8">
      <style:paragraph-properties fo:margin-top="0in" fo:margin-bottom="0in" loext:contextual-spacing="false"/>
    </style:style>
    <style:style style:name="P332" style:family="paragraph" style:parent-style-name="Text_20_body" style:list-style-name="L9">
      <style:paragraph-properties fo:margin-top="0in" fo:margin-bottom="0in" loext:contextual-spacing="false"/>
    </style:style>
    <style:style style:name="P333" style:family="paragraph" style:parent-style-name="Text_20_body" style:list-style-name="L10">
      <style:paragraph-properties fo:margin-top="0in" fo:margin-bottom="0in" loext:contextual-spacing="false"/>
    </style:style>
    <style:style style:name="P334" style:family="paragraph" style:parent-style-name="Text_20_body" style:list-style-name="L12">
      <style:paragraph-properties fo:margin-top="0in" fo:margin-bottom="0in" loext:contextual-spacing="false"/>
    </style:style>
    <style:style style:name="P335" style:family="paragraph" style:parent-style-name="Text_20_body" style:list-style-name="L14">
      <style:paragraph-properties fo:margin-top="0in" fo:margin-bottom="0in" loext:contextual-spacing="false"/>
    </style:style>
    <style:style style:name="P336" style:family="paragraph" style:parent-style-name="Text_20_body" style:list-style-name="L16">
      <style:paragraph-properties fo:margin-top="0in" fo:margin-bottom="0in" loext:contextual-spacing="false"/>
    </style:style>
    <style:style style:name="P337" style:family="paragraph" style:parent-style-name="Text_20_body" style:list-style-name="L18">
      <style:paragraph-properties fo:margin-top="0in" fo:margin-bottom="0in" loext:contextual-spacing="false"/>
    </style:style>
    <style:style style:name="P338" style:family="paragraph" style:parent-style-name="Text_20_body" style:list-style-name="L20">
      <style:paragraph-properties fo:margin-top="0in" fo:margin-bottom="0in" loext:contextual-spacing="false"/>
    </style:style>
    <style:style style:name="T1" style:family="text">
      <style:text-properties fo:font-weight="normal" style:font-weight-asian="normal" style:font-weight-complex="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Pericles" fo:font-size="8pt" fo:letter-spacing="normal" fo:font-style="italic" fo:font-weight="normal" officeooo:rsid="000f7cfa" style:font-size-asian="8pt" style:font-style-asian="italic" style:font-weight-asian="normal" style:font-size-complex="8pt" style:font-style-complex="italic" style:font-weight-complex="normal"/>
    </style:style>
    <style:style style:name="T4" style:family="text">
      <style:text-properties fo:font-variant="normal" fo:text-transform="none" fo:color="#000000" style:font-name="Pericles" fo:font-size="8pt" fo:letter-spacing="normal" fo:font-style="italic" fo:font-weight="normal" style:font-size-asian="8pt" style:font-style-asian="italic" style:font-size-complex="8pt" style:font-style-complex="italic"/>
    </style:style>
    <style:style style:name="T5" style:family="text">
      <style:text-properties fo:font-variant="normal" fo:text-transform="none" fo:color="#000000" style:font-name="Pericles" fo:font-size="8pt" fo:letter-spacing="normal" fo:font-style="italic" style:font-size-asian="8pt" style:font-style-asian="italic" style:font-size-complex="8pt"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293f85" style:font-style-asian="normal" style:font-weight-asian="normal" style:font-style-complex="normal" style:font-weight-complex="normal"/>
    </style:style>
    <style:style style:name="T9" style:family="text">
      <style:text-properties fo:font-style="normal" style:text-underline-style="none" fo:font-weight="normal" officeooo:rsid="002b8dd6" style:font-style-asian="normal" style:font-weight-asian="normal" style:font-style-complex="normal" style:font-weight-complex="normal"/>
    </style:style>
    <style:style style:name="T10" style:family="text">
      <style:text-properties fo:font-style="normal" style:text-underline-style="none" fo:font-weight="normal" officeooo:rsid="002ca550" style:font-style-asian="normal" style:font-weight-asian="normal" style:font-style-complex="normal" style:font-weight-complex="normal"/>
    </style:style>
    <style:style style:name="T11" style:family="text">
      <style:text-properties fo:font-style="normal" style:text-underline-style="none" fo:font-weight="normal" officeooo:rsid="002ccf7c" style:font-style-asian="normal" style:font-weight-asian="normal" style:font-style-complex="normal" style:font-weight-complex="normal"/>
    </style:style>
    <style:style style:name="T12" style:family="text">
      <style:text-properties fo:font-style="normal" style:text-underline-style="none" fo:font-weight="normal" officeooo:rsid="002b9fb1" style:font-style-asian="normal" style:font-weight-asian="normal" style:font-style-complex="normal" style:font-weight-complex="normal"/>
    </style:style>
    <style:style style:name="T13" style:family="text">
      <style:text-properties fo:font-style="normal" style:text-underline-style="none" fo:font-weight="normal" officeooo:rsid="002a0998" style:font-style-asian="normal" style:font-weight-asian="normal" style:font-style-complex="normal" style:font-weight-complex="normal"/>
    </style:style>
    <style:style style:name="T14" style:family="text">
      <style:text-properties fo:font-style="normal" style:text-underline-style="none" fo:font-weight="normal" officeooo:rsid="003545b6"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27dbb0" style:font-style-asian="normal" style:font-size-complex="14pt" style:font-style-complex="normal" style:font-weight-complex="bold"/>
    </style:style>
    <style:style style:name="T17" style:family="text">
      <style:text-properties fo:font-style="normal" style:text-underline-style="none" officeooo:rsid="0031bb25" style:font-style-asian="normal" style:font-size-complex="14pt" style:font-style-complex="normal" style:font-weight-complex="bold"/>
    </style:style>
    <style:style style:name="T18" style:family="text">
      <style:text-properties style:font-name="Pericles" fo:font-size="10pt" style:font-size-asian="10pt" style:font-size-complex="10pt"/>
    </style:style>
    <style:style style:name="T19" style:family="text">
      <style:text-properties style:font-name="Pericles" fo:font-size="10pt" fo:font-weight="bold" style:font-size-asian="10pt" style:font-weight-asian="bold" style:font-size-complex="10pt" style:font-weight-complex="bold"/>
    </style:style>
    <style:style style:name="T20" style:family="text">
      <style:text-properties style:font-name="Pericles" fo:font-size="8pt" style:font-size-asian="8pt" style:font-size-complex="8pt"/>
    </style:style>
    <style:style style:name="T21" style:family="text">
      <style:text-properties style:font-name="Pericles" fo:font-size="8pt" officeooo:rsid="000a2ac7" style:font-size-asian="8pt" style:font-size-complex="8pt"/>
    </style:style>
    <style:style style:name="T22" style:family="text">
      <style:text-properties style:font-name="Pericles" fo:font-size="8pt" style:font-size-asian="8pt" style:font-size-complex="10pt"/>
    </style:style>
    <style:style style:name="T23" style:family="text">
      <style:text-properties style:font-name="Pericles" fo:font-size="8pt" fo:font-style="italic" style:font-size-asian="8pt" style:font-style-asian="italic" style:font-size-complex="8pt" style:font-style-complex="italic"/>
    </style:style>
    <style:style style:name="T24" style:family="text">
      <style:text-properties style:font-name="Pericles" fo:font-size="8pt" fo:font-style="italic" fo:font-weight="normal" style:font-size-asian="8pt" style:font-style-asian="italic" style:font-weight-asian="normal" style:font-size-complex="8pt" style:font-style-complex="italic" style:font-weight-complex="normal"/>
    </style:style>
    <style:style style:name="T25" style:family="text">
      <style:text-properties style:font-name="Pericles" fo:font-size="8pt" fo:font-style="italic" fo:font-weight="normal" officeooo:rsid="000a2ac7" style:font-size-asian="8pt" style:font-style-asian="italic" style:font-weight-asian="normal" style:font-size-complex="8pt" style:font-style-complex="italic" style:font-weight-complex="normal"/>
    </style:style>
    <style:style style:name="T26" style:family="text">
      <style:text-properties style:font-name="Pericles" fo:font-size="8pt" fo:font-style="italic" fo:font-weight="normal" officeooo:rsid="000f7cfa" style:font-size-asian="8pt" style:font-style-asian="italic" style:font-weight-asian="normal" style:font-size-complex="8pt" style:font-style-complex="italic" style:font-weight-complex="normal"/>
    </style:style>
    <style:style style:name="T27" style:family="text">
      <style:text-properties style:font-name="Pericles" fo:font-size="8pt" fo:font-style="italic" fo:font-weight="normal" officeooo:rsid="00101328" style:font-size-asian="8pt" style:font-style-asian="italic" style:font-weight-asian="normal" style:font-size-complex="8pt" style:font-style-complex="italic" style:font-weight-complex="normal"/>
    </style:style>
    <style:style style:name="T28" style:family="text">
      <style:text-properties style:font-name="Pericles" fo:font-size="8pt" fo:font-style="italic" fo:font-weight="normal" officeooo:rsid="00173020" style:font-size-asian="8pt" style:font-style-asian="italic" style:font-weight-asian="normal" style:font-size-complex="8pt" style:font-style-complex="italic" style:font-weight-complex="normal"/>
    </style:style>
    <style:style style:name="T29" style:family="text">
      <style:text-properties style:font-name="Pericles" fo:font-size="8pt" fo:font-style="italic" fo:font-weight="bold" style:font-size-asian="8pt" style:font-style-asian="italic" style:font-weight-asian="bold" style:font-size-complex="8pt"/>
    </style:style>
    <style:style style:name="T30" style:family="text">
      <style:text-properties style:font-name="Pericles" fo:font-size="8pt" fo:font-style="italic" fo:font-weight="bold" officeooo:rsid="000a2ac7" style:font-size-asian="8pt" style:font-style-asian="italic" style:font-weight-asian="bold" style:font-size-complex="8pt" style:font-style-complex="italic" style:font-weight-complex="bold"/>
    </style:style>
    <style:style style:name="T31" style:family="text">
      <style:text-properties style:font-name="Pericles" fo:font-size="8pt" fo:font-style="italic" fo:font-weight="bold" officeooo:rsid="000f7cfa" style:font-size-asian="8pt" style:font-style-asian="italic" style:font-weight-asian="bold" style:font-size-complex="8pt" style:font-style-complex="italic" style:font-weight-complex="bold"/>
    </style:style>
    <style:style style:name="T32" style:family="text">
      <style:text-properties style:font-name="Pericles" fo:font-size="8pt" fo:font-style="italic" fo:font-weight="bold" officeooo:rsid="00101328" style:font-size-asian="8pt" style:font-style-asian="italic" style:font-weight-asian="bold" style:font-size-complex="8pt" style:font-style-complex="italic" style:font-weight-complex="bold"/>
    </style:style>
    <style:style style:name="T33" style:family="text">
      <style:text-properties style:font-name="Pericles" fo:font-size="8pt" fo:font-style="italic" fo:font-weight="bold" officeooo:rsid="00173020" style:font-size-asian="8pt" style:font-style-asian="italic" style:font-weight-asian="bold" style:font-size-complex="8pt" style:font-style-complex="italic" style:font-weight-complex="bold"/>
    </style:style>
    <style:style style:name="T34" style:family="text">
      <style:text-properties style:font-name="Pericles" fo:font-size="8pt" fo:font-style="italic" fo:font-weight="bold" officeooo:rsid="002f772e" style:font-size-asian="8pt" style:font-style-asian="italic" style:font-weight-asian="bold" style:font-size-complex="10pt" style:font-style-complex="italic" style:font-weight-complex="bold"/>
    </style:style>
    <style:style style:name="T35" style:family="text">
      <style:text-properties style:font-name="Pericles" fo:font-size="8pt" fo:font-weight="bold" style:font-size-asian="8pt" style:font-weight-asian="bold" style:font-size-complex="8pt" style:font-weight-complex="bold"/>
    </style:style>
    <style:style style:name="T36" style:family="text">
      <style:text-properties style:font-name="Pericles" fo:font-size="8pt" fo:font-weight="bold" officeooo:rsid="000a66f4" style:font-size-asian="8pt" style:font-weight-asian="bold" style:font-size-complex="8pt" style:font-weight-complex="bold"/>
    </style:style>
    <style:style style:name="T37" style:family="text">
      <style:text-properties style:font-name="Pericles" fo:font-size="8pt" fo:font-style="normal" fo:font-weight="normal" style:font-size-asian="8pt" style:font-style-asian="normal" style:font-weight-asian="normal" style:font-size-complex="10pt" style:font-style-complex="normal" style:font-weight-complex="normal"/>
    </style:style>
    <style:style style:name="T38" style:family="text">
      <style:text-properties fo:font-size="8pt" style:font-size-asian="8pt" style:font-size-complex="8pt"/>
    </style:style>
    <style:style style:name="T39" style:family="text">
      <style:text-properties fo:font-size="8pt" fo:font-weight="bold" style:font-size-asian="8pt" style:font-weight-asian="bold" style:font-size-complex="8pt" style:font-weight-complex="bol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style:text-underline-style="none" style:font-style-asian="italic" style:font-style-complex="italic"/>
    </style:style>
    <style:style style:name="T42" style:family="text">
      <style:text-properties fo:font-style="italic" style:font-style-asian="italic" style:font-style-complex="italic"/>
    </style:style>
    <style:style style:name="T43" style:family="text">
      <style:text-properties style:font-name="Arial" fo:font-size="10pt" style:font-size-asian="10pt" style:font-name-complex="Arial" style:font-size-complex="10pt"/>
    </style:style>
    <style:style style:name="T44" style:family="text">
      <style:text-properties style:font-name="Arial" fo:font-size="8pt" style:font-size-asian="8pt" style:font-name-complex="Arial" style:font-size-complex="8pt"/>
    </style:style>
    <style:style style:name="T45" style:family="text">
      <style:text-properties officeooo:rsid="001e5244"/>
    </style:style>
    <style:style style:name="T46" style:family="text">
      <style:text-properties officeooo:rsid="001a044b"/>
    </style:style>
    <style:style style:name="T47" style:family="text">
      <style:text-properties officeooo:rsid="009efae1"/>
    </style:style>
    <style:style style:name="T48" style:family="text">
      <style:text-properties officeooo:rsid="00112fba"/>
    </style:style>
    <style:style style:name="T49" style:family="text">
      <style:text-properties officeooo:rsid="0018f214"/>
    </style:style>
    <style:style style:name="T50" style:family="text">
      <style:text-properties officeooo:rsid="00194f6c"/>
    </style:style>
    <style:style style:name="T51" style:family="text">
      <style:text-properties officeooo:rsid="0019c97a"/>
    </style:style>
    <style:style style:name="T52" style:family="text">
      <style:text-properties officeooo:rsid="001b28d1"/>
    </style:style>
    <style:style style:name="T53" style:family="text">
      <style:text-properties officeooo:rsid="001bebcb"/>
    </style:style>
    <style:style style:name="T54" style:family="text">
      <style:text-properties officeooo:rsid="001dadf3"/>
    </style:style>
    <style:style style:name="T55" style:family="text">
      <style:text-properties officeooo:rsid="001e4878"/>
    </style:style>
    <style:style style:name="T56" style:family="text">
      <style:text-properties officeooo:rsid="00a4f661"/>
    </style:style>
    <style:style style:name="T57" style:family="text">
      <style:text-properties officeooo:rsid="002188d9"/>
    </style:style>
    <style:style style:name="T58" style:family="text">
      <style:text-properties officeooo:rsid="002a7f25"/>
    </style:style>
    <style:style style:name="T59" style:family="text">
      <style:text-properties officeooo:rsid="00317e72"/>
    </style:style>
    <style:style style:name="T60" style:family="text">
      <style:text-properties officeooo:rsid="00270d01"/>
    </style:style>
    <style:style style:name="T61" style:family="text">
      <style:text-properties officeooo:rsid="0027dbb0"/>
    </style:style>
    <style:style style:name="T62" style:family="text">
      <style:text-properties style:text-underline-style="none"/>
    </style:style>
    <style:style style:name="T63" style:family="text">
      <style:text-properties style:text-underline-style="none" fo:font-weight="normal" style:font-size-asian="8.75pt" style:font-weight-asian="normal" style:font-size-complex="10pt" style:font-weight-complex="normal"/>
    </style:style>
    <style:style style:name="T64" style:family="text">
      <style:text-properties style:text-underline-style="none" fo:font-weight="normal" officeooo:rsid="0041b78e" style:font-size-asian="8.75pt" style:font-weight-asian="normal" style:font-size-complex="10pt" style:font-weight-complex="normal"/>
    </style:style>
    <style:style style:name="T65" style:family="text">
      <style:text-properties style:text-underline-style="none" officeooo:rsid="0027dbb0"/>
    </style:style>
    <style:style style:name="T66" style:family="text">
      <style:text-properties style:text-underline-style="none" officeooo:rsid="00337418"/>
    </style:style>
    <style:style style:name="T67" style:family="text">
      <style:text-properties style:text-underline-style="none" officeooo:rsid="003545b6"/>
    </style:style>
    <style:style style:name="T68" style:family="text">
      <style:text-properties style:text-underline-style="none" officeooo:rsid="0038da23"/>
    </style:style>
    <style:style style:name="T69" style:family="text">
      <style:text-properties style:text-underline-style="none" style:font-size-asian="8.75pt" style:font-size-complex="10pt"/>
    </style:style>
    <style:style style:name="T70" style:family="text">
      <style:text-properties officeooo:rsid="00a2ed8e"/>
    </style:style>
    <style:style style:name="T71" style:family="text">
      <style:text-properties officeooo:rsid="002a0998"/>
    </style:style>
    <style:style style:name="T72" style:family="text">
      <style:text-properties officeooo:rsid="002bdc15"/>
    </style:style>
    <style:style style:name="T73" style:family="text">
      <style:text-properties officeooo:rsid="00181a04"/>
    </style:style>
    <style:style style:name="T74" style:family="text">
      <style:text-properties officeooo:rsid="004947bf"/>
    </style:style>
    <style:style style:name="T75" style:family="text">
      <style:text-properties officeooo:rsid="004f7a12"/>
    </style:style>
    <style:style style:name="T76" style:family="text">
      <style:text-properties officeooo:rsid="0051bf8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Anthis Reborn</text:p>
      <text:p text:style-name="P110"/>
      <text:p text:style-name="P22">Shadow has reigned over mankind for countless generations. You have been born into slavery, toiling to further the inscrutable purposes of your inhuman masters. Hope was nothing more than a spark that vanished the same day as the sun that once warmed the planet.</text:p>
      <text:p text:style-name="P2">However, with the coming of the Lantern Gods, hope burns anew. Light has returned to the land. The Gods are with you. It is time to shatter the chains of Shadow, drive them from Anthis, and take your rightful place as free men, walking under the sky.</text:p>
      <text:p text:style-name="P2"/>
      <text:p text:style-name="P247">Character Creation</text:p>
      <text:p text:style-name="P40">Your character is a young hero living in a settlement that has just emerged from the final battle where Shadow was driven from Anthis. The world is still damaged, and much of the knowledge of the Old Empires has been lost. Thus, the skills and equipment available at the beginning of the game is heavily restricted -- at a level akin to the Stone Age.</text:p>
      <text:p text:style-name="Horizontal_20_Line"/>
      <text:h text:style-name="P54" text:outline-level="5"><text:bookmark text:name="character-creation-checklist"/>Character Creation Checklist</text:h>
      <text:p text:style-name="P43">The steps to creating your Anthis Reborn character are as follows:</text:p>
      <text:list xml:id="list2422732830" text:style-name="L1">
        <text:list-item>
          <text:p text:style-name="P320"><text:span text:style-name="T23">Generate your 7 <text:s/></text:span><text:span text:style-name="Strong_20_Emphasis"><text:span text:style-name="T23">Primary Stats</text:span></text:span></text:p>
        </text:list-item>
        <text:list-item>
          <text:p text:style-name="P320"><text:span text:style-name="T23">Choose your <text:s/></text:span><text:span text:style-name="Strong_20_Emphasis"><text:span text:style-name="T23">Campaign Role</text:span></text:span></text:p>
        </text:list-item>
        <text:list-item>
          <text:p text:style-name="P320"><text:span text:style-name="T23">Calculate your <text:s/></text:span><text:span text:style-name="Strong_20_Emphasis"><text:span text:style-name="T23">Figured Stats</text:span></text:span></text:p>
        </text:list-item>
        <text:list-item>
          <text:p text:style-name="P320"><text:span text:style-name="T23">Choose 4 <text:s/></text:span><text:span text:style-name="Strong_20_Emphasis"><text:span text:style-name="T23">Background Skills</text:span></text:span></text:p>
        </text:list-item>
        <text:list-item>
          <text:p text:style-name="P320"><text:span text:style-name="T23">Choose 6 <text:s/></text:span><text:span text:style-name="Strong_20_Emphasis"><text:span text:style-name="T23">Tag Skills</text:span></text:span></text:p>
        </text:list-item>
        <text:list-item>
          <text:p text:style-name="P321"><text:span text:style-name="T23">Choose 1 <text:s/></text:span><text:span text:style-name="Strong_20_Emphasis"><text:span text:style-name="T23">Starting Talent</text:span></text:span></text:p>
        </text:list-item>
      </text:list>
      <text:p text:style-name="Horizontal_20_Line"/>
      <text:p text:style-name="P112">Primary Stats</text:p>
      <text:p text:style-name="P66"/>
      <text:p text:style-name="P1"><text:span text:style-name="T1">Characters in Anthis have seven Primary Statistics. The starting value for each statistic is generated with a roll of </text:span><text:span text:style-name="Strong_20_Emphasis"><text:span text:style-name="Emphasis">2d4+6 <text:s/></text:span></text:span><text:span text:style-name="T1">to give starting values between 8 and 14. All attributes allow for a bit of interpretation with regards to their meaning. Some characters with a high muscle stat might be big, bulky and muscular. Others might be wiry and vigorous, but the game effects will be the same.</text:span></text:p>
      <text:h text:style-name="P143" text:outline-level="4"><text:bookmark text:name="muscle-m-"/>Muscle (M)</text:h>
      <text:p text:style-name="P2">Muscle represents your character's physical strength and the ability to effectively leverage that strength. Muscle tests are used to open doors, wrestle a struggling enemy to the ground, and to withstand being knocked over by a charging foe.</text:p>
      <text:h text:style-name="P143" text:outline-level="4"><text:bookmark text:name="skill-s-"/>Skill (S)</text:h>
      <text:p text:style-name="P2">Skill represents the agility and dexterity of your hero. Characters with a high skill statistic are good at using missile weapons and dodging blows. Skill tests are used to determine the success of tasks requiring hand-eye coordination or nimbleness.</text:p>
      <text:h text:style-name="P143" text:outline-level="4"><text:bookmark text:name="reflex-r-"/><text:soft-page-break/>Reflex (R)</text:h>
      <text:p text:style-name="P2">Reflex measures the raw reaction-time of your hero and their ability to perceive danger and react to it in a timely manner. Reflex is used to determine your initiative in combat and to dodge many traps.</text:p>
      <text:h text:style-name="P143" text:outline-level="4"><text:bookmark text:name="toughness-t-"/>Toughness (T)</text:h>
      <text:p text:style-name="P2">Toughness is a measure of your character's hardiness and their ability to withstand damage and other hardships. It determines your starting hit points and how resistant you are to poisons and diseases.</text:p>
      <text:h text:style-name="P143" text:outline-level="4"><text:bookmark text:name="wit-w-"/>Wit (W)</text:h>
      <text:p text:style-name="P2">Your wits are a measure of your intelligence and your perception. If you need to answer a riddle or spot a subtle clue hidden in a room, you will make a wit test.</text:p>
      <text:h text:style-name="P143" text:outline-level="4"><text:bookmark text:name="power-p-"/>Power (P)</text:h>
      <text:p text:style-name="P2">Power represents your force of will, your luck, and your connection with the magical aspects of Anthis. Characters with a high power score make the best mages and priests.</text:p>
      <text:h text:style-name="P143" text:outline-level="4"><text:bookmark text:name="charisma-c-"/>Charisma (C)</text:h>
      <text:p text:style-name="P2">Charisma is a measure of your character's looks, personality and connection to the divine. Many interpersonal skills rely on charisma, as do some magical ones.</text:p>
      <text:p text:style-name="Horizontal_20_Line"/>
      <text:h text:style-name="P49" text:outline-level="5"><text:bookmark text:name="character-creation-checklist1"/>Character Creation Checklist</text:h>
      <text:list xml:id="list3924808715" text:style-name="L2">
        <text:list-item>
          <text:p text:style-name="P322"><text:span text:style-name="T23">Generate your 7 <text:s/></text:span><text:span text:style-name="Strong_20_Emphasis"><text:span text:style-name="T23">Primary Stats</text:span></text:span></text:p>
        </text:list-item>
      </text:list>
      <text:p text:style-name="P45"><text:span text:style-name="T23">To create your primary stats, roll </text:span><text:span text:style-name="Strong_20_Emphasis"><text:span text:style-name="Emphasis"><text:span text:style-name="T23">2d4+6 <text:s/></text:span></text:span></text:span><text:span text:style-name="T23">seven times and record the results. Now assign each of the values to one of the primary stats in whatever order you choose based on the type of character you intend to play. A powerful warrior will focus on Muscle and Toughness, while a cunning wizard will want Wit and Power</text:span><text:span text:style-name="T18">.</text:span></text:p>
      <text:p text:style-name="Horizontal_20_Line"/>
      <text:h text:style-name="P240" text:outline-level="3"><text:bookmark text:name="stat-bonuses"/>Stat Bonuses</text:h>
      <text:p text:style-name="Text_20_body"><text:span text:style-name="T18">Each stat has a </text:span><text:span text:style-name="Emphasis"><text:span text:style-name="T18">bonus <text:s/></text:span></text:span><text:span text:style-name="T18">associated with it based on its raw value. The bonus is used to calculate figured stats as well as the effective values of skills.</text:span></text:p>
      <text:p text:style-name="P34"><text:span text:style-name="Emphasis"><text:span text:style-name="T19">Stat Bonus = (stat - 10) / 2</text:span></text:span></text:p>
      <text:p text:style-name="P2">With odd-valued stats, you will calculate a bonus with a 1/2. Keep the fraction and record it. If you apply two stat bonuses (which you do for skills), two half bonuses add up to an additional +1.</text:p>
      <text:p text:style-name="P2"/>
      <text:p text:style-name="P242">Effect Dice</text:p>
      <text:p text:style-name="P223"/>
      <text:p text:style-name="P237"><text:span text:style-name="Default_20_Paragraph_20_Font"><text:span text:style-name="T18">Each stat also has an effect die 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43">–</text:span></text:span><text:span text:style-name="Default_20_Paragraph_20_Font"><text:span text:style-name="T18"> when you hit your opponent, one of your damage dice is your muscle effect die.</text:span></text:span></text:p>
      <text:p text:style-name="P237"><text:span text:style-name="Default_20_Paragraph_20_Font"><text:span text:style-name="T18"/></text:span></text:p>
      <table:table table:name="Table1" table:style-name="Table1">
        <table:table-column table:style-name="Table1.A"/>
        <table:table-column table:style-name="Table1.B"/>
        <table:table-row>
          <table:table-cell table:style-name="Table1.A1" office:value-type="string">
            <text:p text:style-name="P41">Stat Value</text:p>
          </table:table-cell>
          <table:table-cell table:style-name="Table1.A1" office:value-type="string">
            <text:p text:style-name="P41">Effect Die</text:p>
          </table:table-cell>
        </table:table-row>
        <table:table-row>
          <table:table-cell table:style-name="Table1.A1" office:value-type="string">
            <text:p text:style-name="P42">0-3</text:p>
          </table:table-cell>
          <table:table-cell table:style-name="Table1.A1" office:value-type="string">
            <text:p text:style-name="P42">1d3-1</text:p>
          </table:table-cell>
        </table:table-row>
        <table:table-row>
          <table:table-cell table:style-name="Table1.A1" office:value-type="string">
            <text:p text:style-name="P42">4-5</text:p>
          </table:table-cell>
          <table:table-cell table:style-name="Table1.A1" office:value-type="string">
            <text:p text:style-name="P42">1d3</text:p>
          </table:table-cell>
        </table:table-row>
        <table:table-row>
          <table:table-cell table:style-name="Table1.A1" office:value-type="string">
            <text:p text:style-name="P42">6-8</text:p>
          </table:table-cell>
          <table:table-cell table:style-name="Table1.A1" office:value-type="string">
            <text:p text:style-name="P42">1d4</text:p>
          </table:table-cell>
        </table:table-row>
        <table:table-row>
          <table:table-cell table:style-name="Table1.A1" office:value-type="string">
            <text:p text:style-name="P42">9-12</text:p>
          </table:table-cell>
          <table:table-cell table:style-name="Table1.A1" office:value-type="string">
            <text:p text:style-name="P42">1d6</text:p>
          </table:table-cell>
        </table:table-row>
        <table:table-row>
          <table:table-cell table:style-name="Table1.A1" office:value-type="string">
            <text:p text:style-name="P42">13-15</text:p>
          </table:table-cell>
          <table:table-cell table:style-name="Table1.A1" office:value-type="string">
            <text:p text:style-name="P42">1d8</text:p>
          </table:table-cell>
        </table:table-row>
        <table:table-row>
          <table:table-cell table:style-name="Table1.A1" office:value-type="string">
            <text:p text:style-name="P42">16-18</text:p>
          </table:table-cell>
          <table:table-cell table:style-name="Table1.A1" office:value-type="string">
            <text:p text:style-name="P42">1d10</text:p>
          </table:table-cell>
        </table:table-row>
        <table:table-row>
          <table:table-cell table:style-name="Table1.A1" office:value-type="string">
            <text:p text:style-name="P42">19-20</text:p>
          </table:table-cell>
          <table:table-cell table:style-name="Table1.A1" office:value-type="string">
            <text:p text:style-name="P42">1d12</text:p>
          </table:table-cell>
        </table:table-row>
        <table:table-row>
          <table:table-cell table:style-name="Table1.A1" office:value-type="string">
            <text:p text:style-name="P42">21-22</text:p>
          </table:table-cell>
          <table:table-cell table:style-name="Table1.A1" office:value-type="string">
            <text:p text:style-name="P42">1d12+1</text:p>
          </table:table-cell>
        </table:table-row>
        <table:table-row>
          <table:table-cell table:style-name="Table1.A1" office:value-type="string">
            <text:p text:style-name="P42">23-24</text:p>
          </table:table-cell>
          <table:table-cell table:style-name="Table1.A1" office:value-type="string">
            <text:p text:style-name="P42">1d12+2</text:p>
          </table:table-cell>
        </table:table-row>
      </table:table>
      <text:p text:style-name="P222"/>
      <text:p text:style-name="P246">Campaign Roles</text:p>
      <text:p text:style-name="P7"><text:span text:style-name="T2">The story of Anthis Reborn is centered around the growth and development of the enclave. The enclave gives the heroes a reason for adventuring, a place to which to return after their explorations, and a stable of recurring NPCs with which to interact.</text:span> </text:p>
      <text:p text:style-name="Horizontal_20_Line"/>
      <text:h text:style-name="P50" text:outline-level="5">Character Creation Checklist</text:h>
      <text:list xml:id="list130749003917521" text:continue-numbering="true" text:style-name="L2">
        <text:list-item>
          <text:p text:style-name="P323"><text:span text:style-name="Strong_20_Emphasis"><text:span text:style-name="T25">Choose your <text:s/></text:span></text:span><text:span text:style-name="Strong_20_Emphasis"><text:span text:style-name="T30">Campaign Role</text:span></text:span></text:p>
        </text:list-item>
      </text:list>
      <text:p text:style-name="P46"><text:span text:style-name="T4">Choose one of the campaign roles listed below. Discuss the enclave effects with your GM so that you understand how your character fits into your settlement's society. Record the stat modifiers, and background skills listed in the template.</text:span><text:span text:style-name="Emphasis"><text:span text:style-name="T23">(Note: Background skills get a +1 bonus.)</text:span></text:span><text:span text:style-name="Emphasis"><text:span text:style-name="T5"> </text:span></text:span><text:span text:style-name="T4">Finally, choose one of the listed boons and record its effects.</text:span><text:span text:style-name="T23"> </text:span></text:p>
      <text:p text:style-name="Horizontal_20_Line"/>
      <text:h text:style-name="P143" text:outline-level="4"><text:bookmark text:name="chief-s-son-daughter"/>Chief's Son/Daughter</text:h>
      <text:p text:style-name="P2">You are the firstborn child of the enclave chief. As such, you have the respect of your fellow villagers, but with that comes many obligations.</text:p>
      <table:table table:name="Table2" table:style-name="Table2">
        <table:table-column table:style-name="Table2.A"/>
        <table:table-row>
          <table:table-cell table:style-name="Table2.A1" office:value-type="string">
            <text:p text:style-name="P2"><text:span text:style-name="Emphasis"><text:span text:style-name="T39">Enclave Effects:</text:span></text:span></text:p>
            <text:list xml:id="list2060530275" text:style-name="L3">
              <text:list-item>
                <text:p text:style-name="P327">You get a vote in the Enclave's Council and can bring up possible policy changes by petitioning your father.</text:p>
              </text:list-item>
              <text:list-item>
                <text:p text:style-name="P327">The rule of the enclave will fall to you in the event of your father's death.</text:p>
              </text:list-item>
              <text:list-item>
                <text:p text:style-name="P302">People will generally assume that you are acting on your father's behalf and will thus follow your instructions.</text:p>
              </text:list-item>
            </text:list>
            <text:p text:style-name="Text_20_body"><text:span text:style-name="Strong_20_Emphasis"><text:span text:style-name="Emphasis"><text:span text:style-name="T20">Stat Mods: <text:s/></text:span></text:span></text:span><text:span text:style-name="T20">+1 Charisma, +1 any other stat of your choice</text:span></text:p>
            <text:p text:style-name="Text_20_body"><text:span text:style-name="Strong_20_Emphasis"><text:span text:style-name="Emphasis"><text:span text:style-name="T20">Skills: <text:s/></text:span></text:span></text:span><text:span text:style-name="T20">Administrate, Persuade</text:span></text:p>
            <text:p text:style-name="Text_20_body"><text:span text:style-name="Emphasis"><text:span text:style-name="T35">Boons (Choose One):</text:span></text:span></text:p>
            <text:list xml:id="list189148389" text:style-name="L4">
              <text:list-item>
                <text:p text:style-name="P329"><text:span text:style-name="Strong_20_Emphasis"><text:span text:style-name="T20">Memory of Your Mother </text:span></text:span><text:span text:style-name="T20">-- You remember all too clearly your mother's death at the hands of Shadow. You gain +1 personal inspiration and +1 team inspiration.</text:span></text:p>
              </text:list-item>
              <text:list-item>
                <text:p text:style-name="P329"><text:soft-page-break/><text:span text:style-name="Strong_20_Emphasis"><text:span text:style-name="T20">Shadow Slayer </text:span></text:span><text:span text:style-name="T20">-- You get +1 attack, +1 defense and +1 damage when fighting agents of Shadow.</text:span></text:p>
              </text:list-item>
              <text:list-item>
                <text:p text:style-name="P329"><text:span text:style-name="Strong_20_Emphasis"><text:span text:style-name="T20">Voice of Authority </text:span></text:span><text:span text:style-name="T20">-- You already carry yourself like a leader of men. You gain +1 Charisma and by spending an Inspiration, you can reroll any social skill check at a +2.</text:span></text:p>
              </text:list-item>
              <text:list-item>
                <text:p text:style-name="P311"><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2"/>
      <text:h text:style-name="P143" text:outline-level="4"><text:bookmark text:name="chief-s-nephew-niece"/>Chief's Nephew/Niece</text:h>
      <text:p text:style-name="P2">Your father is the brother of the enclave's chief. He is a powerful fighter, and a wise leader. You are his firstborn child, and much like him, you are fit to rule, even though you may never do so because of the outdated traditions of your tribe.</text:p>
      <table:table table:name="Table3" table:style-name="Table3">
        <table:table-column table:style-name="Table3.A"/>
        <table:table-row>
          <table:table-cell table:style-name="Table3.A1" office:value-type="string">
            <text:p text:style-name="P2"><text:span text:style-name="Emphasis"><text:span text:style-name="T39">Enclave Effects:</text:span></text:span></text:p>
            <text:list xml:id="list2859451004" text:style-name="L5">
              <text:list-item>
                <text:p text:style-name="P328">Your father gets a vote in the Enclave Council and you have his ear.</text:p>
              </text:list-item>
              <text:list-item>
                <text:p text:style-name="P303">Your father is trying to get you a seat on the Enclave Council as well, but has had to luck as of yet.</text:p>
              </text:list-item>
            </text:list>
            <text:p text:style-name="Text_20_body"><text:span text:style-name="Strong_20_Emphasis"><text:span text:style-name="Emphasis"><text:span text:style-name="T20">Stat Mods: <text:s/></text:span></text:span></text:span><text:span text:style-name="T20">+1 Power, +1 any other stat of your choice</text:span></text:p>
            <text:p text:style-name="Text_20_body"><text:span text:style-name="Strong_20_Emphasis"><text:span text:style-name="Emphasis"><text:span text:style-name="T20">Skills: <text:s/></text:span></text:span></text:span><text:span text:style-name="T20">Administrate, Converse</text:span></text:p>
            <text:p text:style-name="Text_20_body"><text:span text:style-name="Emphasis"><text:span text:style-name="T35">Boons (Choose One):</text:span></text:span></text:p>
            <text:list xml:id="list3443927557" text:style-name="L6">
              <text:list-item>
                <text:p text:style-name="P330"><text:span text:style-name="Strong_20_Emphasis"><text:span text:style-name="T20">Malconent </text:span></text:span><text:span text:style-name="T20">-- You begin the game with the Streetwise background skill and its effects are extended to include all who feel discontent with the current state of the enclave, and the decisions of its rulers. All social skill checks with these malcontents is at a +2.</text:span></text:p>
              </text:list-item>
              <text:list-item>
                <text:p text:style-name="P330"><text:span text:style-name="Strong_20_Emphasis"><text:span text:style-name="T20">Unfocused Anger </text:span></text:span><text:span text:style-name="T20">-- You are an angry young man. By spending an inspiration, you can focus your rage to gain an edge in battle. You gain 4 temporary hit points, +1 AV, +1 attack and +1 damage for 3 rounds.</text:span></text:p>
              </text:list-item>
              <text:list-item>
                <text:p text:style-name="P330"><text:span text:style-name="Strong_20_Emphasis"><text:span text:style-name="T20">Unproven </text:span></text:span><text:span text:style-name="T20">-- You still feel the need to prove yourself. You gain +1 personal inspiration and team inspiration.</text:span></text:p>
              </text:list-item>
              <text:list-item>
                <text:p text:style-name="P312"><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2"/>
      <text:h text:style-name="P143" text:outline-level="4"><text:bookmark text:name="hedge-wizard-s-apprentice"/>Hedge Wizard's Apprentice</text:h>
      <text:p text:style-name="P2">During the reign of Shadow, men were not permitted to study magic. However, your master learned in secret and taught you the basics. When the demons finally learned of your master's forbidden knowledge, they tortured him to death. They never learned of you, and now that you are free, you have pledged to carry on your studies and bring mastery of magic back to mankind.</text:p>
      <table:table table:name="Table4" table:style-name="Table4">
        <table:table-column table:style-name="Table4.A"/>
        <table:table-row>
          <table:table-cell table:style-name="Table4.A1" office:value-type="string">
            <text:p text:style-name="P35"><text:span text:style-name="Emphasis"><text:span text:style-name="T36">E</text:span></text:span><text:span text:style-name="Emphasis"><text:span text:style-name="Strong_20_Emphasis"><text:span text:style-name="T20">nclave Effects:</text:span></text:span></text:span></text:p>
            <text:list xml:id="list2236675458" text:style-name="L7">
              <text:list-item>
                <text:p text:style-name="P304">The enclave starts with a Hedge's Hovel, allowing you to take magic skills and learn tier 1 sorcery spells.</text:p>
              </text:list-item>
            </text:list>
            <text:p text:style-name="Text_20_body"><text:span text:style-name="Strong_20_Emphasis"><text:span text:style-name="Emphasis"><text:span text:style-name="T20">Stat Mod</text:span></text:span></text:span><text:span text:style-name="Strong_20_Emphasis"><text:span text:style-name="Emphasis"><text:span text:style-name="T21">s: </text:span></text:span></text:span><text:span text:style-name="Strong_20_Emphasis"><text:span text:style-name="Emphasis"><text:span text:style-name="T20"><text:s/></text:span></text:span></text:span><text:span text:style-name="T20">+1 Power, +1 Wit</text:span></text:p>
            <text:p text:style-name="Text_20_body"><text:span text:style-name="Strong_20_Emphasis"><text:span text:style-name="Emphasis"><text:span text:style-name="T20">Skills: <text:s/></text:span></text:span></text:span><text:span text:style-name="T20">Sorcery, Spell Lore</text:span></text:p>
            <text:p text:style-name="Text_20_body"><text:span text:style-name="Strong_20_Emphasis"><text:span text:style-name="Emphasis"><text:span text:style-name="T20">Other: <text:s/></text:span></text:span></text:span><text:span text:style-name="T20">Your first talent must be </text:span><text:span text:style-name="Emphasis"><text:span text:style-name="T20">Sorcery Apprentice </text:span></text:span><text:span text:style-name="T20">from the Sorcery Tree. You also get one spell list and your choice of 4 first tier spells.</text:span></text:p>
            <text:p text:style-name="Text_20_body"><text:span text:style-name="Emphasis"><text:span text:style-name="T35">Boons (Choose One):</text:span></text:span></text:p>
            <text:list xml:id="list1733084996" text:style-name="L8">
              <text:list-item>
                <text:p text:style-name="P331"><text:span text:style-name="Strong_20_Emphasis"><text:span text:style-name="T20">Familiar </text:span></text:span><text:span text:style-name="T20">-- You begin the game with the </text:span><text:span text:style-name="Emphasis"><text:span text:style-name="T20">Familiar </text:span></text:span><text:span text:style-name="T20">talent, and one additional level one talent from the </text:span><text:span text:style-name="Emphasis"><text:span text:style-name="T20">Familiar </text:span></text:span><text:span text:style-name="T20">tree. This does not count against your talent tree picks unless you choose more talents from this tree.</text:span></text:p>
              </text:list-item>
              <text:list-item>
                <text:p text:style-name="P331"><text:span text:style-name="Strong_20_Emphasis"><text:span text:style-name="T20">Learned </text:span></text:span><text:span text:style-name="T20">-- You begin the game with a second spell list and one spell from that list.</text:span></text:p>
              </text:list-item>
              <text:list-item>
                <text:p text:style-name="P331"><text:span text:style-name="Strong_20_Emphasis"><text:span text:style-name="T20">Prodigy </text:span></text:span><text:span text:style-name="T20">-- You begin the game with the </text:span><text:span text:style-name="Emphasis"><text:span text:style-name="T20">Mana(1) </text:span></text:span><text:span text:style-name="T20">talent.</text:span></text:p>
              </text:list-item>
              <text:list-item>
                <text:p text:style-name="P313"><text:soft-page-break/><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h text:style-name="P143" text:outline-level="4"><text:bookmark text:name="priest-acolyte"/>Priest Acolyte</text:h>
      <text:p text:style-name="P2">For the longest time, men suffered without the guidance of the gods. When the Lantern Gods arrived, they brought hope and a means to destroy mankind's oppressors. Now that Shadow is gone, and you can worship freely, you are determined to learn as much as you can about the Lantern Gods and bring them glory.</text:p>
      <table:table table:name="Table5" table:style-name="Table5">
        <table:table-column table:style-name="Table5.A"/>
        <table:table-row>
          <table:table-cell table:style-name="Table5.A1" office:value-type="string">
            <text:p text:style-name="P36"><text:span text:style-name="Emphasis"><text:span text:style-name="T35">Enclave Effects:</text:span></text:span></text:p>
            <text:list xml:id="list1121578357" text:style-name="L9">
              <text:list-item>
                <text:p text:style-name="P332"><text:span text:style-name="T20">The enclave starts with a Crude Shrine to its patron god. You are the keeper of that shring, allowing </text:span><text:span text:style-name="Emphasis"><text:span text:style-name="T20">you </text:span></text:span><text:span text:style-name="T20">to earn divine favor from that god and cast tier 1 invocations from your patron's spell list.</text:span></text:p>
              </text:list-item>
              <text:list-item>
                <text:p text:style-name="P305">You get a vote in the Enclave's Council and can bring up possible policy changes when they involve the favor of the gods.</text:p>
              </text:list-item>
            </text:list>
            <text:p text:style-name="Text_20_body"><text:span text:style-name="Strong_20_Emphasis"><text:span text:style-name="Emphasis"><text:span text:style-name="T20">Stat Mods: <text:s/></text:span></text:span></text:span><text:span text:style-name="T20">+1 Charisma, +1 Power</text:span></text:p>
            <text:p text:style-name="Text_20_body"><text:span text:style-name="Strong_20_Emphasis"><text:span text:style-name="Emphasis"><text:span text:style-name="T20">Skills: <text:s/></text:span></text:span></text:span><text:span text:style-name="T20">Divine Invocations, Theology</text:span></text:p>
            <text:p text:style-name="Text_20_body"><text:span text:style-name="Strong_20_Emphasis"><text:span text:style-name="Emphasis"><text:span text:style-name="T20">Other: <text:s/></text:span></text:span></text:span><text:span text:style-name="T20">Your first talent must be </text:span><text:span text:style-name="Emphasis"><text:span text:style-name="T20">Acolyte Priest <text:s/></text:span></text:span><text:span text:style-name="T20">from the Priest Tree. You also get access to your patron god's spell list and your choice of 4 first tier spells.</text:span></text:p>
            <text:p text:style-name="Text_20_body"><text:span text:style-name="Emphasis"><text:span text:style-name="T35">Boons (Choose One):</text:span></text:span></text:p>
            <text:list xml:id="list1869399297" text:style-name="L10">
              <text:list-item>
                <text:p text:style-name="P333"><text:span text:style-name="Strong_20_Emphasis"><text:span text:style-name="T20">Beloved of Your Patron </text:span></text:span><text:span text:style-name="T20">-- You start each game with 1 divine favor. If you are reduced to less than 5 hit points, and you do not have a divine favor, you immediately gain one.</text:span></text:p>
              </text:list-item>
              <text:list-item>
                <text:p text:style-name="P333"><text:span text:style-name="Strong_20_Emphasis"><text:span text:style-name="T20">God Touched </text:span></text:span><text:span text:style-name="T20">-- During the final battle versus Shadow, you came into direct contact with your patron god and now have a permanent ability because of it.</text:span></text:p>
              </text:list-item>
              <text:list-item>
                <text:p text:style-name="P333"><text:span text:style-name="Strong_20_Emphasis"><text:span text:style-name="T20">Learned </text:span></text:span><text:span text:style-name="T20">-- You found and studied a holy symbol from a second god. You can gain divine favor from that god and can access the first tier spells of that god's spell list.</text:span></text:p>
              </text:list-item>
              <text:list-item>
                <text:p text:style-name="P314"><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16"/>
      <text:h text:style-name="P143" text:outline-level="4"><text:bookmark text:name="apothecary"/>Apothecary</text:h>
      <text:p text:style-name="P2">Even with Shadow defeated, the world is still very dangerous. There are many dark corners that reward the curious with naught but greivous injury. You are a novice healer, hoping to ease the suffering of your fellow villagers through the use of medicine and the bounty of this new land.</text:p>
      <table:table table:name="Table6" table:style-name="Table6">
        <table:table-column table:style-name="Table6.A"/>
        <table:table-row>
          <table:table-cell table:style-name="Table6.A1" office:value-type="string">
            <text:p text:style-name="P37"><text:span text:style-name="Strong_20_Emphasis"><text:span text:style-name="T20">Enclave Effects:</text:span></text:span></text:p>
            <text:list xml:id="list3187746655" text:style-name="L11">
              <text:list-item>
                <text:p text:style-name="P306">The enclave starts with either an Herbalist Bench, or an Infirmary. Your choice.</text:p>
              </text:list-item>
            </text:list>
            <text:p text:style-name="Text_20_body"><text:span text:style-name="Strong_20_Emphasis"><text:span text:style-name="Emphasis"><text:span text:style-name="T20">Stat Mods: <text:s/></text:span></text:span></text:span><text:span text:style-name="T20">+1 Skill, +1 Wit</text:span></text:p>
            <text:p text:style-name="Text_20_body"><text:span text:style-name="Strong_20_Emphasis"><text:span text:style-name="Emphasis"><text:span text:style-name="T20">Skills: <text:s/></text:span></text:span></text:span><text:span text:style-name="T20">Herb Lore, Medic</text:span></text:p>
            <text:p text:style-name="Text_20_body"><text:span text:style-name="Emphasis"><text:span text:style-name="T35">Boons (Choose One):</text:span></text:span></text:p>
            <text:list xml:id="list706935379" text:style-name="L12">
              <text:list-item>
                <text:p text:style-name="P334"><text:span text:style-name="Strong_20_Emphasis"><text:span text:style-name="T20">Empathic Healer </text:span></text:span><text:span text:style-name="T20">-- You have the uncanny ability to take others' pain as your own. By spending an inspiration, you can give your hit points to an adjacent ally, and also take on their wound effects. You gain an extra free check any session you use this power to heal 4 or more hit points.</text:span></text:p>
              </text:list-item>
              <text:list-item>
                <text:p text:style-name="P334"><text:span text:style-name="Strong_20_Emphasis"><text:span text:style-name="T20">Herb Memory -</text:span></text:span><text:span text:style-name="T20">- When you find herbs on the campaign map, you may mark the location. This type of herb will always appear in that hex in the future season allowing. To gather the herbs, you need only spend one of your enclave turns.</text:span></text:p>
              </text:list-item>
              <text:list-item>
                <text:p text:style-name="P334"><text:span text:style-name="Strong_20_Emphasis"><text:span text:style-name="T20">Taste Tester </text:span></text:span><text:span text:style-name="T20">-- You start with the talents </text:span><text:span text:style-name="Emphasis"><text:span text:style-name="T20">Resist Poison(2)</text:span></text:span><text:span text:style-name="T20">and </text:span><text:span text:style-name="Emphasis"><text:span text:style-name="T20">Resist Disease(2)</text:span></text:span><text:span text:style-name="T20">. You also get a +2 to identify substances, potions and herbs if you can taste them.</text:span></text:p>
              </text:list-item>
              <text:list-item>
                <text:p text:style-name="P315"><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63"/>
      <text:h text:style-name="P144" text:outline-level="4"><text:bookmark text:name="hunter"/><text:soft-page-break/>Hunter</text:h>
      <text:p text:style-name="P2">Hunters are tribesmen who use their skills with the spear and bow to hunt for the enclave, providing meat for the people, and clearing the nearby wilderness of dangerous wildlife.</text:p>
      <table:table table:name="Table7" table:style-name="Table7">
        <table:table-column table:style-name="Table7.A"/>
        <table:table-row>
          <table:table-cell table:style-name="Table7.A1" office:value-type="string">
            <text:p text:style-name="P37"><text:span text:style-name="Emphasis"><text:span text:style-name="T35">Enclave Effects:</text:span></text:span></text:p>
            <text:list xml:id="list2049378649" text:style-name="L13">
              <text:list-item>
                <text:p text:style-name="P307">You are a member of the Clan of Hunters, and as such are afforded some measure of respect from the citizens in the enclave.</text:p>
              </text:list-item>
            </text:list>
            <text:p text:style-name="Text_20_body"><text:span text:style-name="Strong_20_Emphasis"><text:span text:style-name="Emphasis"><text:span text:style-name="T20">Stat Mods: <text:s/></text:span></text:span></text:span><text:span text:style-name="T20">+1 Skill, +1 Toughness</text:span></text:p>
            <text:p text:style-name="Text_20_body"><text:span text:style-name="Strong_20_Emphasis"><text:span text:style-name="Emphasis"><text:span text:style-name="T20">Skills: <text:s/></text:span></text:span></text:span><text:span text:style-name="T20">Animal Lore, Combat: Bow or Spear and Shield</text:span></text:p>
            <text:p text:style-name="Text_20_body"><text:span text:style-name="Emphasis"><text:span text:style-name="T35">Boons (Choose One):</text:span></text:span></text:p>
            <text:list xml:id="list880726971" text:style-name="L14">
              <text:list-item>
                <text:p text:style-name="P335"><text:span text:style-name="Strong_20_Emphasis"><text:span text:style-name="T20">Animal Companion </text:span></text:span><text:span text:style-name="T20">-- You start the game with the </text:span><text:span text:style-name="Emphasis"><text:span text:style-name="T20">Animal Companion </text:span></text:span><text:span text:style-name="T20">talent. This does not count against your talent tree total unless you take another talent from this tree. </text:span><text:span text:style-name="Emphasis"><text:span text:style-name="T20">(Note: This talent tree is otherwise not available in this campaign setting.)</text:span></text:span></text:p>
              </text:list-item>
              <text:list-item>
                <text:p text:style-name="P335"><text:span text:style-name="Strong_20_Emphasis"><text:span text:style-name="T20">Fortune Finder </text:span></text:span><text:span text:style-name="T20">-- Once per game session, you may spend an inspiration while surveying the land to draw three cards from the exporation deck and choose the one you want to encounter. The rest are reshuffled into the deck for later.</text:span></text:p>
              </text:list-item>
              <text:list-item>
                <text:p text:style-name="P335"><text:span text:style-name="Strong_20_Emphasis"><text:span text:style-name="T20">Swift Hunter </text:span></text:span><text:span text:style-name="T20">-- You get +1 Initiative, +1 to your Combat Move and +1 bonus to Dodge.</text:span></text:p>
              </text:list-item>
              <text:list-item>
                <text:p text:style-name="P316"><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17"/>
      <text:h text:style-name="P144" text:outline-level="4"><text:bookmark text:name="scholar-s-apprentice"/>Scholar's Apprentice</text:h>
      <text:p text:style-name="P2">Your demonic masters made sure to keep your people ignorant of the world. However, some of you managed to keep knowledge alive through the telling of stories, and the carving of special marks hidden from the view of your captors. Now that you are free, you are determined to keep obtaining knowledge to use for the benefit of your tribe.</text:p>
      <table:table table:name="Table8" table:style-name="Table8">
        <table:table-column table:style-name="Table8.A"/>
        <table:table-row>
          <table:table-cell table:style-name="Table8.A1" office:value-type="string">
            <text:p text:style-name="P38"><text:span text:style-name="Strong_20_Emphasis"><text:span text:style-name="T20">Enclave Effects:</text:span></text:span></text:p>
            <text:list xml:id="list697725770" text:style-name="L15">
              <text:list-item>
                <text:p text:style-name="P308">The enclave starts with a Scholar's Hovel.</text:p>
              </text:list-item>
            </text:list>
            <text:p text:style-name="Text_20_body"><text:span text:style-name="Strong_20_Emphasis"><text:span text:style-name="Emphasis"><text:span text:style-name="T20">Stat Mods: <text:s/></text:span></text:span></text:span><text:span text:style-name="T20">+1 Reflex, +1 Wit</text:span></text:p>
            <text:p text:style-name="Text_20_body"><text:span text:style-name="Strong_20_Emphasis"><text:span text:style-name="Emphasis"><text:span text:style-name="T20">Skills: <text:s/></text:span></text:span></text:span><text:span text:style-name="T20">Reading (RW), Scholar</text:span></text:p>
            <text:p text:style-name="Text_20_body"><text:span text:style-name="Emphasis"><text:span text:style-name="T35">Boons (Choose One):</text:span></text:span></text:p>
            <text:list xml:id="list3074406333" text:style-name="L16">
              <text:list-item>
                <text:p text:style-name="P336"><text:span text:style-name="Strong_20_Emphasis"><text:span text:style-name="T20">Historian </text:span></text:span><text:span text:style-name="T20">-- You begin the game with the History skill, and the enclave does not need to recover a historical find to unlock it.</text:span></text:p>
              </text:list-item>
              <text:list-item>
                <text:p text:style-name="P336"><text:span text:style-name="Strong_20_Emphasis"><text:span text:style-name="T20">Secret Knowledge </text:span></text:span><text:span text:style-name="T20">-- You begin the game with a piece of lore forbidden by your late evil masters. This map or tome leads to certain adventure, and possibly riches for you and the village.</text:span></text:p>
              </text:list-item>
              <text:list-item>
                <text:p text:style-name="P336"><text:span text:style-name="Strong_20_Emphasis"><text:span text:style-name="T20">Teacher </text:span></text:span><text:span text:style-name="T20">-- You may use your Scholar skill to assist any administrative, lore, medical, or theology check. Your assistance is worth a +2 to the main actor's roll. You get a +1 to any such checks that you make (without needing an assist check).</text:span></text:p>
              </text:list-item>
              <text:list-item>
                <text:p text:style-name="P317"><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18"/>
      <text:h text:style-name="P145" text:outline-level="4"><text:bookmark text:name="warmaster-s-apprentice"/>Warmaster's Apprentice</text:h>
      <text:p text:style-name="P2">Your people are generally peaceful and industrious. However, defeating your slavers required violence, and surviving in this new world promises to be no safer. The Warmaster is the tribe's greatest warrior and he does what he can to keep your village safe, but he is but one man, and he is getting old. You are learning all you can from the Warmaster, because when he can no longer fight for the glory of your enclave, you hope to take his place.</text:p>
      <text:p text:style-name="P3"><text:soft-page-break/></text:p>
      <table:table table:name="Table9" table:style-name="Table9">
        <table:table-column table:style-name="Table9.A"/>
        <table:table-row table:style-name="Table9.1">
          <table:table-cell table:style-name="Table9.A1" office:value-type="string">
            <text:p text:style-name="P39"><text:span text:style-name="Emphasis"><text:span text:style-name="T35">Enclave Effects:</text:span></text:span></text:p>
            <text:list xml:id="list3434714006" text:style-name="L17">
              <text:list-item>
                <text:p text:style-name="P309">None</text:p>
              </text:list-item>
            </text:list>
            <text:p text:style-name="Text_20_body"><text:span text:style-name="Strong_20_Emphasis"><text:span text:style-name="Emphasis"><text:span text:style-name="T20">Stat Mods: <text:s/></text:span></text:span></text:span><text:span text:style-name="T20">+1 Muscle, +1 Toughness</text:span></text:p>
            <text:p text:style-name="Text_20_body"><text:span text:style-name="Strong_20_Emphasis"><text:span text:style-name="Emphasis"><text:span text:style-name="T20">Skills: <text:s/></text:span></text:span></text:span><text:span text:style-name="T20">Choose Two: Athletics, Bow, Brawling, Climb, Great Weapon, One-Hand &amp; Shield, Spear &amp; Shield</text:span></text:p>
            <text:p text:style-name="Text_20_body"><text:span text:style-name="Emphasis"><text:span text:style-name="T35">Boons (Choose One):</text:span></text:span></text:p>
            <text:list xml:id="list343318174" text:style-name="L18">
              <text:list-item>
                <text:p text:style-name="P337"><text:span text:style-name="Strong_20_Emphasis"><text:span text:style-name="T20">Blooded Weapon </text:span></text:span><text:span text:style-name="T20">-- In the final battle, your weapon struck one of the major demons straight through the heart. The blood from that creature made the stone extremely sharp and resilient. This weapon does +1 damage, gets +1 wound die and never takes wear and tear checks.</text:span></text:p>
              </text:list-item>
              <text:list-item>
                <text:p text:style-name="P337"><text:span text:style-name="Strong_20_Emphasis"><text:span text:style-name="T20">Tough </text:span></text:span><text:span text:style-name="T20">-- You get +1 Toughness and you begin the game with +4 additional hit points.</text:span></text:p>
              </text:list-item>
              <text:list-item>
                <text:p text:style-name="P337"><text:span text:style-name="Strong_20_Emphasis"><text:span text:style-name="T20">Weapon Master </text:span></text:span><text:span text:style-name="T20">-- You have an uncanny talent with weapons. By spending an inspiration, you can swap out one weapon skill for another. This is permanent until you swap again.</text:span></text:p>
              </text:list-item>
              <text:list-item>
                <text:p text:style-name="P318"><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19"/>
      <text:h text:style-name="P146" text:outline-level="4"><text:bookmark text:name="builder-s-apprentice"/>Builder's Apprentice</text:h>
      <text:p text:style-name="P2">Your new freedom brought with it many needs that require tending. The people must be housed and fed. There are tools to be created, and weapons to be forged.</text:p>
      <table:table table:name="Table10" table:style-name="Table10">
        <table:table-column table:style-name="Table10.A"/>
        <table:table-row>
          <table:table-cell table:style-name="Table10.A1" office:value-type="string">
            <text:p text:style-name="P39"><text:span text:style-name="Strong_20_Emphasis"><text:span text:style-name="T20">Enclave Effects:</text:span></text:span></text:p>
            <text:list xml:id="list404278340" text:style-name="L19">
              <text:list-item>
                <text:p text:style-name="P310">You are a member of the Builder Clan and are thus afforded a modicum of respect from your fellow villagers.</text:p>
              </text:list-item>
            </text:list>
            <text:p text:style-name="Text_20_body"><text:span text:style-name="Strong_20_Emphasis"><text:span text:style-name="Emphasis"><text:span text:style-name="T20">Stat Mods: <text:s/></text:span></text:span></text:span><text:span text:style-name="T20">+1 Skill, +1 Wit</text:span></text:p>
            <text:p text:style-name="Text_20_body"><text:span text:style-name="Strong_20_Emphasis"><text:span text:style-name="Emphasis"><text:span text:style-name="T20">Skills: <text:s/></text:span></text:span></text:span><text:span text:style-name="T20">Craftsman, Choose one from Administrate, Agriculture, Logging, and Mining</text:span></text:p>
            <text:p text:style-name="Text_20_body"><text:span text:style-name="Emphasis"><text:span text:style-name="T35">Boons (Choose One):</text:span></text:span></text:p>
            <text:list xml:id="list2996380084" text:style-name="L20">
              <text:list-item>
                <text:p text:style-name="P338"><text:span text:style-name="Strong_20_Emphasis"><text:span text:style-name="T20">Creation </text:span></text:span><text:span text:style-name="T20">-- You start the game with the unique skill of Creation(SP). You can collect and store essence from extraordinary places, items and creatures. You can then fuse those essences into items to imbue them with special powers.</text:span></text:p>
              </text:list-item>
              <text:list-item>
                <text:p text:style-name="P338"><text:span text:style-name="Strong_20_Emphasis"><text:span text:style-name="T20">Instructor </text:span></text:span><text:span text:style-name="T20">-- Because you give such clear instructions, you can assist units gathering or building without being present. You are also permitted to assist two units at once, but you must be present at one of the two sites.</text:span></text:p>
              </text:list-item>
              <text:list-item>
                <text:p text:style-name="P319"><text:span text:style-name="Strong_20_Emphasis"><text:span text:style-name="T20">Whistle While You Work </text:span></text:span><text:span text:style-name="T20">-- By spending a point of inspiration, you can reroll any one enclave task (either building or gathering) with a +1 CH, even if you weren't assisting the task.</text:span></text:p>
              </text:list-item>
            </text:list>
          </table:table-cell>
        </table:table-row>
      </table:table>
      <text:p text:style-name="P119"/>
      <text:p text:style-name="P29">Figured Stats</text:p>
      <text:p text:style-name="P5">There are four figured stats that are used for combat, and these are either a set value, or based off of your primary stat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93">Hit Points (HP)</text:p>
          </table:table-cell>
          <table:table-cell table:style-name="Table11.A1" office:value-type="string">
            <text:p text:style-name="P26">How much damage you can take before being killed or seriously injured</text:p>
          </table:table-cell>
          <table:table-cell table:style-name="Table11.A1" office:value-type="string">
            <text:p text:style-name="P21"><text:span text:style-name="Emphasis"><text:span text:style-name="T38">Hit Points = Toughness + 1/2 Muscle + 1/2 Power</text:span></text:span></text:p>
          </table:table-cell>
          <table:table-cell table:style-name="Table11.D1" office:value-type="string">
            <text:p text:style-name="P27">Round fractions of muscle and power up so that a 7 muscle would give you 4 additional hit points).</text:p>
          </table:table-cell>
        </table:table-row>
        <table:table-row>
          <table:table-cell table:style-name="Table11.A2" office:value-type="string">
            <text:p text:style-name="P194">Initiative (INI)</text:p>
          </table:table-cell>
          <table:table-cell table:style-name="Table11.A2" office:value-type="string">
            <text:p text:style-name="P148">Determines who goes first in a combat round</text:p>
          </table:table-cell>
          <table:table-cell table:style-name="Table11.A2" office:value-type="string">
            <text:p text:style-name="P21"><text:span text:style-name="Emphasis"><text:span text:style-name="T38">Initiative = Reflex Bonus + Wit Bonus</text:span></text:span></text:p>
          </table:table-cell>
          <table:table-cell table:style-name="Table11.D2" office:value-type="string">
            <text:p text:style-name="P25">Remember that each bonus might have a 1/2 and that two half bonuses will add up to a +1.</text:p>
          </table:table-cell>
        </table:table-row>
        <text:soft-page-break/>
        <table:table-row>
          <table:table-cell table:style-name="Table11.A2" office:value-type="string">
            <text:p text:style-name="P194">Combat Move (MV)</text:p>
          </table:table-cell>
          <table:table-cell table:style-name="Table11.A2" office:value-type="string">
            <text:p text:style-name="P148">The number of hexes you can move in a single full-move action</text:p>
          </table:table-cell>
          <table:table-cell table:style-name="Table11.A2" office:value-type="string">
            <text:p text:style-name="P28"><text:span text:style-name="Emphasis">Combat Move = 6 Hexes/Combat Round</text:span></text:p>
          </table:table-cell>
          <table:table-cell table:style-name="Table11.D2" office:value-type="string">
            <text:p text:style-name="P147"/>
          </table:table-cell>
        </table:table-row>
        <table:table-row>
          <table:table-cell table:style-name="Table11.A2" office:value-type="string">
            <text:p text:style-name="P194">Base Defense (BD)</text:p>
          </table:table-cell>
          <table:table-cell table:style-name="Table11.A2" office:value-type="string">
            <text:p text:style-name="P148">Your defenses degrade as you are attacked multiple times in a combat round. Your base defense is the lowest this value can ever go</text:p>
          </table:table-cell>
          <table:table-cell table:style-name="Table11.A2" office:value-type="string">
            <text:p text:style-name="P28"><text:span text:style-name="Emphasis">Base Defense = 6</text:span></text:p>
          </table:table-cell>
          <table:table-cell table:style-name="Table11.D2" office:value-type="string">
            <text:p text:style-name="P147"/>
          </table:table-cell>
        </table:table-row>
      </table:table>
      <text:p text:style-name="P5"/>
      <text:p text:style-name="Horizontal_20_Line"/>
      <text:h text:style-name="P51" text:outline-level="5">Character Creation Checklist</text:h>
      <text:list xml:id="list130747533648773" text:continue-list="list130749003917521" text:style-name="L2">
        <text:list-item>
          <text:p text:style-name="P324"><text:span text:style-name="Strong_20_Emphasis"><text:span text:style-name="T26">Calculate your <text:s/></text:span></text:span><text:span text:style-name="Strong_20_Emphasis"><text:span text:style-name="T31">Figured Stats</text:span></text:span></text:p>
        </text:list-item>
      </text:list>
      <text:p text:style-name="P44"><text:span text:style-name="T2">To calculate your figured stats, just follow the formulas listed above, paying close attention to the handling of fractions.</text:span> </text:p>
      <text:p text:style-name="Horizontal_20_Line"/>
      <text:p text:style-name="Text_20_body"/>
      <text:h text:style-name="P239" text:outline-level="3"><text:bookmark text:name="skills"/>Skills</text:h>
      <text:p text:style-name="P2">Skills are how you get things done in the world of Anthis. They cover a range of tasks from growing food, to killing dragons. The rules for using skills is covered in the Adventuring section. Here, we will discuss how you choose your skills and figure out their starting skill values.</text:p>
      <text:h text:style-name="P143" text:outline-level="4"><text:bookmark text:name="background-skills"/>Background Skills</text:h>
      <text:p text:style-name="Text_20_body"><text:span text:style-name="T18">Characters in Anthis Reborn will start the game with between 4-7 background skills. The values for background skills are calculated normally, but the character gets a +1 </text:span><text:span text:style-name="Emphasis"><text:span text:style-name="T18">Background </text:span></text:span><text:span text:style-name="T18">bonus when he tests them.</text:span></text:p>
      <text:p text:style-name="Text_20_body"><text:span text:style-name="T18">You get two background skills from your campaign role. In addition, you get to choose four background skills to round out your character unless you chose the </text:span><text:span text:style-name="Emphasis"><text:span text:style-name="T18">Young </text:span></text:span><text:span text:style-name="T18">boon for your campaign role. Young characters get two less picks, but make up for it with increased stats and experience gain.</text:span></text:p>
      <text:p text:style-name="Horizontal_20_Line"/>
      <text:h text:style-name="P52" text:outline-level="5">Character Creation Checklist</text:h>
      <text:list xml:id="list130749287542869" text:continue-numbering="true" text:style-name="L2">
        <text:list-item>
          <text:p text:style-name="P325"><text:span text:style-name="Strong_20_Emphasis"><text:span text:style-name="T27">Choose 4 </text:span></text:span><text:span text:style-name="Strong_20_Emphasis"><text:span text:style-name="T32"><text:s/>Background Skills</text:span></text:span></text:p>
        </text:list-item>
      </text:list>
      <text:p text:style-name="P47"><text:span text:style-name="T3">Choose 4 skills from the skill list, and record the +1 </text:span><text:span text:style-name="Emphasis"><text:span text:style-name="T26">Background </text:span></text:span><text:span text:style-name="T3">bonus for those skills. Figure the stat bonus for the skill by summing the bonuses for the two stats associated with the skill.</text:span><text:span text:style-name="T26"> </text:span></text:p>
      <text:p text:style-name="Horizontal_20_Line"/>
      <text:h text:style-name="P143" text:outline-level="4"><text:bookmark text:name="tag-skills"/>Tag Skills</text:h>
      <text:p text:style-name="Text_20_body"><text:span text:style-name="T18">You start with six tag skills. Tag skills do not get the +1 </text:span><text:span text:style-name="Emphasis"><text:span text:style-name="T18">Background </text:span></text:span><text:span text:style-name="T18">bonus. Instead, tag skills determine how you level up. Each time you gain enough experience to increase a tag skill, you gain one Experience Point.</text:span></text:p>
      <text:p text:style-name="P2">You can tag background skills, and if you do so, that skill will benefit from the +1 <text:soft-page-break/>bonus to tests, and it will factor in your leveling. Alternately, you can use your tag skill picks to add new skills to your character.</text:p>
      <text:p text:style-name="Horizontal_20_Line"/>
      <text:h text:style-name="P52" text:outline-level="5">Character Creation Checklist</text:h>
      <text:list xml:id="list130748182725758" text:continue-numbering="true" text:style-name="L2">
        <text:list-item>
          <text:p text:style-name="P325"><text:span text:style-name="Strong_20_Emphasis"><text:span text:style-name="T27">Choose 6 </text:span></text:span><text:span text:style-name="Strong_20_Emphasis"><text:span text:style-name="T32"><text:s/>Tag Skills</text:span></text:span></text:p>
        </text:list-item>
      </text:list>
      <text:p text:style-name="P47"><text:span text:style-name="T3">Choose 6 skills from the skill list, and record the fact that they are tagged and will contribute to your leveling.</text:span><text:span text:style-name="T26"> </text:span></text:p>
      <text:p text:style-name="Horizontal_20_Line"/>
      <text:h text:style-name="P143" text:outline-level="4"><text:bookmark text:name="skill-level"/>Skill Level</text:h>
      <text:p text:style-name="P2">Every skill you select as either a background or tag skill gets a starting skill level of 8.</text:p>
      <text:h text:style-name="P143" text:outline-level="4"><text:bookmark text:name="skill-bonus"/>Skill Bonus</text:h>
      <text:p text:style-name="P2">Every skill has two stats associated with it. When you make a test with the skill, you take your skill level, add the background bonus (if this is a background skill), and then the stat bonuses for the associated stats.</text:p>
      <text:p text:style-name="P67">Combat Skills</text:p>
      <text:p text:style-name="P69"/>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24">Skill Name</text:p>
          </table:table-cell>
          <table:table-cell table:style-name="Table16.A1" office:value-type="string">
            <text:p text:style-name="P224">Stats</text:p>
          </table:table-cell>
          <table:table-cell table:style-name="Table16.A1" office:value-type="string">
            <text:p text:style-name="P224">Default</text:p>
          </table:table-cell>
          <table:table-cell table:style-name="Table16.A1" office:value-type="string">
            <text:p text:style-name="P224">Notes</text:p>
          </table:table-cell>
        </table:table-row>
        <table:table-row>
          <table:table-cell table:style-name="Table16.A1" office:value-type="string">
            <text:p text:style-name="P227">Bow</text:p>
          </table:table-cell>
          <table:table-cell table:style-name="Table16.A1" office:value-type="string">
            <text:p text:style-name="P227">RS</text:p>
          </table:table-cell>
          <table:table-cell table:style-name="Table16.A1" office:value-type="string">
            <text:p text:style-name="P228">4</text:p>
          </table:table-cell>
          <table:table-cell table:style-name="Table16.A1" office:value-type="string">
            <text:p text:style-name="P227">Bows – features piercing, improved range and defensive options for archers</text:p>
          </table:table-cell>
        </table:table-row>
        <table:table-row>
          <table:table-cell table:style-name="Table16.A1" office:value-type="string">
            <text:p text:style-name="P227">Brawling</text:p>
          </table:table-cell>
          <table:table-cell table:style-name="Table16.A1" office:value-type="string">
            <text:p text:style-name="P227">MT</text:p>
          </table:table-cell>
          <table:table-cell table:style-name="Table16.A1" office:value-type="string">
            <text:p text:style-name="P228">8</text:p>
          </table:table-cell>
          <table:table-cell table:style-name="Table16.A1" office:value-type="string">
            <text:p text:style-name="P238"><text:span text:style-name="Default_20_Paragraph_20_Font"><text:span text:style-name="T20">Unarmed, clubs and improvised weapons </text:span></text:span><text:span text:style-name="Default_20_Paragraph_20_Font"><text:span text:style-name="T44">–</text:span></text:span><text:span text:style-name="Default_20_Paragraph_20_Font"><text:span text:style-name="T20"> features fast attacks and bonus damage with unarmed strikes</text:span></text:span></text:p>
          </table:table-cell>
        </table:table-row>
        <table:table-row>
          <table:table-cell table:style-name="Table16.A1" office:value-type="string">
            <text:p text:style-name="P227">Dirty Fighting</text:p>
          </table:table-cell>
          <table:table-cell table:style-name="Table16.A1" office:value-type="string">
            <text:p text:style-name="P227">RW</text:p>
          </table:table-cell>
          <table:table-cell table:style-name="Table16.A1" office:value-type="string">
            <text:p text:style-name="P228">0</text:p>
          </table:table-cell>
          <table:table-cell table:style-name="Table16.A1" office:value-type="string">
            <text:p text:style-name="P238"><text:span text:style-name="Default_20_Paragraph_20_Font"><text:span text:style-name="T20">Knives, improvised weapons </text:span></text:span><text:span text:style-name="Default_20_Paragraph_20_Font"><text:span text:style-name="T44">–</text:span></text:span><text:span text:style-name="Default_20_Paragraph_20_Font"><text:span text:style-name="T20"> features dirty tricks such as head butt, dirt in the eyes, groin kicks</text:span></text:span></text:p>
          </table:table-cell>
        </table:table-row>
        <table:table-row>
          <table:table-cell table:style-name="Table16.A1" office:value-type="string">
            <text:p text:style-name="P227">Dual Wield</text:p>
          </table:table-cell>
          <table:table-cell table:style-name="Table16.A1" office:value-type="string">
            <text:p text:style-name="P227">RS</text:p>
          </table:table-cell>
          <table:table-cell table:style-name="Table16.A1" office:value-type="string">
            <text:p text:style-name="P228">0</text:p>
          </table:table-cell>
          <table:table-cell table:style-name="Table16.A1" office:value-type="string">
            <text:p text:style-name="P238"><text:span text:style-name="Default_20_Paragraph_20_Font"><text:span text:style-name="T20">Any two light/medium one-handed weapons </text:span></text:span><text:span text:style-name="Default_20_Paragraph_20_Font"><text:span text:style-name="T44">–</text:span></text:span><text:span text:style-name="Default_20_Paragraph_20_Font"><text:span text:style-name="T20"> features fast attacks, mobility and whirlwind style moves</text:span></text:span></text:p>
          </table:table-cell>
        </table:table-row>
        <table:table-row>
          <table:table-cell table:style-name="Table16.A1" office:value-type="string">
            <text:p text:style-name="P227">Dueling</text:p>
          </table:table-cell>
          <table:table-cell table:style-name="Table16.A1" office:value-type="string">
            <text:p text:style-name="P227">RS</text:p>
          </table:table-cell>
          <table:table-cell table:style-name="Table16.A1" office:value-type="string">
            <text:p text:style-name="P228">4</text:p>
          </table:table-cell>
          <table:table-cell table:style-name="Table16.A1" office:value-type="string">
            <text:p text:style-name="P238"><text:span text:style-name="Default_20_Paragraph_20_Font"><text:span text:style-name="T20">Single weapon </text:span></text:span><text:span text:style-name="Default_20_Paragraph_20_Font"><text:span text:style-name="T44">–</text:span></text:span><text:span text:style-name="Default_20_Paragraph_20_Font"><text:span text:style-name="T20"> features some mobility and status attacks to wound and cripple your foe</text:span></text:span></text:p>
          </table:table-cell>
        </table:table-row>
        <table:table-row>
          <table:table-cell table:style-name="Table16.A1" office:value-type="string">
            <text:p text:style-name="P227">Great Weapon</text:p>
          </table:table-cell>
          <table:table-cell table:style-name="Table16.A1" office:value-type="string">
            <text:p text:style-name="P227">MS</text:p>
          </table:table-cell>
          <table:table-cell table:style-name="Table16.A1" office:value-type="string">
            <text:p text:style-name="P228">4</text:p>
          </table:table-cell>
          <table:table-cell table:style-name="Table16.A1" office:value-type="string">
            <text:p text:style-name="P238"><text:span text:style-name="Default_20_Paragraph_20_Font"><text:span text:style-name="T20">Bulky two-handed weapons </text:span></text:span><text:span text:style-name="Default_20_Paragraph_20_Font"><text:span text:style-name="T44">–</text:span></text:span><text:span text:style-name="Default_20_Paragraph_20_Font"><text:span text:style-name="T20"> features powerful damaging attacks, cleave</text:span></text:span></text:p>
          </table:table-cell>
        </table:table-row>
        <table:table-row>
          <table:table-cell table:style-name="Table16.A1" office:value-type="string">
            <text:p text:style-name="P227">One-Hand &amp; Shield</text:p>
          </table:table-cell>
          <table:table-cell table:style-name="Table16.A1" office:value-type="string">
            <text:p text:style-name="P227">ST</text:p>
          </table:table-cell>
          <table:table-cell table:style-name="Table16.A1" office:value-type="string">
            <text:p text:style-name="P228">4</text:p>
          </table:table-cell>
          <table:table-cell table:style-name="Table16.A1" office:value-type="string">
            <text:p text:style-name="P238"><text:span text:style-name="Default_20_Paragraph_20_Font"><text:span text:style-name="T20">Sword and board </text:span></text:span><text:span text:style-name="Default_20_Paragraph_20_Font"><text:span text:style-name="T44">–</text:span></text:span><text:span text:style-name="Default_20_Paragraph_20_Font"><text:span text:style-name="T20"> features tanking and defensive options as well as shield attacks</text:span></text:span></text:p>
          </table:table-cell>
        </table:table-row>
        <table:table-row>
          <table:table-cell table:style-name="Table16.A1" office:value-type="string">
            <text:p text:style-name="P227">Polearm</text:p>
          </table:table-cell>
          <table:table-cell table:style-name="Table16.A1" office:value-type="string">
            <text:p text:style-name="P227">MS</text:p>
          </table:table-cell>
          <table:table-cell table:style-name="Table16.A1" office:value-type="string">
            <text:p text:style-name="P228">4</text:p>
          </table:table-cell>
          <table:table-cell table:style-name="Table16.A1" office:value-type="string">
            <text:p text:style-name="P238"><text:span text:style-name="Default_20_Paragraph_20_Font"><text:span text:style-name="T20">Long spears, poleaxes and staffs </text:span></text:span><text:span text:style-name="Default_20_Paragraph_20_Font"><text:span text:style-name="T44">–</text:span></text:span><text:span text:style-name="Default_20_Paragraph_20_Font"><text:span text:style-name="T20"> features powerful piercing attacks and reach attacks</text:span></text:span></text:p>
          </table:table-cell>
        </table:table-row>
        <table:table-row>
          <table:table-cell table:style-name="Table16.A1" office:value-type="string">
            <text:p text:style-name="P227">Spear &amp; Shield</text:p>
          </table:table-cell>
          <table:table-cell table:style-name="Table16.A1" office:value-type="string">
            <text:p text:style-name="P227">ST</text:p>
          </table:table-cell>
          <table:table-cell table:style-name="Table16.A1" office:value-type="string">
            <text:p text:style-name="P228">4</text:p>
          </table:table-cell>
          <table:table-cell table:style-name="Table16.A1" office:value-type="string">
            <text:p text:style-name="P238"><text:span text:style-name="Default_20_Paragraph_20_Font"><text:span text:style-name="T20">Spear and shield </text:span></text:span><text:span text:style-name="Default_20_Paragraph_20_Font"><text:span text:style-name="T44">–</text:span></text:span><text:span text:style-name="Default_20_Paragraph_20_Font"><text:span text:style-name="T20"> features defensive moves, impaling attacks and taunts, and spear throwing</text:span></text:span></text:p>
          </table:table-cell>
        </table:table-row>
        <table:table-row>
          <table:table-cell table:style-name="Table16.A1" office:value-type="string">
            <text:p text:style-name="P227">Spell</text:p>
          </table:table-cell>
          <table:table-cell table:style-name="Table16.A1" office:value-type="string">
            <text:p text:style-name="P227">PR</text:p>
          </table:table-cell>
          <table:table-cell table:style-name="Table16.A1" office:value-type="string">
            <text:p text:style-name="P228">8/0</text:p>
          </table:table-cell>
          <table:table-cell table:style-name="Table16.A1" office:value-type="string">
            <text:p text:style-name="P238"><text:span text:style-name="Default_20_Paragraph_20_Font"><text:span text:style-name="T20">Missile spells </text:span></text:span><text:span text:style-name="Default_20_Paragraph_20_Font"><text:span text:style-name="T44">–</text:span></text:span><text:span text:style-name="Default_20_Paragraph_20_Font"><text:span text:style-name="T20"> features improved range, combat spell casting and spell enhancements</text:span></text:span></text:p>
          </table:table-cell>
        </table:table-row>
        <table:table-row>
          <table:table-cell table:style-name="Table16.A1" office:value-type="string">
            <text:p text:style-name="P227">Staff</text:p>
          </table:table-cell>
          <table:table-cell table:style-name="Table16.A1" office:value-type="string">
            <text:p text:style-name="P227">PS</text:p>
          </table:table-cell>
          <table:table-cell table:style-name="Table16.A1" office:value-type="string">
            <text:p text:style-name="P228">4</text:p>
          </table:table-cell>
          <table:table-cell table:style-name="Table16.A1" office:value-type="string">
            <text:p text:style-name="P238"><text:span text:style-name="Default_20_Paragraph_20_Font"><text:span text:style-name="T20">Mage staffs </text:span></text:span><text:span text:style-name="Default_20_Paragraph_20_Font"><text:span text:style-name="T44">–</text:span></text:span><text:span text:style-name="Default_20_Paragraph_20_Font"><text:span text:style-name="T20"> features defensive moves, spell enhancements</text:span></text:span></text:p>
          </table:table-cell>
        </table:table-row>
        <table:table-row>
          <table:table-cell table:style-name="Table16.A1" office:value-type="string">
            <text:p text:style-name="P227">Thrown</text:p>
          </table:table-cell>
          <table:table-cell table:style-name="Table16.A1" office:value-type="string">
            <text:p text:style-name="P227">MR</text:p>
          </table:table-cell>
          <table:table-cell table:style-name="Table16.A1" office:value-type="string">
            <text:p text:style-name="P228">4</text:p>
          </table:table-cell>
          <table:table-cell table:style-name="Table16.A1" office:value-type="string">
            <text:p text:style-name="P238"><text:span text:style-name="Default_20_Paragraph_20_Font"><text:span text:style-name="T20">Thrown weapons </text:span></text:span><text:span text:style-name="Default_20_Paragraph_20_Font"><text:span text:style-name="T44">–</text:span></text:span><text:span text:style-name="Default_20_Paragraph_20_Font"><text:span text:style-name="T20"> features fast attacks, ???</text:span></text:span></text:p>
          </table:table-cell>
        </table:table-row>
      </table:table>
      <text:p text:style-name="P64"/>
      <text:p text:style-name="P57">Adventuring Skills</text:p>
      <text:p text:style-name="P64"/>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24">Skill Name</text:p>
          </table:table-cell>
          <table:table-cell table:style-name="Table17.A1" office:value-type="string">
            <text:p text:style-name="P224">Stats</text:p>
          </table:table-cell>
          <table:table-cell table:style-name="Table17.A1" office:value-type="string">
            <text:p text:style-name="P224">Default</text:p>
          </table:table-cell>
          <table:table-cell table:style-name="Table17.A1" office:value-type="string">
            <text:p text:style-name="P224">Notes</text:p>
          </table:table-cell>
        </table:table-row>
        <table:table-row>
          <table:table-cell table:style-name="Table17.A1" office:value-type="string">
            <text:p text:style-name="P227">Acting</text:p>
          </table:table-cell>
          <table:table-cell table:style-name="Table17.A1" office:value-type="string">
            <text:p text:style-name="P227">CW</text:p>
          </table:table-cell>
          <table:table-cell table:style-name="Table17.A1" office:value-type="string">
            <text:p text:style-name="P228">4</text:p>
          </table:table-cell>
          <table:table-cell table:style-name="Table17.A1" office:value-type="string">
            <text:list xml:id="list1417503150" text:style-name="L21">
              <text:list-item>
                <text:p text:style-name="P274">Used to convincingly act like someone else or to hide your motives and true feelings</text:p>
              </text:list-item>
              <text:list-item>
                <text:p text:style-name="P274">Used to disguise yourself to look like someone else</text:p>
              </text:list-item>
              <text:list-item>
                <text:p text:style-name="P283"><text:span text:style-name="Default_20_Paragraph_20_Font"><text:span text:style-name="T20">Can be used to thwart </text:span></text:span><text:span text:style-name="Default_20_Paragraph_20_Font"><text:span text:style-name="T29">Converse, Interrogate</text:span></text:span></text:p>
              </text:list-item>
              <text:list-item>
                <text:p text:style-name="P283"><text:span text:style-name="Default_20_Paragraph_20_Font"><text:span text:style-name="T20">Can be used to convince someone you’ve been </text:span></text:span><text:span text:style-name="Default_20_Paragraph_20_Font"><text:span text:style-name="T29">Persuaded</text:span></text:span></text:p>
              </text:list-item>
            </text:list>
          </table:table-cell>
        </table:table-row>
        <table:table-row>
          <table:table-cell table:style-name="Table17.A1" office:value-type="string">
            <text:p text:style-name="P227">Animal Lore</text:p>
          </table:table-cell>
          <table:table-cell table:style-name="Table17.A1" office:value-type="string">
            <text:p text:style-name="P227">PW</text:p>
          </table:table-cell>
          <table:table-cell table:style-name="Table17.A1" office:value-type="string">
            <text:p text:style-name="P228">0</text:p>
          </table:table-cell>
          <table:table-cell table:style-name="Table17.A1" office:value-type="string">
            <text:list xml:id="list130747944340468" text:continue-numbering="true" text:style-name="L21">
              <text:list-item>
                <text:p text:style-name="P274">Used to tame, train, treat animals</text:p>
              </text:list-item>
              <text:list-item>
                <text:p text:style-name="P274">Also used to learn stats about beasts</text:p>
              </text:list-item>
            </text:list>
          </table:table-cell>
        </table:table-row>
        <table:table-row>
          <table:table-cell table:style-name="Table17.A1" office:value-type="string">
            <text:p text:style-name="P227">Athlete</text:p>
          </table:table-cell>
          <table:table-cell table:style-name="Table17.A1" office:value-type="string">
            <text:p text:style-name="P227">MT</text:p>
          </table:table-cell>
          <table:table-cell table:style-name="Table17.A1" office:value-type="string">
            <text:p text:style-name="P228">8</text:p>
          </table:table-cell>
          <table:table-cell table:style-name="Table17.A1" office:value-type="string">
            <text:list xml:id="list130749557141342" text:continue-numbering="true" text:style-name="L21">
              <text:list-item>
                <text:p text:style-name="P274">Used to run faster and jump higher than normal</text:p>
              </text:list-item>
              <text:list-item>
                <text:p text:style-name="P274">Used in contests of physical prowess</text:p>
              </text:list-item>
              <text:list-item>
                <text:p text:style-name="P283"><text:span text:style-name="Default_20_Paragraph_20_Font"><text:span text:style-name="T20">Used to </text:span></text:span><text:span text:style-name="Default_20_Paragraph_20_Font"><text:span text:style-name="T29">Swim</text:span></text:span></text:p>
              </text:list-item>
              <text:list-item>
                <text:p text:style-name="P274"><text:soft-page-break/>Opens access to acrobatic talent trees if given a bonus or tagged</text:p>
              </text:list-item>
            </text:list>
          </table:table-cell>
        </table:table-row>
        <table:table-row>
          <table:table-cell table:style-name="Table17.A1" office:value-type="string">
            <text:p text:style-name="P227">Climb</text:p>
          </table:table-cell>
          <table:table-cell table:style-name="Table17.A1" office:value-type="string">
            <text:p text:style-name="P227">RS</text:p>
          </table:table-cell>
          <table:table-cell table:style-name="Table17.A1" office:value-type="string">
            <text:p text:style-name="P228">4</text:p>
          </table:table-cell>
          <table:table-cell table:style-name="Table17.A1" office:value-type="string">
            <text:list xml:id="list130749540967902" text:continue-numbering="true" text:style-name="L21">
              <text:list-item>
                <text:p text:style-name="P274">Physical skill used to climb surfaces</text:p>
              </text:list-item>
              <text:list-item>
                <text:p text:style-name="P274">Given the right talents, can be used to avoid fall damage from any height</text:p>
              </text:list-item>
            </text:list>
          </table:table-cell>
        </table:table-row>
        <table:table-row>
          <table:table-cell table:style-name="Table17.A1" office:value-type="string">
            <text:p text:style-name="P227">Converse</text:p>
          </table:table-cell>
          <table:table-cell table:style-name="Table17.A1" office:value-type="string">
            <text:p text:style-name="P227">CW</text:p>
          </table:table-cell>
          <table:table-cell table:style-name="Table17.A1" office:value-type="string">
            <text:p text:style-name="P228">4</text:p>
          </table:table-cell>
          <table:table-cell table:style-name="Table17.A1" office:value-type="string">
            <text:list xml:id="list130748634929022" text:continue-numbering="true" text:style-name="L21">
              <text:list-item>
                <text:p text:style-name="P274">Ability to gain information from conversation with other characters (usually NPCs)</text:p>
              </text:list-item>
              <text:list-item>
                <text:p text:style-name="P274">Can be used to discern a character’s motives</text:p>
              </text:list-item>
              <text:list-item>
                <text:p text:style-name="P274">Can be used to discern if a character is lying to you</text:p>
              </text:list-item>
              <text:list-item>
                <text:p text:style-name="P274">Used to avoid social penalties for cultural differences</text:p>
              </text:list-item>
              <text:list-item>
                <text:p text:style-name="P274">Used to quickly fit in/make friends in a new social environment</text:p>
              </text:list-item>
            </text:list>
          </table:table-cell>
        </table:table-row>
        <table:table-row>
          <table:table-cell table:style-name="Table17.A1" office:value-type="string">
            <text:p text:style-name="P227">Craftsman</text:p>
          </table:table-cell>
          <table:table-cell table:style-name="Table17.A1" office:value-type="string">
            <text:p text:style-name="P227">SW</text:p>
          </table:table-cell>
          <table:table-cell table:style-name="Table17.A1" office:value-type="string">
            <text:p text:style-name="P228">0</text:p>
          </table:table-cell>
          <table:table-cell table:style-name="Table17.A1" office:value-type="string">
            <text:list xml:id="list130749470904167" text:continue-numbering="true" text:style-name="L21">
              <text:list-item>
                <text:p text:style-name="P274">Used to create or repair simple items and devices</text:p>
              </text:list-item>
              <text:list-item>
                <text:p text:style-name="P274">Used to repair wear and tear on weapons and armor</text:p>
              </text:list-item>
              <text:list-item>
                <text:p text:style-name="P274">Armor/Weapon Smith, Jeweler and Woodworker can substitute for this skill</text:p>
              </text:list-item>
            </text:list>
          </table:table-cell>
        </table:table-row>
        <table:table-row>
          <table:table-cell table:style-name="Table17.A1" office:value-type="string">
            <text:p text:style-name="P227">Diplomat</text:p>
          </table:table-cell>
          <table:table-cell table:style-name="Table17.A1" office:value-type="string">
            <text:p text:style-name="P227">CW</text:p>
          </table:table-cell>
          <table:table-cell table:style-name="Table17.A1" office:value-type="string">
            <text:p text:style-name="P228">0</text:p>
          </table:table-cell>
          <table:table-cell table:style-name="Table17.A1" office:value-type="string">
            <text:list xml:id="list130749008210501" text:continue-numbering="true" text:style-name="L21">
              <text:list-item>
                <text:p text:style-name="P274">Used to negotiate deals and treaties between organizations</text:p>
              </text:list-item>
              <text:list-item>
                <text:p text:style-name="P274">Can be used to discern the motives of the other negotiating parties</text:p>
              </text:list-item>
              <text:list-item>
                <text:p text:style-name="P274">Used to understand the ramifications of agreements</text:p>
              </text:list-item>
              <text:list-item>
                <text:p text:style-name="P274">Used to get better terms out of the deal</text:p>
              </text:list-item>
            </text:list>
          </table:table-cell>
        </table:table-row>
        <table:table-row>
          <table:table-cell table:style-name="Table17.A1" office:value-type="string">
            <text:p text:style-name="P227">Dodge</text:p>
          </table:table-cell>
          <table:table-cell table:style-name="Table17.A1" office:value-type="string">
            <text:p text:style-name="P227">RS</text:p>
          </table:table-cell>
          <table:table-cell table:style-name="Table17.A1" office:value-type="string">
            <text:p text:style-name="P228">8</text:p>
          </table:table-cell>
          <table:table-cell table:style-name="Table17.A1" office:value-type="string">
            <text:list xml:id="list130748143693086" text:continue-numbering="true" text:style-name="L21">
              <text:list-item>
                <text:p text:style-name="P274"><text:span text:style-name="T45">U</text:span>sed to dodge missile/spell attacks</text:p>
              </text:list-item>
              <text:list-item>
                <text:p text:style-name="P276">You cannot choose dodge as a background or tag skill</text:p>
              </text:list-item>
            </text:list>
          </table:table-cell>
        </table:table-row>
        <table:table-row>
          <table:table-cell table:style-name="Table17.A1" office:value-type="string">
            <text:p text:style-name="P227">Herb Lore</text:p>
          </table:table-cell>
          <table:table-cell table:style-name="Table17.A1" office:value-type="string">
            <text:p text:style-name="P227">PW</text:p>
          </table:table-cell>
          <table:table-cell table:style-name="Table17.A1" office:value-type="string">
            <text:p text:style-name="P228">0</text:p>
          </table:table-cell>
          <table:table-cell table:style-name="Table17.A1" office:value-type="string">
            <text:list xml:id="list130747530678624" text:continue-numbering="true" text:style-name="L21">
              <text:list-item>
                <text:p text:style-name="P274">Used to identify and find useful herbs in the wild</text:p>
              </text:list-item>
              <text:list-item>
                <text:p text:style-name="P274">Used to cultivate herbs</text:p>
              </text:list-item>
              <text:list-item>
                <text:p text:style-name="P274">Used to mix poultices that give small heals and buffs to teammates</text:p>
              </text:list-item>
            </text:list>
          </table:table-cell>
        </table:table-row>
        <table:table-row>
          <table:table-cell table:style-name="Table17.A1" office:value-type="string">
            <text:p text:style-name="P227">Interrogate</text:p>
          </table:table-cell>
          <table:table-cell table:style-name="Table17.A1" office:value-type="string">
            <text:p text:style-name="P227">CP</text:p>
          </table:table-cell>
          <table:table-cell table:style-name="Table17.A1" office:value-type="string">
            <text:p text:style-name="P228">4</text:p>
          </table:table-cell>
          <table:table-cell table:style-name="Table17.A1" office:value-type="string">
            <text:list xml:id="list130748076851228" text:continue-numbering="true" text:style-name="L21">
              <text:list-item>
                <text:p text:style-name="P274">Used to ascertain the truth of information coerced out of prisoners</text:p>
              </text:list-item>
              <text:list-item>
                <text:p text:style-name="P274">Used to gain truthful information from interrogations</text:p>
              </text:list-item>
            </text:list>
          </table:table-cell>
        </table:table-row>
        <table:table-row>
          <table:table-cell table:style-name="Table17.A1" office:value-type="string">
            <text:p text:style-name="P227">Medic</text:p>
          </table:table-cell>
          <table:table-cell table:style-name="Table17.A1" office:value-type="string">
            <text:p text:style-name="P227">SW</text:p>
          </table:table-cell>
          <table:table-cell table:style-name="Table17.A1" office:value-type="string">
            <text:p text:style-name="P228">0</text:p>
          </table:table-cell>
          <table:table-cell table:style-name="Table17.A1" office:value-type="string">
            <text:list xml:id="list130749090444862" text:continue-numbering="true" text:style-name="L21">
              <text:list-item>
                <text:p text:style-name="P274">Used to heal damage and reduce or remove the effect of wounds</text:p>
              </text:list-item>
              <text:list-item>
                <text:p text:style-name="P274">In combat, can stop bleeding and dying statuses</text:p>
              </text:list-item>
              <text:list-item>
                <text:p text:style-name="P274">In 5 minutes, can heal 1d4</text:p>
              </text:list-item>
            </text:list>
          </table:table-cell>
        </table:table-row>
        <table:table-row>
          <table:table-cell table:style-name="Table17.A1" office:value-type="string">
            <text:p text:style-name="P227">Navigate</text:p>
          </table:table-cell>
          <table:table-cell table:style-name="Table17.A1" office:value-type="string">
            <text:p text:style-name="P227">SW</text:p>
          </table:table-cell>
          <table:table-cell table:style-name="Table17.A1" office:value-type="string">
            <text:p text:style-name="P228">0</text:p>
          </table:table-cell>
          <table:table-cell table:style-name="Table17.A1" office:value-type="string">
            <text:list xml:id="list130748577017300" text:continue-numbering="true" text:style-name="L21">
              <text:list-item>
                <text:p text:style-name="P274">Used to travel overland without incident</text:p>
              </text:list-item>
              <text:list-item>
                <text:p text:style-name="P274">Used to find specific locations within a region</text:p>
              </text:list-item>
            </text:list>
          </table:table-cell>
        </table:table-row>
        <table:table-row>
          <table:table-cell table:style-name="Table17.A1" office:value-type="string">
            <text:p text:style-name="P227">Perform</text:p>
          </table:table-cell>
          <table:table-cell table:style-name="Table17.A1" office:value-type="string">
            <text:p text:style-name="P227">CW</text:p>
          </table:table-cell>
          <table:table-cell table:style-name="Table17.A1" office:value-type="string">
            <text:p text:style-name="P228">0</text:p>
          </table:table-cell>
          <table:table-cell table:style-name="Table17.A1" office:value-type="string">
            <text:list xml:id="list130748135749436" text:continue-numbering="true" text:style-name="L21">
              <text:list-item>
                <text:p text:style-name="P274">Used to play instruments, sing, tell stories or otherwise entertain</text:p>
              </text:list-item>
            </text:list>
          </table:table-cell>
        </table:table-row>
        <table:table-row>
          <table:table-cell table:style-name="Table17.A1" office:value-type="string">
            <text:p text:style-name="P227">Persuade</text:p>
          </table:table-cell>
          <table:table-cell table:style-name="Table17.A1" office:value-type="string">
            <text:p text:style-name="P227">CP</text:p>
          </table:table-cell>
          <table:table-cell table:style-name="Table17.A1" office:value-type="string">
            <text:p text:style-name="P228">4</text:p>
          </table:table-cell>
          <table:table-cell table:style-name="Table17.A1" office:value-type="string">
            <text:list xml:id="list130748831481797" text:continue-numbering="true" text:style-name="L21">
              <text:list-item>
                <text:p text:style-name="P274">Used to convince other characters to take a certain course of action</text:p>
              </text:list-item>
            </text:list>
          </table:table-cell>
        </table:table-row>
        <table:table-row>
          <table:table-cell table:style-name="Table17.A16" office:value-type="string">
            <text:p text:style-name="P227">Search</text:p>
          </table:table-cell>
          <table:table-cell table:style-name="Table17.A16" office:value-type="string">
            <text:p text:style-name="P227">RW</text:p>
          </table:table-cell>
          <table:table-cell table:style-name="Table17.A16" office:value-type="string">
            <text:p text:style-name="P228">8</text:p>
          </table:table-cell>
          <table:table-cell table:style-name="Table17.A16" office:value-type="string">
            <text:list xml:id="list130748676741929" text:continue-numbering="true" text:style-name="L21">
              <text:list-item>
                <text:p text:style-name="P277">You cannot choose search as a background or tag skill</text:p>
              </text:list-item>
              <text:list-item>
                <text:p text:style-name="P274">Used to search for secrets, or hide them from prying eyes</text:p>
              </text:list-item>
            </text:list>
          </table:table-cell>
        </table:table-row>
        <table:table-row>
          <table:table-cell table:style-name="Table17.A1" office:value-type="string">
            <text:p text:style-name="P227">Sleight of Hand</text:p>
          </table:table-cell>
          <table:table-cell table:style-name="Table17.A1" office:value-type="string">
            <text:p text:style-name="P227">RS</text:p>
          </table:table-cell>
          <table:table-cell table:style-name="Table17.A1" office:value-type="string">
            <text:p text:style-name="P228">0</text:p>
          </table:table-cell>
          <table:table-cell table:style-name="Table17.A1" office:value-type="string">
            <text:list xml:id="list130749582963535" text:continue-numbering="true" text:style-name="L21">
              <text:list-item>
                <text:p text:style-name="P274">Used to pick pockets, perform minor “magic” tricks, palm small items, escape from bonds</text:p>
              </text:list-item>
            </text:list>
          </table:table-cell>
        </table:table-row>
        <table:table-row>
          <table:table-cell table:style-name="Table17.A1" office:value-type="string">
            <text:p text:style-name="P227">Seduce</text:p>
          </table:table-cell>
          <table:table-cell table:style-name="Table17.A1" office:value-type="string">
            <text:p text:style-name="P227">CP</text:p>
          </table:table-cell>
          <table:table-cell table:style-name="Table17.A1" office:value-type="string">
            <text:p text:style-name="P228">4</text:p>
          </table:table-cell>
          <table:table-cell table:style-name="Table17.A1" office:value-type="string">
            <text:list xml:id="list130749505138087" text:continue-numbering="true" text:style-name="L21">
              <text:list-item>
                <text:p text:style-name="P274">The use of flirtation, attraction, and the promise or exchange of sexual favors to get what you want </text:p>
              </text:list-item>
            </text:list>
          </table:table-cell>
        </table:table-row>
        <table:table-row>
          <table:table-cell table:style-name="Table17.A1" office:value-type="string">
            <text:p text:style-name="P227">Sneak</text:p>
          </table:table-cell>
          <table:table-cell table:style-name="Table17.A1" office:value-type="string">
            <text:p text:style-name="P227">RS</text:p>
          </table:table-cell>
          <table:table-cell table:style-name="Table17.A1" office:value-type="string">
            <text:p text:style-name="P228">4</text:p>
          </table:table-cell>
          <table:table-cell table:style-name="Table17.A1" office:value-type="string">
            <text:list xml:id="list130748367732463" text:continue-numbering="true" text:style-name="L21">
              <text:list-item>
                <text:p text:style-name="P274">Used to conceal oneself from search, or to move quietly and unseen</text:p>
              </text:list-item>
            </text:list>
          </table:table-cell>
        </table:table-row>
        <table:table-row>
          <table:table-cell table:style-name="Table17.A1" office:value-type="string">
            <text:p text:style-name="P227">Streetwise</text:p>
          </table:table-cell>
          <table:table-cell table:style-name="Table17.A1" office:value-type="string">
            <text:p text:style-name="P227">CW</text:p>
          </table:table-cell>
          <table:table-cell table:style-name="Table17.A1" office:value-type="string">
            <text:p text:style-name="P228">0</text:p>
          </table:table-cell>
          <table:table-cell table:style-name="Table17.A1" office:value-type="string">
            <text:list xml:id="list130747508660600" text:continue-numbering="true" text:style-name="L21">
              <text:list-item>
                <text:p text:style-name="P274">Used to know about the seedy elements in a city</text:p>
              </text:list-item>
              <text:list-item>
                <text:p text:style-name="P274">Can be used to gain access to criminals, fence stolen goods, and avoid trouble in the bad part of town</text:p>
              </text:list-item>
              <text:list-item>
                <text:p text:style-name="P274">Can be used to gain information about criminal activity</text:p>
              </text:list-item>
            </text:list>
          </table:table-cell>
        </table:table-row>
        <table:table-row>
          <table:table-cell table:style-name="Table17.A1" office:value-type="string">
            <text:p text:style-name="P227">Survival</text:p>
          </table:table-cell>
          <table:table-cell table:style-name="Table17.A1" office:value-type="string">
            <text:p text:style-name="P227">ST</text:p>
          </table:table-cell>
          <table:table-cell table:style-name="Table17.A1" office:value-type="string">
            <text:p text:style-name="P228">0</text:p>
          </table:table-cell>
          <table:table-cell table:style-name="Table17.A1" office:value-type="string">
            <text:list xml:id="list130749531699072" text:continue-numbering="true" text:style-name="L21">
              <text:list-item>
                <text:p text:style-name="P274">Used to camp in hostile terrain to allow you to rest and heal</text:p>
              </text:list-item>
              <text:list-item>
                <text:p text:style-name="P274">Used to avoid natural hazards</text:p>
              </text:list-item>
              <text:list-item>
                <text:p text:style-name="P274">Used to forage for food and water</text:p>
              </text:list-item>
            </text:list>
          </table:table-cell>
        </table:table-row>
        <table:table-row>
          <table:table-cell table:style-name="Table17.A1" office:value-type="string">
            <text:p text:style-name="P227">Theology</text:p>
          </table:table-cell>
          <table:table-cell table:style-name="Table17.A1" office:value-type="string">
            <text:p text:style-name="P227">CP</text:p>
          </table:table-cell>
          <table:table-cell table:style-name="Table17.A1" office:value-type="string">
            <text:p text:style-name="P228">0</text:p>
          </table:table-cell>
          <table:table-cell table:style-name="Table17.A1" office:value-type="string">
            <text:list xml:id="list130749552504158" text:continue-numbering="true" text:style-name="L21">
              <text:list-item>
                <text:p text:style-name="P274">Used to know about the gods of the campaign</text:p>
              </text:list-item>
              <text:list-item>
                <text:p text:style-name="P283"><text:span text:style-name="Default_20_Paragraph_20_Font"><text:span text:style-name="T20">Used to understand the will of the gods </text:span></text:span><text:span text:style-name="Default_20_Paragraph_20_Font"><text:span text:style-name="T44">–</text:span></text:span><text:span text:style-name="Default_20_Paragraph_20_Font"><text:span text:style-name="T20"> whether or not certain actions would please or anger them</text:span></text:span></text:p>
              </text:list-item>
              <text:list-item>
                <text:p text:style-name="P274">Used to learn new divine invocations</text:p>
              </text:list-item>
            </text:list>
          </table:table-cell>
        </table:table-row>
        <table:table-row>
          <table:table-cell table:style-name="Table17.A1" office:value-type="string">
            <text:p text:style-name="P227">Trade</text:p>
          </table:table-cell>
          <table:table-cell table:style-name="Table17.A1" office:value-type="string">
            <text:p text:style-name="P227">CW</text:p>
          </table:table-cell>
          <table:table-cell table:style-name="Table17.A1" office:value-type="string">
            <text:p text:style-name="P228">0</text:p>
          </table:table-cell>
          <table:table-cell table:style-name="Table17.A1" office:value-type="string">
            <text:list xml:id="list130748135023243" text:continue-numbering="true" text:style-name="L21">
              <text:list-item>
                <text:p text:style-name="P274">Used to assay normal items and trade goods</text:p>
              </text:list-item>
              <text:list-item>
                <text:p text:style-name="P274">Used to get better deals when buying/selling items</text:p>
              </text:list-item>
            </text:list>
          </table:table-cell>
        </table:table-row>
        <table:table-row>
          <table:table-cell table:style-name="Table17.A1" office:value-type="string">
            <text:p text:style-name="P227">Track</text:p>
          </table:table-cell>
          <table:table-cell table:style-name="Table17.A1" office:value-type="string">
            <text:p text:style-name="P227">RW</text:p>
          </table:table-cell>
          <table:table-cell table:style-name="Table17.A1" office:value-type="string">
            <text:p text:style-name="P228">0</text:p>
          </table:table-cell>
          <table:table-cell table:style-name="Table17.A1" office:value-type="string">
            <text:list xml:id="list130748944494602" text:continue-numbering="true" text:style-name="L21">
              <text:list-item>
                <text:p text:style-name="P274">Used to follow your quarry by the trail they leave behind</text:p>
              </text:list-item>
            </text:list>
          </table:table-cell>
        </table:table-row>
        <table:table-row>
          <table:table-cell table:style-name="Table17.A1" office:value-type="string">
            <text:p text:style-name="P227">Traps</text:p>
          </table:table-cell>
          <table:table-cell table:style-name="Table17.A1" office:value-type="string">
            <text:p text:style-name="P227">SW</text:p>
          </table:table-cell>
          <table:table-cell table:style-name="Table17.A1" office:value-type="string">
            <text:p text:style-name="P228">0</text:p>
          </table:table-cell>
          <table:table-cell table:style-name="Table17.A1" office:value-type="string">
            <text:list xml:id="list130747562285457" text:continue-numbering="true" text:style-name="L21">
              <text:list-item>
                <text:p text:style-name="P274">Used to disarm and possibly set traps</text:p>
              </text:list-item>
            </text:list>
          </table:table-cell>
        </table:table-row>
      </table:table>
      <text:p text:style-name="P58">Magic Skills</text:p>
      <text:p text:style-name="P55"><text:soft-page-break/></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25">Skill Name</text:p>
          </table:table-cell>
          <table:table-cell table:style-name="Table12.A1" office:value-type="string">
            <text:p text:style-name="P225">Stats</text:p>
          </table:table-cell>
          <table:table-cell table:style-name="Table12.A1" office:value-type="string">
            <text:p text:style-name="P225">Default</text:p>
          </table:table-cell>
          <table:table-cell table:style-name="Table12.A1" office:value-type="string">
            <text:p text:style-name="P225">Notes</text:p>
          </table:table-cell>
        </table:table-row>
        <table:table-row>
          <table:table-cell table:style-name="Table12.A1" office:value-type="string">
            <text:p text:style-name="P231">Divine Invocation</text:p>
          </table:table-cell>
          <table:table-cell table:style-name="Table12.A1" office:value-type="string">
            <text:p text:style-name="P231">CP</text:p>
          </table:table-cell>
          <table:table-cell table:style-name="Table12.A1" office:value-type="string">
            <text:p text:style-name="P232">0</text:p>
          </table:table-cell>
          <table:table-cell table:style-name="Table12.A1" office:value-type="string">
            <text:list xml:id="list130748848704591" text:continue-numbering="true" text:style-name="L21">
              <text:list-item>
                <text:p text:style-name="P278">Must have the talent <text:span text:style-name="T40">Acolyte Priest</text:span><text:span text:style-name="T6"> before taking this skill</text:span></text:p>
              </text:list-item>
              <text:list-item>
                <text:p text:style-name="P275">Used to invoke your patron god to cast divine spells</text:p>
              </text:list-item>
              <text:list-item>
                <text:p text:style-name="P275">Taking this skill as a background, or focus grants 4 spells</text:p>
              </text:list-item>
              <text:list-item>
                <text:p text:style-name="P284"><text:span text:style-name="Default_20_Paragraph_20_Font"><text:span text:style-name="T29">Specializations</text:span></text:span><text:span text:style-name="Default_20_Paragraph_20_Font"><text:span text:style-name="T20"> used here grant 2 additional spells</text:span></text:span></text:p>
              </text:list-item>
            </text:list>
          </table:table-cell>
        </table:table-row>
        <table:table-row>
          <table:table-cell table:style-name="Table12.A1" office:value-type="string">
            <text:p text:style-name="P229">Sorcery</text:p>
          </table:table-cell>
          <table:table-cell table:style-name="Table12.A1" office:value-type="string">
            <text:p text:style-name="P230">CP</text:p>
          </table:table-cell>
          <table:table-cell table:style-name="Table12.A1" office:value-type="string">
            <text:p text:style-name="P232">0</text:p>
          </table:table-cell>
          <table:table-cell table:style-name="Table12.A1" office:value-type="string">
            <text:list xml:id="list130748821280611" text:continue-numbering="true" text:style-name="L21">
              <text:list-item>
                <text:p text:style-name="P278">Must have the talent <text:span text:style-name="T40">Sorcery Apprentice</text:span><text:span text:style-name="T6"> before taking this skill</text:span></text:p>
              </text:list-item>
              <text:list-item>
                <text:p text:style-name="P275">Used to <text:span text:style-name="T46">cast sorcery spells</text:span></text:p>
              </text:list-item>
            </text:list>
          </table:table-cell>
        </table:table-row>
        <table:table-row>
          <table:table-cell table:style-name="Table12.A4" office:value-type="string">
            <text:p text:style-name="P231">Spell Lore</text:p>
          </table:table-cell>
          <table:table-cell table:style-name="Table12.A4" office:value-type="string">
            <text:p text:style-name="P231">PW</text:p>
          </table:table-cell>
          <table:table-cell table:style-name="Table12.A4" office:value-type="string">
            <text:p text:style-name="P232">0</text:p>
          </table:table-cell>
          <table:table-cell table:style-name="Table12.A4" office:value-type="string">
            <text:list xml:id="list130748582949688" text:continue-numbering="true" text:style-name="L21">
              <text:list-item>
                <text:p text:style-name="P275">Used to identify spells<text:span text:style-name="T47">You </text:span><text:s/>you see cast</text:p>
              </text:list-item>
              <text:list-item>
                <text:p text:style-name="P275">Used to learn spells</text:p>
              </text:list-item>
            </text:list>
          </table:table-cell>
        </table:table-row>
      </table:table>
      <text:p text:style-name="P55"/>
      <text:p text:style-name="P58">Administrative Skills</text:p>
      <text:p text:style-name="P55"/>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25">Skill Name</text:p>
          </table:table-cell>
          <table:table-cell table:style-name="Table13.A1" office:value-type="string">
            <text:p text:style-name="P225">Stats</text:p>
          </table:table-cell>
          <table:table-cell table:style-name="Table13.A1" office:value-type="string">
            <text:p text:style-name="P225">Default</text:p>
          </table:table-cell>
          <table:table-cell table:style-name="Table13.A1" office:value-type="string">
            <text:p text:style-name="P225">Notes</text:p>
          </table:table-cell>
        </table:table-row>
        <table:table-row>
          <table:table-cell table:style-name="Table13.A1" office:value-type="string">
            <text:p text:style-name="P231">Administer</text:p>
          </table:table-cell>
          <table:table-cell table:style-name="Table13.A1" office:value-type="string">
            <text:p text:style-name="P231">PW</text:p>
          </table:table-cell>
          <table:table-cell table:style-name="Table13.A1" office:value-type="string">
            <text:p text:style-name="P232">0</text:p>
          </table:table-cell>
          <table:table-cell table:style-name="Table13.A1" office:value-type="string">
            <text:list xml:id="list130748457665272" text:continue-numbering="true" text:style-name="L21">
              <text:list-item>
                <text:p text:style-name="P275">Used to administer a business, or a fiefdom</text:p>
              </text:list-item>
              <text:list-item>
                <text:p text:style-name="P275">Can be used to increase the profits from a holding</text:p>
              </text:list-item>
              <text:list-item>
                <text:p text:style-name="P275">Can be used to decrease the time it takes to improve a holding</text:p>
              </text:list-item>
              <text:list-item>
                <text:p text:style-name="P275">Can be used to ascertain the abilities of potential hires</text:p>
              </text:list-item>
            </text:list>
          </table:table-cell>
        </table:table-row>
        <table:table-row>
          <table:table-cell table:style-name="Table13.A3" office:value-type="string">
            <text:p text:style-name="P233">Agriculture</text:p>
          </table:table-cell>
          <table:table-cell table:style-name="Table13.A3" office:value-type="string">
            <text:p text:style-name="P234">MP</text:p>
          </table:table-cell>
          <table:table-cell table:style-name="Table13.A3" office:value-type="string">
            <text:p text:style-name="P232">0</text:p>
          </table:table-cell>
          <table:table-cell table:style-name="Table13.A3" office:value-type="string">
            <text:list xml:id="list130748100721215" text:continue-numbering="true" text:style-name="L21">
              <text:list-item>
                <text:p text:style-name="P279">Used to assist units gather food from farm sites</text:p>
              </text:list-item>
            </text:list>
          </table:table-cell>
        </table:table-row>
        <table:table-row>
          <table:table-cell table:style-name="Table13.A3" office:value-type="string">
            <text:p text:style-name="P233">Logging</text:p>
          </table:table-cell>
          <table:table-cell table:style-name="Table13.A3" office:value-type="string">
            <text:p text:style-name="P234">ST</text:p>
          </table:table-cell>
          <table:table-cell table:style-name="Table13.A3" office:value-type="string">
            <text:p text:style-name="P232">0</text:p>
          </table:table-cell>
          <table:table-cell table:style-name="Table13.A3" office:value-type="string">
            <text:list xml:id="list130748221736748" text:continue-numbering="true" text:style-name="L21">
              <text:list-item>
                <text:p text:style-name="P279">Used to assist units gather wood from logging sites</text:p>
              </text:list-item>
            </text:list>
          </table:table-cell>
        </table:table-row>
        <table:table-row>
          <table:table-cell table:style-name="Table13.A3" office:value-type="string">
            <text:p text:style-name="P233">Mining</text:p>
          </table:table-cell>
          <table:table-cell table:style-name="Table13.A3" office:value-type="string">
            <text:p text:style-name="P234">RW</text:p>
          </table:table-cell>
          <table:table-cell table:style-name="Table13.A3" office:value-type="string">
            <text:p text:style-name="P232">0</text:p>
          </table:table-cell>
          <table:table-cell table:style-name="Table13.A3" office:value-type="string">
            <text:list xml:id="list130748997269540" text:continue-numbering="true" text:style-name="L21">
              <text:list-item>
                <text:p text:style-name="P279">Used to assist units gather metal from mining sites</text:p>
              </text:list-item>
            </text:list>
          </table:table-cell>
        </table:table-row>
        <table:table-row>
          <table:table-cell table:style-name="Table13.A3" office:value-type="string">
            <text:p text:style-name="P235">Scholar</text:p>
          </table:table-cell>
          <table:table-cell table:style-name="Table13.A3" office:value-type="string">
            <text:p text:style-name="P235">PW</text:p>
          </table:table-cell>
          <table:table-cell table:style-name="Table13.A3" office:value-type="string">
            <text:p text:style-name="P232">0</text:p>
          </table:table-cell>
          <table:table-cell table:style-name="Table13.A3" office:value-type="string">
            <text:list xml:id="list130748336660485" text:continue-numbering="true" text:style-name="L21">
              <text:list-item>
                <text:p text:style-name="P280">Used to generate ideas</text:p>
              </text:list-item>
              <text:list-item>
                <text:p text:style-name="P281">Ability to read and write</text:p>
              </text:list-item>
              <text:list-item>
                <text:p text:style-name="P280">The prerequisite skill for many of the magic skills</text:p>
              </text:list-item>
            </text:list>
          </table:table-cell>
        </table:table-row>
      </table:table>
      <text:p text:style-name="P59"/>
      <text:p text:style-name="P59"><text:span text:style-name="T48">Restricted</text:span> Skills</text:p>
      <text:p text:style-name="P65"/>
      <text:p text:style-name="P92">Note: Unless otherwise noted, restricted skills must be unlocked using the rules in the technology section of these rules.</text:p>
      <text:p text:style-name="P56"/>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26">Skill Name</text:p>
          </table:table-cell>
          <table:table-cell table:style-name="Table14.A1" office:value-type="string">
            <text:p text:style-name="P226">Stats</text:p>
          </table:table-cell>
          <table:table-cell table:style-name="Table14.A1" office:value-type="string">
            <text:p text:style-name="P226">Default</text:p>
          </table:table-cell>
          <table:table-cell table:style-name="Table14.A1" office:value-type="string">
            <text:p text:style-name="P226">Notes</text:p>
          </table:table-cell>
        </table:table-row>
        <table:table-row>
          <table:table-cell table:style-name="Table14.A1" office:value-type="string">
            <text:p text:style-name="P236">Alchemy</text:p>
          </table:table-cell>
          <table:table-cell table:style-name="Table14.A1" office:value-type="string">
            <text:p text:style-name="P236">PW</text:p>
          </table:table-cell>
          <table:table-cell table:style-name="Table14.A1" office:value-type="string">
            <text:p text:style-name="P236">0</text:p>
          </table:table-cell>
          <table:table-cell table:style-name="Table14.A1" office:value-type="string">
            <text:list xml:id="list130748955504429" text:continue-numbering="true" text:style-name="L21">
              <text:list-item>
                <text:p text:style-name="P282">Used to identify and create potions</text:p>
              </text:list-item>
            </text:list>
          </table:table-cell>
        </table:table-row>
        <table:table-row>
          <table:table-cell table:style-name="Table14.A3" office:value-type="string">
            <text:p text:style-name="P236">Blood Rituals</text:p>
          </table:table-cell>
          <table:table-cell table:style-name="Table14.A3" office:value-type="string">
            <text:p text:style-name="P236">PW</text:p>
          </table:table-cell>
          <table:table-cell table:style-name="Table14.A3" office:value-type="string">
            <text:p text:style-name="P236">0</text:p>
          </table:table-cell>
          <table:table-cell table:style-name="Table14.A3" office:value-type="string">
            <text:list xml:id="list130748314775424" text:continue-numbering="true" text:style-name="L21">
              <text:list-item>
                <text:p text:style-name="P282">Used to cast blood ritual spells</text:p>
              </text:list-item>
            </text:list>
          </table:table-cell>
        </table:table-row>
        <table:table-row>
          <table:table-cell table:style-name="Table14.A3" office:value-type="string">
            <text:p text:style-name="P236">Creation</text:p>
          </table:table-cell>
          <table:table-cell table:style-name="Table14.A3" office:value-type="string">
            <text:p text:style-name="P236">SP</text:p>
          </table:table-cell>
          <table:table-cell table:style-name="Table14.A3" office:value-type="string">
            <text:p text:style-name="P236">0</text:p>
          </table:table-cell>
          <table:table-cell table:style-name="Table14.A3" office:value-type="string">
            <text:list xml:id="list130747724836179" text:continue-numbering="true" text:style-name="L21">
              <text:list-item>
                <text:p text:style-name="P282">Used to extract essence and use it to create magic items</text:p>
              </text:list-item>
            </text:list>
          </table:table-cell>
        </table:table-row>
        <table:table-row>
          <table:table-cell table:style-name="Table14.A3" office:value-type="string">
            <text:p text:style-name="P236">Dungeon Lore</text:p>
          </table:table-cell>
          <table:table-cell table:style-name="Table14.A3" office:value-type="string">
            <text:p text:style-name="P236">PW</text:p>
          </table:table-cell>
          <table:table-cell table:style-name="Table14.A3" office:value-type="string">
            <text:p text:style-name="P236">0</text:p>
          </table:table-cell>
          <table:table-cell table:style-name="Table14.A3" office:value-type="string">
            <text:list xml:id="list130748013650948" text:continue-numbering="true" text:style-name="L21">
              <text:list-item>
                <text:p text:style-name="P282">Knowledge of the dark places of Anthis</text:p>
              </text:list-item>
              <text:list-item>
                <text:p text:style-name="P282">Used to learn of special conditions a dungeon might have before entering</text:p>
              </text:list-item>
              <text:list-item>
                <text:p text:style-name="P282">Used to learn rumors about a dungeons</text:p>
              </text:list-item>
              <text:list-item>
                <text:p text:style-name="P282">Can assist survival checks in dungeons</text:p>
              </text:list-item>
            </text:list>
          </table:table-cell>
        </table:table-row>
        <table:table-row>
          <table:table-cell table:style-name="Table14.A3" office:value-type="string">
            <text:p text:style-name="P236">History</text:p>
          </table:table-cell>
          <table:table-cell table:style-name="Table14.A3" office:value-type="string">
            <text:p text:style-name="P236">PW</text:p>
          </table:table-cell>
          <table:table-cell table:style-name="Table14.A3" office:value-type="string">
            <text:p text:style-name="P236">0</text:p>
          </table:table-cell>
          <table:table-cell table:style-name="Table14.A3" office:value-type="string">
            <text:list xml:id="list130749320013088" text:continue-numbering="true" text:style-name="L21">
              <text:list-item>
                <text:p text:style-name="P282">Used to understand knowledge about what existed before the ascent of shadow</text:p>
              </text:list-item>
            </text:list>
          </table:table-cell>
        </table:table-row>
        <table:table-row>
          <table:table-cell table:style-name="Table14.A3" office:value-type="string">
            <text:p text:style-name="P236">Item Lore</text:p>
          </table:table-cell>
          <table:table-cell table:style-name="Table14.A3" office:value-type="string">
            <text:p text:style-name="P236">PW</text:p>
          </table:table-cell>
          <table:table-cell table:style-name="Table14.A3" office:value-type="string">
            <text:p text:style-name="P236">0</text:p>
          </table:table-cell>
          <table:table-cell table:style-name="Table14.A3" office:value-type="string">
            <text:list xml:id="list130749502764074" text:continue-numbering="true" text:style-name="L21">
              <text:list-item>
                <text:p text:style-name="P282">Used to identify and use magic artifacts</text:p>
              </text:list-item>
            </text:list>
          </table:table-cell>
        </table:table-row>
        <table:table-row>
          <table:table-cell table:style-name="Table14.A3" office:value-type="string">
            <text:p text:style-name="P236">Locks</text:p>
          </table:table-cell>
          <table:table-cell table:style-name="Table14.A3" office:value-type="string">
            <text:p text:style-name="P236">RS</text:p>
          </table:table-cell>
          <table:table-cell table:style-name="Table14.A3" office:value-type="string">
            <text:p text:style-name="P236">0</text:p>
          </table:table-cell>
          <table:table-cell table:style-name="Table14.A3" office:value-type="string">
            <text:list xml:id="list130749372949495" text:continue-numbering="true" text:style-name="L21">
              <text:list-item>
                <text:p text:style-name="P282">Used to pick locks</text:p>
              </text:list-item>
            </text:list>
          </table:table-cell>
        </table:table-row>
        <table:table-row>
          <table:table-cell table:style-name="Table14.A3" office:value-type="string">
            <text:p text:style-name="P236">Ride</text:p>
          </table:table-cell>
          <table:table-cell table:style-name="Table14.A3" office:value-type="string">
            <text:p text:style-name="P236">MS</text:p>
          </table:table-cell>
          <table:table-cell table:style-name="Table14.A3" office:value-type="string">
            <text:p text:style-name="P236">0</text:p>
          </table:table-cell>
          <table:table-cell table:style-name="Table14.A3" office:value-type="string">
            <text:list xml:id="list130747545021557" text:continue-numbering="true" text:style-name="L21">
              <text:list-item>
                <text:p text:style-name="P282">Used to ride mounts in combat</text:p>
              </text:list-item>
            </text:list>
          </table:table-cell>
        </table:table-row>
        <table:table-row>
          <table:table-cell table:style-name="Table14.A3" office:value-type="string">
            <text:p text:style-name="P236">Sailing</text:p>
          </table:table-cell>
          <table:table-cell table:style-name="Table14.A3" office:value-type="string">
            <text:p text:style-name="P236">MS</text:p>
          </table:table-cell>
          <table:table-cell table:style-name="Table14.A3" office:value-type="string">
            <text:p text:style-name="P236">0</text:p>
          </table:table-cell>
          <table:table-cell table:style-name="Table14.A3" office:value-type="string">
            <text:list xml:id="list130749179048878" text:continue-numbering="true" text:style-name="L21">
              <text:list-item>
                <text:p text:style-name="P282">Used to sail and perform duties on sailing ships</text:p>
              </text:list-item>
            </text:list>
          </table:table-cell>
        </table:table-row>
        <table:table-row>
          <table:table-cell table:style-name="Table14.A3" office:value-type="string">
            <text:p text:style-name="P236">Streetwise</text:p>
          </table:table-cell>
          <table:table-cell table:style-name="Table14.A3" office:value-type="string">
            <text:p text:style-name="P236">CW</text:p>
          </table:table-cell>
          <table:table-cell table:style-name="Table14.A3" office:value-type="string">
            <text:p text:style-name="P236">0</text:p>
          </table:table-cell>
          <table:table-cell table:style-name="Table14.A3" office:value-type="string">
            <text:list xml:id="list130749004277664" text:continue-numbering="true" text:style-name="L21">
              <text:list-item>
                <text:p text:style-name="P282">Used to learn information about, and contact, seedy elements in a region</text:p>
              </text:list-item>
            </text:list>
          </table:table-cell>
        </table:table-row>
        <table:table-row>
          <table:table-cell table:style-name="Table14.A3" office:value-type="string">
            <text:p text:style-name="P236">Tactics</text:p>
          </table:table-cell>
          <table:table-cell table:style-name="Table14.A3" office:value-type="string">
            <text:p text:style-name="P236">RW</text:p>
          </table:table-cell>
          <table:table-cell table:style-name="Table14.A3" office:value-type="string">
            <text:p text:style-name="P236">0</text:p>
          </table:table-cell>
          <table:table-cell table:style-name="Table14.A3" office:value-type="string">
            <text:list xml:id="list130749479178704" text:continue-numbering="true" text:style-name="L21">
              <text:list-item>
                <text:p text:style-name="P282">Used to generate tactical points at the beginning of a battle</text:p>
              </text:list-item>
            </text:list>
          </table:table-cell>
        </table:table-row>
        <table:table-row>
          <table:table-cell table:style-name="Table14.A3" office:value-type="string">
            <text:p text:style-name="P236">Words of Power</text:p>
          </table:table-cell>
          <table:table-cell table:style-name="Table14.A3" office:value-type="string">
            <text:p text:style-name="P236">CP</text:p>
          </table:table-cell>
          <table:table-cell table:style-name="Table14.A3" office:value-type="string">
            <text:p text:style-name="P236">0</text:p>
          </table:table-cell>
          <table:table-cell table:style-name="Table14.A3" office:value-type="string">
            <text:list xml:id="list130748455290421" text:continue-numbering="true" text:style-name="L21">
              <text:list-item>
                <text:p text:style-name="P282">Used to cast songs and chants</text:p>
              </text:list-item>
            </text:list>
          </table:table-cell>
        </table:table-row>
      </table:table>
      <text:p text:style-name="P120"/>
      <text:p text:style-name="P120"/>
      <text:h text:style-name="P243" text:outline-level="3">Talents</text:h>
      <text:p text:style-name="P4">Talents are special moves and powers characters use to turn the tables in battle, or while adventuring. Each character starts with one or more talents, and gains more as they level up.</text:p>
      <text:p text:style-name="Horizontal_20_Line"/>
      <text:h text:style-name="P53" text:outline-level="5">Character Creation Checklist</text:h>
      <text:list xml:id="list130747955102365" text:continue-list="list130748182725758" text:style-name="L2">
        <text:list-item>
          <text:p text:style-name="P326"><text:span text:style-name="Strong_20_Emphasis"><text:span text:style-name="T28">Choose 1 <text:s/></text:span></text:span><text:span text:style-name="Strong_20_Emphasis"><text:span text:style-name="T33">starting talent</text:span></text:span></text:p>
        </text:list-item>
      </text:list>
      <text:p text:style-name="P48"><text:span text:style-name="T26">Y</text:span><text:span text:style-name="T24">ou get one talent and one talent tree at first level. Choose your talent carefully; you can only choose from three talent trees throughout your entire adventuring career.</text:span></text:p>
      <text:p text:style-name="Horizontal_20_Line"/>
      <text:p text:style-name="P24">Note: For now, I have left the talent trees in their own document, though they will need a pass for balance and completeness.</text:p>
      <text:p text:style-name="P30"/>
      <text:p text:style-name="P30">Equipment</text:p>
      <text:p text:style-name="P6"/>
      <text:p text:style-name="P9">Weapon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row>
          <table:table-cell table:style-name="Table15.A1" office:value-type="string">
            <text:p text:style-name="P195">Weapon</text:p>
          </table:table-cell>
          <table:table-cell table:style-name="Table15.A1" office:value-type="string">
            <text:p text:style-name="P197">Mat</text:p>
          </table:table-cell>
          <table:table-cell table:style-name="Table15.A1" office:value-type="string">
            <text:p text:style-name="P195">Acc</text:p>
          </table:table-cell>
          <table:table-cell table:style-name="Table15.A1" office:value-type="string">
            <text:p text:style-name="P195">Lev</text:p>
          </table:table-cell>
          <table:table-cell table:style-name="Table15.A1" office:value-type="string">
            <text:p text:style-name="P195">Def</text:p>
          </table:table-cell>
          <table:table-cell table:style-name="Table15.A1" office:value-type="string">
            <text:p text:style-name="P195">Ini</text:p>
          </table:table-cell>
          <table:table-cell table:style-name="Table15.A1" office:value-type="string">
            <text:p text:style-name="P195">Len</text:p>
          </table:table-cell>
          <table:table-cell table:style-name="Table15.A1" office:value-type="string">
            <text:p text:style-name="P195">Dur</text:p>
          </table:table-cell>
          <table:table-cell table:style-name="Table15.I1" office:value-type="string">
            <text:p text:style-name="P195">Traits</text:p>
          </table:table-cell>
        </table:table-row>
        <table:table-row>
          <table:table-cell table:style-name="Table15.A2" office:value-type="string">
            <text:p text:style-name="P155">Axe</text:p>
          </table:table-cell>
          <table:table-cell table:style-name="Table15.A2" office:value-type="string">
            <text:p text:style-name="P155">Stone</text:p>
          </table:table-cell>
          <table:table-cell table:style-name="Table15.A2" office:value-type="string">
            <text:p text:style-name="P154">0</text:p>
          </table:table-cell>
          <table:table-cell table:style-name="Table15.A2" office:value-type="string">
            <text:p text:style-name="P154">1d4</text:p>
          </table:table-cell>
          <table:table-cell table:style-name="Table15.A2" office:value-type="string">
            <text:p text:style-name="P149">-<text:span text:style-name="T50">1</text:span></text:p>
          </table:table-cell>
          <table:table-cell table:style-name="Table15.A2" office:value-type="string">
            <text:p text:style-name="P154">0</text:p>
          </table:table-cell>
          <table:table-cell table:style-name="Table15.A2" office:value-type="string">
            <text:p text:style-name="P154">M</text:p>
          </table:table-cell>
          <table:table-cell table:style-name="Table15.A2" office:value-type="string">
            <text:p text:style-name="P160">10</text:p>
          </table:table-cell>
          <table:table-cell table:style-name="Table15.I2" office:value-type="string">
            <text:p text:style-name="P154">Limb Breaker, Shield Breaker</text:p>
          </table:table-cell>
        </table:table-row>
        <table:table-row>
          <table:table-cell table:style-name="Table15.A2" office:value-type="string">
            <text:p text:style-name="P159">Cudgel</text:p>
          </table:table-cell>
          <table:table-cell table:style-name="Table15.A2" office:value-type="string">
            <text:p text:style-name="P159">Wood</text:p>
          </table:table-cell>
          <table:table-cell table:style-name="Table15.A2" office:value-type="string">
            <text:p text:style-name="P160">0</text:p>
          </table:table-cell>
          <table:table-cell table:style-name="Table15.A2" office:value-type="string">
            <text:p text:style-name="P160">1d4</text:p>
          </table:table-cell>
          <table:table-cell table:style-name="Table15.A2" office:value-type="string">
            <text:p text:style-name="P149">-<text:span text:style-name="T51">1</text:span></text:p>
          </table:table-cell>
          <table:table-cell table:style-name="Table15.A2" office:value-type="string">
            <text:p text:style-name="P160">0</text:p>
          </table:table-cell>
          <table:table-cell table:style-name="Table15.A2" office:value-type="string">
            <text:p text:style-name="P160">M</text:p>
          </table:table-cell>
          <table:table-cell table:style-name="Table15.A2" office:value-type="string">
            <text:p text:style-name="P160">12</text:p>
          </table:table-cell>
          <table:table-cell table:style-name="Table15.I2" office:value-type="string">
            <text:p text:style-name="P160">Concussion(2), Skull Smasher</text:p>
          </table:table-cell>
        </table:table-row>
        <table:table-row>
          <table:table-cell table:style-name="Table15.A2" office:value-type="string">
            <text:p text:style-name="P151">Dagger</text:p>
          </table:table-cell>
          <table:table-cell table:style-name="Table15.A2" office:value-type="string">
            <text:p text:style-name="P152">Bone, <text:span text:style-name="T52">Stone</text:span></text:p>
          </table:table-cell>
          <table:table-cell table:style-name="Table15.A2" office:value-type="string">
            <text:p text:style-name="P149">+1</text:p>
          </table:table-cell>
          <table:table-cell table:style-name="Table15.A2" office:value-type="string">
            <text:p text:style-name="P149">1d3</text:p>
          </table:table-cell>
          <table:table-cell table:style-name="Table15.A2" office:value-type="string">
            <text:p text:style-name="P149">0</text:p>
          </table:table-cell>
          <table:table-cell table:style-name="Table15.A2" office:value-type="string">
            <text:p text:style-name="P149">+2</text:p>
          </table:table-cell>
          <table:table-cell table:style-name="Table15.A2" office:value-type="string">
            <text:p text:style-name="P149">S</text:p>
          </table:table-cell>
          <table:table-cell table:style-name="Table15.A2" office:value-type="string">
            <text:p text:style-name="P149">10</text:p>
          </table:table-cell>
          <table:table-cell table:style-name="Table15.I2" office:value-type="string">
            <text:p text:style-name="P149">Shard(2), Fast(2/<text:span text:style-name="T49">11</text:span>), Sticky(2)</text:p>
          </table:table-cell>
        </table:table-row>
        <table:table-row>
          <table:table-cell table:style-name="Table15.A2" office:value-type="string">
            <text:p text:style-name="P159">Spear</text:p>
          </table:table-cell>
          <table:table-cell table:style-name="Table15.A2" office:value-type="string">
            <text:p text:style-name="P159">Stone</text:p>
          </table:table-cell>
          <table:table-cell table:style-name="Table15.A2" office:value-type="string">
            <text:p text:style-name="P163">+1</text:p>
          </table:table-cell>
          <table:table-cell table:style-name="Table15.A2" office:value-type="string">
            <text:p text:style-name="P160">1d4</text:p>
          </table:table-cell>
          <table:table-cell table:style-name="Table15.A2" office:value-type="string">
            <text:p text:style-name="P153">-<text:span text:style-name="T51">2</text:span></text:p>
          </table:table-cell>
          <table:table-cell table:style-name="Table15.A2" office:value-type="string">
            <text:p text:style-name="P160">0</text:p>
          </table:table-cell>
          <table:table-cell table:style-name="Table15.A2" office:value-type="string">
            <text:p text:style-name="P160">L</text:p>
          </table:table-cell>
          <table:table-cell table:style-name="Table15.A2" office:value-type="string">
            <text:p text:style-name="P160">10</text:p>
          </table:table-cell>
          <table:table-cell table:style-name="Table15.I2" office:value-type="string">
            <text:p text:style-name="P160">Anti-Cavalry(2), Thrust</text:p>
          </table:table-cell>
        </table:table-row>
        <table:table-row>
          <table:table-cell table:style-name="Table15.A2" office:value-type="string">
            <text:p text:style-name="P161">Staff</text:p>
          </table:table-cell>
          <table:table-cell table:style-name="Table15.A2" office:value-type="string">
            <text:p text:style-name="P161">Wood</text:p>
          </table:table-cell>
          <table:table-cell table:style-name="Table15.A2" office:value-type="string">
            <text:p text:style-name="P162">0</text:p>
          </table:table-cell>
          <table:table-cell table:style-name="Table15.A2" office:value-type="string">
            <text:p text:style-name="P163">1d3</text:p>
          </table:table-cell>
          <table:table-cell table:style-name="Table15.A2" office:value-type="string">
            <text:p text:style-name="P162">+1</text:p>
          </table:table-cell>
          <table:table-cell table:style-name="Table15.A2" office:value-type="string">
            <text:p text:style-name="P162">0</text:p>
          </table:table-cell>
          <table:table-cell table:style-name="Table15.A2" office:value-type="string">
            <text:p text:style-name="P162">L</text:p>
          </table:table-cell>
          <table:table-cell table:style-name="Table15.A2" office:value-type="string">
            <text:p text:style-name="P162">12</text:p>
          </table:table-cell>
          <table:table-cell table:style-name="Table15.I2" office:value-type="string">
            <text:p text:style-name="P162">2H</text:p>
          </table:table-cell>
        </table:table-row>
      </table:table>
      <text:p text:style-name="P121"/>
      <text:p text:style-name="P62">Missile Weapon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196">Weapon</text:p>
          </table:table-cell>
          <table:table-cell table:style-name="Table20.A1" office:value-type="string">
            <text:p text:style-name="P196">Acc</text:p>
          </table:table-cell>
          <table:table-cell table:style-name="Table20.A1" office:value-type="string">
            <text:p text:style-name="P196">Dmg</text:p>
          </table:table-cell>
          <table:table-cell table:style-name="Table20.A1" office:value-type="string">
            <text:p text:style-name="P196">Ini</text:p>
          </table:table-cell>
          <table:table-cell table:style-name="Table20.A1" office:value-type="string">
            <text:p text:style-name="P196">Dur</text:p>
          </table:table-cell>
          <table:table-cell table:style-name="Table20.A1" office:value-type="string">
            <text:p text:style-name="P196">Rng 0/-2/-4/-6/-10</text:p>
          </table:table-cell>
          <table:table-cell table:style-name="Table20.G1" office:value-type="string">
            <text:p text:style-name="P196">Traits</text:p>
          </table:table-cell>
        </table:table-row>
        <table:table-row>
          <table:table-cell table:style-name="Table20.A2" office:value-type="string">
            <text:p text:style-name="P164">Bow, Light</text:p>
          </table:table-cell>
          <table:table-cell table:style-name="Table20.A2" office:value-type="string">
            <text:p text:style-name="P150">0</text:p>
          </table:table-cell>
          <table:table-cell table:style-name="Table20.A2" office:value-type="string">
            <text:p text:style-name="P150">1d4</text:p>
          </table:table-cell>
          <table:table-cell table:style-name="Table20.A2" office:value-type="string">
            <text:p text:style-name="P150">-1</text:p>
          </table:table-cell>
          <table:table-cell table:style-name="Table20.A2" office:value-type="string">
            <text:p text:style-name="P150">10</text:p>
          </table:table-cell>
          <table:table-cell table:style-name="Table20.A2" office:value-type="string">
            <text:p text:style-name="P150">4/16/25/45</text:p>
          </table:table-cell>
          <table:table-cell table:style-name="Table20.G2" office:value-type="string">
            <text:p text:style-name="P150">Quick Firing</text:p>
          </table:table-cell>
        </table:table-row>
        <table:table-row>
          <table:table-cell table:style-name="Table20.A2" office:value-type="string">
            <text:p text:style-name="P166">Javelin</text:p>
          </table:table-cell>
          <table:table-cell table:style-name="Table20.A2" office:value-type="string">
            <text:p text:style-name="P165">0</text:p>
          </table:table-cell>
          <table:table-cell table:style-name="Table20.A2" office:value-type="string">
            <text:p text:style-name="P165">MUS+1d4</text:p>
          </table:table-cell>
          <table:table-cell table:style-name="Table20.A2" office:value-type="string">
            <text:p text:style-name="P150">-<text:span text:style-name="T53">1</text:span></text:p>
          </table:table-cell>
          <table:table-cell table:style-name="Table20.A2" office:value-type="string">
            <text:p text:style-name="P165">12</text:p>
          </table:table-cell>
          <table:table-cell table:style-name="Table20.A2" office:value-type="string">
            <text:p text:style-name="P165">4/8/16/24</text:p>
          </table:table-cell>
          <table:table-cell table:style-name="Table20.G2" office:value-type="string">
            <text:p text:style-name="P150"/>
          </table:table-cell>
        </table:table-row>
        <table:table-row>
          <table:table-cell table:style-name="Table20.A2" office:value-type="string">
            <text:p text:style-name="P166">Sling</text:p>
          </table:table-cell>
          <table:table-cell table:style-name="Table20.A2" office:value-type="string">
            <text:p text:style-name="P165">0</text:p>
          </table:table-cell>
          <table:table-cell table:style-name="Table20.A2" office:value-type="string">
            <text:p text:style-name="P165">MUS+1d3</text:p>
          </table:table-cell>
          <table:table-cell table:style-name="Table20.A2" office:value-type="string">
            <text:p text:style-name="P150">-<text:span text:style-name="T53">2</text:span></text:p>
          </table:table-cell>
          <table:table-cell table:style-name="Table20.A2" office:value-type="string">
            <text:p text:style-name="P165">14</text:p>
          </table:table-cell>
          <table:table-cell table:style-name="Table20.A2" office:value-type="string">
            <text:p text:style-name="P165">4/12/20/30</text:p>
          </table:table-cell>
          <table:table-cell table:style-name="Table20.G2" office:value-type="string">
            <text:p text:style-name="P150"/>
          </table:table-cell>
        </table:table-row>
        <table:table-row>
          <table:table-cell table:style-name="Table20.A2" office:value-type="string">
            <text:p text:style-name="P166">Thrown</text:p>
          </table:table-cell>
          <table:table-cell table:style-name="Table20.A2" office:value-type="string">
            <text:p text:style-name="P165">-1</text:p>
          </table:table-cell>
          <table:table-cell table:style-name="Table20.A2" office:value-type="string">
            <text:p text:style-name="P165">(MUS-1)+LEV</text:p>
          </table:table-cell>
          <table:table-cell table:style-name="Table20.A2" office:value-type="string">
            <text:p text:style-name="P165">0</text:p>
          </table:table-cell>
          <table:table-cell table:style-name="Table20.A2" office:value-type="string">
            <text:p text:style-name="P165">?</text:p>
          </table:table-cell>
          <table:table-cell table:style-name="Table20.A2" office:value-type="string">
            <text:p text:style-name="P165">3/6/10/16</text:p>
          </table:table-cell>
          <table:table-cell table:style-name="Table20.G2" office:value-type="string">
            <text:p text:style-name="P150"/>
          </table:table-cell>
        </table:table-row>
      </table:table>
      <text:p text:style-name="P122"/>
      <text:p text:style-name="P121"/>
      <text:p text:style-name="P62">Shields</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196">Shield</text:p>
          </table:table-cell>
          <table:table-cell table:style-name="Table19.A1" office:value-type="string">
            <text:p text:style-name="P196">Def</text:p>
          </table:table-cell>
          <table:table-cell table:style-name="Table19.A1" office:value-type="string">
            <text:p text:style-name="P196">Dur</text:p>
          </table:table-cell>
          <table:table-cell table:style-name="Table19.D1" office:value-type="string">
            <text:p text:style-name="P196">Traits</text:p>
          </table:table-cell>
        </table:table-row>
        <table:table-row>
          <table:table-cell table:style-name="Table19.A2" office:value-type="string">
            <text:p text:style-name="P164">Buckler, <text:span text:style-name="T53">Wood</text:span></text:p>
          </table:table-cell>
          <table:table-cell table:style-name="Table19.A2" office:value-type="string">
            <text:p text:style-name="P150">+1</text:p>
          </table:table-cell>
          <table:table-cell table:style-name="Table19.A2" office:value-type="string">
            <text:p text:style-name="P165">12</text:p>
          </table:table-cell>
          <table:table-cell table:style-name="Table19.D2" office:value-type="string">
            <text:p text:style-name="P150">No Missile</text:p>
          </table:table-cell>
        </table:table-row>
        <table:table-row>
          <table:table-cell table:style-name="Table19.A2" office:value-type="string">
            <text:p text:style-name="P166">Shield, Wood</text:p>
          </table:table-cell>
          <table:table-cell table:style-name="Table19.A2" office:value-type="string">
            <text:p text:style-name="P165">+1</text:p>
          </table:table-cell>
          <table:table-cell table:style-name="Table19.A2" office:value-type="string">
            <text:p text:style-name="P165">12</text:p>
          </table:table-cell>
          <table:table-cell table:style-name="Table19.D2" office:value-type="string">
            <text:p text:style-name="P150"/>
          </table:table-cell>
        </table:table-row>
      </table:table>
      <text:p text:style-name="P122"/>
      <text:p text:style-name="P121"/>
      <text:p text:style-name="P61">Weapon Traits</text:p>
      <table:table table:name="Table18" table:style-name="Table18">
        <table:table-column table:style-name="Table18.A"/>
        <table:table-column table:style-name="Table18.B"/>
        <table:table-row>
          <table:table-cell table:style-name="Table18.A1" office:value-type="string">
            <text:p text:style-name="P198">Trait</text:p>
          </table:table-cell>
          <table:table-cell table:style-name="Table18.B1" office:value-type="string">
            <text:p text:style-name="P198">Description</text:p>
          </table:table-cell>
        </table:table-row>
        <table:table-row>
          <table:table-cell table:style-name="Table18.A2" office:value-type="string">
            <text:p text:style-name="P158">2-Hands</text:p>
          </table:table-cell>
          <table:table-cell table:style-name="Table18.B2" office:value-type="string">
            <text:p text:style-name="P158">The weapon requires to hands to use effectively</text:p>
          </table:table-cell>
        </table:table-row>
        <text:soft-page-break/>
        <table:table-row>
          <table:table-cell table:style-name="Table18.A2" office:value-type="string">
            <text:p text:style-name="P158">Anti-Cavalry(x)</text:p>
          </table:table-cell>
          <table:table-cell table:style-name="Table18.B2" office:value-type="string">
            <text:list xml:id="list4125140083" text:style-name="WWNum18">
              <text:list-header>
                <text:p text:style-name="P285">You get a +x to-hit and damage versus mounted opponents</text:p>
              </text:list-header>
            </text:list>
          </table:table-cell>
        </table:table-row>
        <table:table-row>
          <table:table-cell table:style-name="Table18.A2" office:value-type="string">
            <text:p text:style-name="P158">Bulky</text:p>
          </table:table-cell>
          <table:table-cell table:style-name="Table18.B2" office:value-type="string">
            <text:list xml:id="list130748513931063" text:continue-numbering="true" text:style-name="WWNum18">
              <text:list-header>
                <text:p text:style-name="P285">This item counts as 2 things when calculating encumbrance</text:p>
              </text:list-header>
            </text:list>
          </table:table-cell>
        </table:table-row>
        <table:table-row>
          <table:table-cell table:style-name="Table18.A2" office:value-type="string">
            <text:p text:style-name="P156">Bleeder(x)</text:p>
          </table:table-cell>
          <table:table-cell table:style-name="Table18.B2" office:value-type="string">
            <text:list xml:id="list3124554131" text:style-name="L22">
              <text:list-item>
                <text:p text:style-name="P267"><text:span text:style-name="T22">If you have </text:span><text:span text:style-name="T34">Bleeder</text:span><text:span text:style-name="T37">, you increase the chance by 1</text:span></text:p>
              </text:list-item>
              <text:list-item>
                <text:p text:style-name="P268">Otherwise, you have an x/12 chance of causing Bleed(1) on a successful attack</text:p>
              </text:list-item>
            </text:list>
          </table:table-cell>
        </table:table-row>
        <table:table-row>
          <table:table-cell table:style-name="Table18.A2" office:value-type="string">
            <text:p text:style-name="P158">Concussion(x)</text:p>
          </table:table-cell>
          <table:table-cell table:style-name="Table18.B2" office:value-type="string">
            <text:list xml:id="list130747781438044" text:continue-list="list130748513931063" text:style-name="WWNum18">
              <text:list-item>
                <text:p text:style-name="P271">If you have <text:span text:style-name="T40">Stunning Blow</text:span><text:span text:style-name="T6">, you increase the chance by 1</text:span></text:p>
              </text:list-item>
              <text:list-item>
                <text:p text:style-name="P269">Otherwise, if you hit an opponent in the head, you get a x/12 chance to stun them</text:p>
              </text:list-item>
            </text:list>
          </table:table-cell>
        </table:table-row>
        <table:table-row>
          <table:table-cell table:style-name="Table18.A2" office:value-type="string">
            <text:p text:style-name="P158">Fast(x/y)</text:p>
          </table:table-cell>
          <table:table-cell table:style-name="Table18.B2" office:value-type="string">
            <text:list xml:id="list130749280473154" text:continue-numbering="true" text:style-name="WWNum18">
              <text:list-item>
                <text:p text:style-name="P271">If you have <text:span text:style-name="T40">Fast</text:span><text:span text:style-name="T6">, you subtract x from the initiative roll required</text:span></text:p>
              </text:list-item>
              <text:list-item>
                <text:p text:style-name="P269">Otherwise, you get an extra attack if you roll y or higher on your initiative</text:p>
              </text:list-item>
            </text:list>
          </table:table-cell>
        </table:table-row>
        <table:table-row>
          <table:table-cell table:style-name="Table18.A2" office:value-type="string">
            <text:p text:style-name="P157">Knockdown(x)</text:p>
          </table:table-cell>
          <table:table-cell table:style-name="Table18.B2" office:value-type="string">
            <text:list xml:id="list130748762800039" text:continue-numbering="true" text:style-name="WWNum18">
              <text:list-item>
                <text:p text:style-name="P272">When you hit an opponent in the chest, you knock them prone on x/12</text:p>
              </text:list-item>
              <text:list-item>
                <text:p text:style-name="P272">When you hit an opponent in the legs, you knock them prone on x+2/12</text:p>
              </text:list-item>
            </text:list>
          </table:table-cell>
        </table:table-row>
        <table:table-row>
          <table:table-cell table:style-name="Table18.A2" office:value-type="string">
            <text:p text:style-name="P158">Limb Breaker</text:p>
          </table:table-cell>
          <table:table-cell table:style-name="Table18.B2" office:value-type="string">
            <text:list xml:id="list130748768391134" text:continue-numbering="true" text:style-name="WWNum18">
              <text:list-header>
                <text:p text:style-name="P285">When you cause a wound in the arm or leg, you may roll an extra severity die</text:p>
              </text:list-header>
            </text:list>
          </table:table-cell>
        </table:table-row>
        <table:table-row>
          <table:table-cell table:style-name="Table18.A2" office:value-type="string">
            <text:p text:style-name="P158">No Missile</text:p>
          </table:table-cell>
          <table:table-cell table:style-name="Table18.B2" office:value-type="string">
            <text:list xml:id="list130749320933693" text:continue-numbering="true" text:style-name="WWNum18">
              <text:list-header>
                <text:p text:style-name="P285">You cannot block missile attacks with this shield</text:p>
              </text:list-header>
            </text:list>
          </table:table-cell>
        </table:table-row>
        <table:table-row>
          <table:table-cell table:style-name="Table18.A2" office:value-type="string">
            <text:p text:style-name="P158">Quick Firing</text:p>
          </table:table-cell>
          <table:table-cell table:style-name="Table18.B2" office:value-type="string">
            <text:list xml:id="list130747785494169" text:continue-numbering="true" text:style-name="WWNum18">
              <text:list-header>
                <text:p text:style-name="P285">This weapon takes 1/2 action to aim and fire</text:p>
              </text:list-header>
            </text:list>
          </table:table-cell>
        </table:table-row>
        <table:table-row>
          <table:table-cell table:style-name="Table18.A2" office:value-type="string">
            <text:p text:style-name="P155">Reroll(x)</text:p>
          </table:table-cell>
          <table:table-cell table:style-name="Table18.B2" office:value-type="string">
            <text:list xml:id="list130748358503598" text:continue-numbering="true" text:style-name="WWNum18">
              <text:list-header>
                <text:p text:style-name="P286">Using this weapon allows you to reroll damage dice that come up x or less. The second roll must be taken</text:p>
              </text:list-header>
            </text:list>
          </table:table-cell>
        </table:table-row>
        <table:table-row>
          <table:table-cell table:style-name="Table18.A2" office:value-type="string">
            <text:p text:style-name="P158">Shard(x)</text:p>
          </table:table-cell>
          <table:table-cell table:style-name="Table18.B2" office:value-type="string">
            <text:list xml:id="list130748999905876" text:continue-numbering="true" text:style-name="WWNum18">
              <text:list-item>
                <text:p text:style-name="P271">If you have <text:span text:style-name="T40">Impale</text:span><text:span text:style-name="T6">, you can increase your to-hit by (x) roll for purposes of procing impale, but if you do, you break the weapon</text:span></text:p>
              </text:list-item>
              <text:list-item>
                <text:p text:style-name="P269">Otherwise, each hit that does damage has an x/12 chance of breaking off in the wound, imparing the target. Pulling the shard out takes a full action and causes bleed(1)</text:p>
              </text:list-item>
            </text:list>
          </table:table-cell>
        </table:table-row>
        <table:table-row>
          <table:table-cell table:style-name="Table18.A2" office:value-type="string">
            <text:p text:style-name="P158">Shield Breaker</text:p>
          </table:table-cell>
          <table:table-cell table:style-name="Table18.B2" office:value-type="string">
            <text:list xml:id="list130747927724542" text:continue-numbering="true" text:style-name="WWNum18">
              <text:list-item>
                <text:p text:style-name="P271">If you have <text:span text:style-name="T40">Shield Breaker</text:span><text:span text:style-name="T6">, You add 1 to the chance</text:span></text:p>
                <text:p text:style-name="P269">Otherwise, you gain the talent Shield Breaker(12)</text:p>
              </text:list-item>
            </text:list>
          </table:table-cell>
        </table:table-row>
        <table:table-row>
          <table:table-cell table:style-name="Table18.A2" office:value-type="string">
            <text:p text:style-name="P158">Skull Smasher</text:p>
          </table:table-cell>
          <table:table-cell table:style-name="Table18.B2" office:value-type="string">
            <text:list xml:id="list130747774080545" text:continue-numbering="true" text:style-name="WWNum18">
              <text:list-header>
                <text:p text:style-name="P285">When you cause a head wound, you may add an extra severity die</text:p>
              </text:list-header>
            </text:list>
          </table:table-cell>
        </table:table-row>
        <table:table-row>
          <table:table-cell table:style-name="Table18.A2" office:value-type="string">
            <text:p text:style-name="P158">Slash</text:p>
          </table:table-cell>
          <table:table-cell table:style-name="Table18.B2" office:value-type="string">
            <text:list xml:id="list130748937881713" text:continue-numbering="true" text:style-name="WWNum18">
              <text:list-item>
                <text:p text:style-name="P271">If you have <text:span text:style-name="T40">Bleeder</text:span><text:span text:style-name="T6">, You add 1 to the chance</text:span></text:p>
              </text:list-item>
              <text:list-item>
                <text:p text:style-name="P269">Otherwise, you can take a -2 to-hit and gain Bleeder(3) on the attack (3/12 chance to apply a bleed)</text:p>
              </text:list-item>
            </text:list>
          </table:table-cell>
        </table:table-row>
        <table:table-row>
          <table:table-cell table:style-name="Table18.A2" office:value-type="string">
            <text:p text:style-name="P158">Sticky(x)</text:p>
          </table:table-cell>
          <table:table-cell table:style-name="Table18.B2" office:value-type="string">
            <text:p text:style-name="P158">Poisons or oils on this weapon have x/12 chance to remain potent after being applied – stacks with character's sticky</text:p>
          </table:table-cell>
        </table:table-row>
        <table:table-row>
          <table:table-cell table:style-name="Table18.A2" office:value-type="string">
            <text:p text:style-name="P158">Thrust</text:p>
          </table:table-cell>
          <table:table-cell table:style-name="Table18.B2" office:value-type="string">
            <text:list xml:id="list130748378778606" text:continue-numbering="true" text:style-name="WWNum18">
              <text:list-item>
                <text:p text:style-name="P271">If you have <text:span text:style-name="T40">Thrust</text:span><text:span text:style-name="T6"> or </text:span><text:span text:style-name="T40">Pierce</text:span><text:span text:style-name="T6">, You add 1 to the pierce chance</text:span></text:p>
              </text:list-item>
              <text:list-item>
                <text:p text:style-name="P269">Otherwise, you can take a -2 to-hit and gain pierce(2) on the attack</text:p>
              </text:list-item>
              <text:list-item>
                <text:p text:style-name="P270">You can ignore penalties for fighting in a constrained space so long as there is room to thrust</text:p>
              </text:list-item>
            </text:list>
          </table:table-cell>
        </table:table-row>
      </table:table>
      <text:p text:style-name="P123"/>
      <text:p text:style-name="P123"/>
      <text:p text:style-name="P123"/>
      <text:h text:style-name="P244" text:outline-level="3">The Enclave</text:h>
      <text:p text:style-name="P23">The game starts with the Pcs and their tribe having recently destroyed their Shadow overlords with the help of the Lantern Gods. The aftermath of the world wide battle left much devastation from which the world has just begun to recover.</text:p>
      <text:p text:style-name="P23">The tribe wandered the wastelands for months barely surviving. But then, fertile land was found and at the orders of the chief, settled. In these green hills, you and your people will make your stand and create a new life.</text:p>
      <text:p text:style-name="P23">It won't be easy. Your tribe is hungry and tired. They are questioning the Chief's leadership and wondering if the gods that freed them, have now left them to die in the wild.</text:p>
      <text:p text:style-name="P33">Start Position</text:p>
      <text:p text:style-name="P23">The enclave starts in the following state:</text:p>
      <text:list xml:id="list844989173" text:style-name="L23">
        <text:list-item>
          <text:p text:style-name="P288"><text:span text:style-name="T56">2</text:span> free manpower – used to take enclave actions</text:p>
        </text:list-item>
        <text:list-item>
          <text:p text:style-name="P289">1 farming site (CH = 3) which is enclave's home hex</text:p>
        </text:list-item>
        <text:list-item>
          <text:p text:style-name="P290">1 wood gathering site (CH = 2) next to the enclave's home hex</text:p>
        </text:list-item>
        <text:list-item>
          <text:p text:style-name="P288">A storehouse that can hold a hand of 10 resources</text:p>
        </text:list-item>
        <text:list-item>
          <text:p text:style-name="P288">A crude shrine to <text:span text:style-name="T55">Aquae (or whichever god is chosen)</text:span></text:p>
        </text:list-item>
        <text:list-item>
          <text:p text:style-name="P291">A hedge's hovel</text:p>
        </text:list-item>
        <text:list-item>
          <text:p text:style-name="P289">A set of ministers and notable NPCs</text:p>
          <text:list>
            <text:list-item>
              <text:p text:style-name="P289">Chief</text:p>
            </text:list-item>
            <text:list-item>
              <text:p text:style-name="P289">Chief's Brother</text:p>
            </text:list-item>
            <text:list-item>
              <text:p text:style-name="P289">3 more TBD</text:p>
            </text:list-item>
          </text:list>
        </text:list-item>
        <text:list-item>
          <text:p text:style-name="P292">Test: Rumbling Stomachs<text:span text:style-name="T6"> – You need to store 2 food in 6 months or else the enclave enters </text:span>Crisis: We Have Been Forsaken</text:p>
        </text:list-item>
      </text:list>
      <text:p text:style-name="P84"/>
      <text:p text:style-name="P113">Resources</text:p>
      <text:p text:style-name="P84"/>
      <text:p text:style-name="P84">There are several different types of resources in the game. Each resource rolls up into a set of categories.</text:p>
      <text:list xml:id="list3886535350" text:style-name="L24">
        <text:list-item>
          <text:p text:style-name="P293">Food (F)</text:p>
          <text:list>
            <text:list-item>
              <text:p text:style-name="P293">grain, meat, fruits, mushrooms</text:p>
            </text:list-item>
          </text:list>
        </text:list-item>
        <text:list-item>
          <text:p text:style-name="P293">Building (B)</text:p>
          <text:list>
            <text:list-item>
              <text:p text:style-name="P293">wood, stone</text:p>
            </text:list-item>
          </text:list>
        </text:list-item>
        <text:list-item>
          <text:p text:style-name="P293">Crafting (C)</text:p>
          <text:list>
            <text:list-item>
              <text:p text:style-name="P293">hides, furs, wood, metal, bone</text:p>
            </text:list-item>
          </text:list>
        </text:list-item>
        <text:list-item>
          <text:p text:style-name="P293">Metal (M)</text:p>
          <text:list>
            <text:list-item>
              <text:p text:style-name="P293">tin, copper, iron</text:p>
            </text:list-item>
          </text:list>
        </text:list-item>
        <text:list-item>
          <text:p text:style-name="P293">Luxury and Trade Goods ($)</text:p>
          <text:list>
            <text:list-item>
              <text:p text:style-name="P293">gold, silver, gems</text:p>
            </text:list-item>
          </text:list>
        </text:list-item>
      </text:list>
      <text:p text:style-name="P84"/>
      <text:p text:style-name="P84">When a resource is needed to complete a task, the most specific category required is listed. For instance, if a building requires stone, then stone will be listed in the requirements. If building resources are listed, then either wood or stone will suffice.</text:p>
      <text:p text:style-name="P84"/>
      <text:p text:style-name="P114">Enclave <text:span text:style-name="T71">Turns</text:span></text:p>
      <text:p text:style-name="P90"/>
      <text:p text:style-name="P8">The Anthis Reborn campaign consists of a series of enclave turns, each lasting approximately a month of game time. Each turn the players choose activities for their <text:soft-page-break/>units and ministers, resolve these activities, a<text:span text:style-name="T54">nd then any encounters uncovered by those activities.</text:span></text:p>
      <text:p text:style-name="P85"/>
      <text:p text:style-name="P87">Each manpower unit, minister and PC can take a single enclave action each turn. </text:p>
      <text:p text:style-name="P87"/>
      <text:p text:style-name="P88">The success of enclave actions is determined by a d12 roll. You want to roll less than or equal to the CH number to succeed. Base CH numbers are farily low, but there are many ways to modify them.</text:p>
      <text:p text:style-name="P88"/>
      <text:p text:style-name="P94">Supporting Skills<text:span text:style-name="T7"> – The skills column lists skills that can be used to support the specific enclave action. The minister in charge of the enclave action rolls his skill against a DL of 12. A success increases the action's CH number by 1. Succeeding by 3 gives an increase of 2, and a success of 5 or more increases the CH by 3.</text:span></text:p>
      <text:p text:style-name="P70"/>
      <text:p text:style-name="P70">If a PC is not the minister in charge of an enclave action, he can help in one of two ways. If the assistant has the same skill as the minister, he can assist with the skill roll, adding 1-3 to the minister's result as normal. However, if the assistant has a different relevant skill as the minister, he can roll that skill and add an additional bonus to the CH number.</text:p>
      <text:p text:style-name="P70"/>
      <text:p text:style-name="P71">The administrate skill can almost always be used to increase the chance of success of an enclave action (GM's discretion). However, the DL of the administrate test is 10 + the current CH of the action, and the bonus can never be more than 1 additional CH regardless of the degree of success.</text:p>
      <text:p text:style-name="P70"/>
      <text:p text:style-name="P93">Note: Only Pcs can assist enclave actions. NPC ministers cannot assist.</text:p>
      <text:p text:style-name="P89"/>
      <text:p text:style-name="P86"/>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199">Action</text:p>
          </table:table-cell>
          <table:table-cell table:style-name="Table21.A1" office:value-type="string">
            <text:p text:style-name="P199">Cost</text:p>
          </table:table-cell>
          <table:table-cell table:style-name="Table21.A1" office:value-type="string">
            <text:p text:style-name="P200">WHO</text:p>
          </table:table-cell>
          <table:table-cell table:style-name="Table21.A1" office:value-type="string">
            <text:p text:style-name="P201">Ch</text:p>
          </table:table-cell>
          <table:table-cell table:style-name="Table21.A1" office:value-type="string">
            <text:p text:style-name="P199">Skill</text:p>
          </table:table-cell>
          <table:table-cell table:style-name="Table21.F1" office:value-type="string">
            <text:p text:style-name="P199">Result</text:p>
          </table:table-cell>
        </table:table-row>
        <table:table-row>
          <table:table-cell table:style-name="Table21.A2" office:value-type="string">
            <text:p text:style-name="P167">Assist</text:p>
          </table:table-cell>
          <table:table-cell table:style-name="Table21.A2" office:value-type="string">
            <text:p text:style-name="P168"/>
          </table:table-cell>
          <table:table-cell table:style-name="Table21.A2" office:value-type="string">
            <text:p text:style-name="P181">N</text:p>
          </table:table-cell>
          <table:table-cell table:style-name="Table21.A2" office:value-type="string">
            <text:p text:style-name="P169"/>
          </table:table-cell>
          <table:table-cell table:style-name="Table21.A2" office:value-type="string">
            <text:p text:style-name="P167">Special</text:p>
          </table:table-cell>
          <table:table-cell table:style-name="Table21.F2" office:value-type="string">
            <text:list xml:id="list1526259060" text:style-name="L25">
              <text:list-item>
                <text:p text:style-name="P250">Can add to the supporting skill roll of the main minister in his attempt to increase the CH number of the action <text:span text:style-name="T60">(i.e. a normal skill assist)</text:span></text:p>
              </text:list-item>
              <text:list-item>
                <text:p text:style-name="P250"><text:span text:style-name="T61">C</text:span>an roll a different skill than the main minister and thus add to the CH number of the action</text:p>
              </text:list-item>
            </text:list>
          </table:table-cell>
        </table:table-row>
        <table:table-row>
          <table:table-cell table:style-name="Table21.A2" office:value-type="string">
            <text:p text:style-name="P168">Attract</text:p>
          </table:table-cell>
          <table:table-cell table:style-name="Table21.A2" office:value-type="string">
            <text:p text:style-name="P168">3F + 3<text:span text:style-name="T57">B</text:span></text:p>
            <text:p text:style-name="P168"/>
          </table:table-cell>
          <table:table-cell table:style-name="Table21.A2" office:value-type="string">
            <text:p text:style-name="P171">N</text:p>
          </table:table-cell>
          <table:table-cell table:style-name="Table21.A2" office:value-type="string">
            <text:p text:style-name="P173">1</text:p>
          </table:table-cell>
          <table:table-cell table:style-name="Table21.A2" office:value-type="string">
            <text:p text:style-name="P172">Administer</text:p>
            <text:p text:style-name="P172">Carouse</text:p>
          </table:table-cell>
          <table:table-cell table:style-name="Table21.F2" office:value-type="string">
            <text:list xml:id="list130748399988448" text:continue-numbering="true" text:style-name="L25">
              <text:list-item>
                <text:p text:style-name="P251">If an opportunity is presented, gain 1 manpower</text:p>
              </text:list-item>
              <text:list-item>
                <text:p text:style-name="P251">If no opportunity, you have a chance to spawn one for the next <text:span text:style-name="T40">three turns</text:span></text:p>
              </text:list-item>
              <text:list-item>
                <text:p text:style-name="P251">Resources are consumed even if no new manpower is gained</text:p>
              </text:list-item>
              <text:list-item>
                <text:p text:style-name="P252">May substitute trade goods for any/all of the 6 resources</text:p>
              </text:list-item>
            </text:list>
          </table:table-cell>
        </table:table-row>
        <table:table-row>
          <table:table-cell table:style-name="Table21.A2" office:value-type="string">
            <text:p text:style-name="P175">Build</text:p>
          </table:table-cell>
          <table:table-cell table:style-name="Table21.A2" office:value-type="string">
            <text:p text:style-name="P177">Varies</text:p>
          </table:table-cell>
          <table:table-cell table:style-name="Table21.A2" office:value-type="string">
            <text:p text:style-name="P171">N<text:span text:style-name="T60">U</text:span></text:p>
          </table:table-cell>
          <table:table-cell table:style-name="Table21.A2" office:value-type="string">
            <text:p text:style-name="P182">3</text:p>
          </table:table-cell>
          <table:table-cell table:style-name="Table21.A2" office:value-type="string">
            <text:p text:style-name="P168">Administer</text:p>
            <text:p text:style-name="P168">Craftsman</text:p>
          </table:table-cell>
          <table:table-cell table:style-name="Table21.F2" office:value-type="string">
            <text:list xml:id="list130749312429226" text:continue-numbering="true" text:style-name="L25">
              <text:list-item>
                <text:p text:style-name="P253">Building roll made each turn</text:p>
              </text:list-item>
              <text:list-item>
                <text:p text:style-name="P253">Building appears at the end of the turn if the roll is made</text:p>
              </text:list-item>
              <text:list-item>
                <text:p text:style-name="P251">Cost depends on the building created</text:p>
              </text:list-item>
            </text:list>
          </table:table-cell>
        </table:table-row>
        <table:table-row>
          <table:table-cell table:style-name="Table21.A2" office:value-type="string">
            <text:p text:style-name="P183">Craft</text:p>
          </table:table-cell>
          <table:table-cell table:style-name="Table21.A2" office:value-type="string">
            <text:p text:style-name="P183">Varies</text:p>
          </table:table-cell>
          <table:table-cell table:style-name="Table21.A2" office:value-type="string">
            <text:p text:style-name="P184">N</text:p>
          </table:table-cell>
          <table:table-cell table:style-name="Table21.A2" office:value-type="string">
            <text:p text:style-name="P182"/>
          </table:table-cell>
          <table:table-cell table:style-name="Table21.A2" office:value-type="string">
            <text:p text:style-name="P183">Crafting</text:p>
          </table:table-cell>
          <table:table-cell table:style-name="Table21.F2" office:value-type="string">
            <text:list xml:id="list130749560603240" text:continue-numbering="true" text:style-name="L25">
              <text:list-item>
                <text:p text:style-name="P254">Create tools and or weapons for characters and named npcs</text:p>
              </text:list-item>
              <text:list-item>
                <text:p text:style-name="P254">A number of items can be created in a <text:span text:style-name="T72">turn equal to 1d4 + Wit Effect Die</text:span></text:p>
              </text:list-item>
            </text:list>
          </table:table-cell>
        </table:table-row>
        <table:table-row>
          <table:table-cell table:style-name="Table21.A2" office:value-type="string">
            <text:p text:style-name="P177">Diplomacy</text:p>
          </table:table-cell>
          <table:table-cell table:style-name="Table21.A2" office:value-type="string">
            <text:p text:style-name="P177">Varies</text:p>
          </table:table-cell>
          <table:table-cell table:style-name="Table21.A2" office:value-type="string">
            <text:p text:style-name="P176">N</text:p>
          </table:table-cell>
          <table:table-cell table:style-name="Table21.A2" office:value-type="string">
            <text:p text:style-name="P169">?</text:p>
          </table:table-cell>
          <table:table-cell table:style-name="Table21.A2" office:value-type="string">
            <text:p text:style-name="P177">Diplomacy</text:p>
          </table:table-cell>
          <table:table-cell table:style-name="Table21.F2" office:value-type="string">
            <text:list xml:id="list130749000673869" text:continue-numbering="true" text:style-name="L25">
              <text:list-item>
                <text:p text:style-name="P255">Players state desired result and make diplomacy check</text:p>
              </text:list-item>
              <text:list-item>
                <text:p text:style-name="P255">Other party might make counter offer</text:p>
              </text:list-item>
              <text:list-item>
                <text:p text:style-name="P255">Desired results might not be attainable by NPC (the results of the diplo check might require an adventure)</text:p>
              </text:list-item>
            </text:list>
          </table:table-cell>
        </table:table-row>
        <table:table-row>
          <table:table-cell table:style-name="Table21.A2" office:value-type="string">
            <text:p text:style-name="P172">Explore</text:p>
          </table:table-cell>
          <table:table-cell table:style-name="Table21.A2" office:value-type="string">
            <text:p text:style-name="P172"/>
          </table:table-cell>
          <table:table-cell table:style-name="Table21.A2" office:value-type="string">
            <text:p text:style-name="P171">P</text:p>
          </table:table-cell>
          <table:table-cell table:style-name="Table21.A2" office:value-type="string">
            <text:p text:style-name="P169"/>
          </table:table-cell>
          <table:table-cell table:style-name="Table21.A2" office:value-type="string">
            <text:p text:style-name="P172">Special</text:p>
          </table:table-cell>
          <table:table-cell table:style-name="Table21.F2" office:value-type="string">
            <text:list xml:id="list130749010402100" text:continue-numbering="true" text:style-name="L25">
              <text:list-item>
                <text:p text:style-name="P255">Pcs explore <text:span text:style-name="T40">two hexes</text:span> on the map</text:p>
              </text:list-item>
              <text:list-item>
                <text:p text:style-name="P255"><text:soft-page-break/>Navigate, survival and search are <text:span text:style-name="T58">possibly </text:span>used</text:p>
              </text:list-item>
              <text:list-item>
                <text:p text:style-name="P255">Pcs might have an adventure if there is anything of interest in the hex</text:p>
              </text:list-item>
            </text:list>
          </table:table-cell>
        </table:table-row>
        <table:table-row>
          <table:table-cell table:style-name="Table21.A2" office:value-type="string">
            <text:p text:style-name="P175">Gather</text:p>
          </table:table-cell>
          <table:table-cell table:style-name="Table21.A2" office:value-type="string">
            <text:p text:style-name="P175"/>
          </table:table-cell>
          <table:table-cell table:style-name="Table21.A2" office:value-type="string">
            <text:p text:style-name="P181">U</text:p>
          </table:table-cell>
          <table:table-cell table:style-name="Table21.A2" office:value-type="string">
            <text:p text:style-name="P169">?</text:p>
          </table:table-cell>
          <table:table-cell table:style-name="Table21.A2" office:value-type="string">
            <text:p text:style-name="P168">Agrigulture</text:p>
            <text:p text:style-name="P168">Mining</text:p>
            <text:p text:style-name="P168">Survival</text:p>
            <text:p text:style-name="P168">Woodsman</text:p>
          </table:table-cell>
          <table:table-cell table:style-name="Table21.F2" office:value-type="string">
            <text:list xml:id="list130748661825064" text:continue-numbering="true" text:style-name="L25">
              <text:list-item>
                <text:p text:style-name="P251">Roll gather chance to gain one resource</text:p>
              </text:list-item>
            </text:list>
          </table:table-cell>
        </table:table-row>
        <table:table-row>
          <table:table-cell table:style-name="Table21.A2" office:value-type="string">
            <text:p text:style-name="P185">Implement</text:p>
          </table:table-cell>
          <table:table-cell table:style-name="Table21.A2" office:value-type="string">
            <text:p text:style-name="P175">?</text:p>
          </table:table-cell>
          <table:table-cell table:style-name="Table21.A2" office:value-type="string">
            <text:p text:style-name="P186">N</text:p>
          </table:table-cell>
          <table:table-cell table:style-name="Table21.A2" office:value-type="string">
            <text:p text:style-name="P174"/>
          </table:table-cell>
          <table:table-cell table:style-name="Table21.A2" office:value-type="string">
            <text:p text:style-name="P175"/>
          </table:table-cell>
          <table:table-cell table:style-name="Table21.F2" office:value-type="string">
            <text:list xml:id="list130749483989670" text:continue-numbering="true" text:style-name="L25">
              <text:list-item>
                <text:p text:style-name="P256">Takes an activated idea card and implements it</text:p>
              </text:list-item>
              <text:list-item>
                <text:p text:style-name="P256">Must have all the prerequisites of the technology to be implemented, and pay its cost</text:p>
              </text:list-item>
              <text:list-item>
                <text:p text:style-name="P256">Once the cost is paid, the listed skill test is made</text:p>
              </text:list-item>
              <text:list-item>
                <text:p text:style-name="P256">If successful, the technology is implemented</text:p>
              </text:list-item>
              <text:list-item>
                <text:p text:style-name="P256">If failed, the technology remains activated and can be retried in a later turn, but any resources are lost</text:p>
              </text:list-item>
            </text:list>
          </table:table-cell>
        </table:table-row>
        <table:table-row>
          <table:table-cell table:style-name="Table21.A2" office:value-type="string">
            <text:p text:style-name="P179">Investigate</text:p>
          </table:table-cell>
          <table:table-cell table:style-name="Table21.A2" office:value-type="string">
            <text:p text:style-name="P175"/>
          </table:table-cell>
          <table:table-cell table:style-name="Table21.A2" office:value-type="string">
            <text:p text:style-name="P178">P</text:p>
          </table:table-cell>
          <table:table-cell table:style-name="Table21.A2" office:value-type="string">
            <text:p text:style-name="P174"/>
          </table:table-cell>
          <table:table-cell table:style-name="Table21.A2" office:value-type="string">
            <text:p text:style-name="P175"/>
          </table:table-cell>
          <table:table-cell table:style-name="Table21.F2" office:value-type="string">
            <text:list xml:id="list130748915480791" text:continue-numbering="true" text:style-name="L25">
              <text:list-item>
                <text:p text:style-name="P257">When a gathering task fails two times in a row, the players can choose to investigate the situation at the site</text:p>
              </text:list-item>
              <text:list-item>
                <text:p text:style-name="P257">This takes the players' entire turn</text:p>
              </text:list-item>
              <text:list-item>
                <text:p text:style-name="P257">There is a 1/12 chance that the reason is that the site is depleted</text:p>
              </text:list-item>
              <text:list-item>
                <text:p text:style-name="P257">There is a 2/12 chance that the reason is unavoidable delays</text:p>
              </text:list-item>
              <text:list-item>
                <text:p text:style-name="P257">The rest of the results mean that there is some extraordinary circumstance that the Pcs can remediate by completing an encounter</text:p>
              </text:list-item>
            </text:list>
          </table:table-cell>
        </table:table-row>
        <table:table-row>
          <table:table-cell table:style-name="Table21.A2" office:value-type="string">
            <text:p text:style-name="P187">Learn</text:p>
          </table:table-cell>
          <table:table-cell table:style-name="Table21.A2" office:value-type="string">
            <text:p text:style-name="P175"/>
          </table:table-cell>
          <table:table-cell table:style-name="Table21.A2" office:value-type="string">
            <text:p text:style-name="P188">N</text:p>
          </table:table-cell>
          <table:table-cell table:style-name="Table21.A2" office:value-type="string">
            <text:p text:style-name="P174"/>
          </table:table-cell>
          <table:table-cell table:style-name="Table21.A2" office:value-type="string">
            <text:p text:style-name="P175"/>
          </table:table-cell>
          <table:table-cell table:style-name="Table21.F2" office:value-type="string">
            <text:list xml:id="list130747577738715" text:continue-numbering="true" text:style-name="L25">
              <text:list-item>
                <text:p text:style-name="P258">Learn a new skill by spending 10 free checks</text:p>
              </text:list-item>
            </text:list>
          </table:table-cell>
        </table:table-row>
        <table:table-row>
          <table:table-cell table:style-name="Table21.A2" office:value-type="string">
            <text:p text:style-name="P175">Move</text:p>
          </table:table-cell>
          <table:table-cell table:style-name="Table21.A2" office:value-type="string">
            <text:p text:style-name="P175">1F</text:p>
          </table:table-cell>
          <table:table-cell table:style-name="Table21.A2" office:value-type="string">
            <text:p text:style-name="P181">U</text:p>
          </table:table-cell>
          <table:table-cell table:style-name="Table21.A2" office:value-type="string">
            <text:p text:style-name="P174"/>
          </table:table-cell>
          <table:table-cell table:style-name="Table21.A2" office:value-type="string">
            <text:p text:style-name="P175"/>
          </table:table-cell>
          <table:table-cell table:style-name="Table21.F2" office:value-type="string">
            <text:list xml:id="list130749626303055" text:continue-numbering="true" text:style-name="L25">
              <text:list-item>
                <text:p text:style-name="P259">Move one manpower to new site</text:p>
              </text:list-item>
            </text:list>
          </table:table-cell>
        </table:table-row>
        <table:table-row>
          <table:table-cell table:style-name="Table21.A2" office:value-type="string">
            <text:p text:style-name="P177">Move Minister</text:p>
          </table:table-cell>
          <table:table-cell table:style-name="Table21.A2" office:value-type="string">
            <text:p text:style-name="P175"/>
          </table:table-cell>
          <table:table-cell table:style-name="Table21.A2" office:value-type="string">
            <text:p text:style-name="P176">N</text:p>
          </table:table-cell>
          <table:table-cell table:style-name="Table21.A2" office:value-type="string">
            <text:p text:style-name="P174">?</text:p>
          </table:table-cell>
          <table:table-cell table:style-name="Table21.A2" office:value-type="string">
            <text:p text:style-name="P177">Navigate</text:p>
            <text:p text:style-name="P177">Survival</text:p>
          </table:table-cell>
          <table:table-cell table:style-name="Table21.F2" office:value-type="string">
            <text:list xml:id="list130747930601713" text:continue-numbering="true" text:style-name="L25">
              <text:list-item>
                <text:p text:style-name="P255">If an NPC has to cross dangerous territory to get to his mission, and must travel alone, he has to make a roll to arrive without incident</text:p>
              </text:list-item>
              <text:list-item>
                <text:p text:style-name="P255">The general chance for a mishap is 1/12, but that can increase if the area moved through is dangerous due to terrain, or creatures in the vicinity</text:p>
              </text:list-item>
              <text:list-item>
                <text:p text:style-name="P255">Once a minister moves, he can still take an action</text:p>
              </text:list-item>
            </text:list>
          </table:table-cell>
        </table:table-row>
        <table:table-row>
          <table:table-cell table:style-name="Table21.A2" office:value-type="string">
            <text:p text:style-name="P170">Research</text:p>
          </table:table-cell>
          <table:table-cell table:style-name="Table21.A2" office:value-type="string">
            <text:p text:style-name="P170">1<text:span text:style-name="T59">F or 1B</text:span></text:p>
          </table:table-cell>
          <table:table-cell table:style-name="Table21.A2" office:value-type="string">
            <text:p text:style-name="P171">N</text:p>
          </table:table-cell>
          <table:table-cell table:style-name="Table21.A2" office:value-type="string">
            <text:p text:style-name="P169"/>
          </table:table-cell>
          <table:table-cell table:style-name="Table21.A2" office:value-type="string">
            <text:p text:style-name="P180">Scholar</text:p>
          </table:table-cell>
          <table:table-cell table:style-name="Table21.F2" office:value-type="string">
            <text:list xml:id="list130749671562682" text:continue-numbering="true" text:style-name="L25">
              <text:list-item>
                <text:p text:style-name="P253">Character makes a skill roll to gain a draw from the deck of ideas</text:p>
              </text:list-item>
              <text:list-item>
                <text:p text:style-name="P253">Each idea <text:span text:style-name="T71">activated</text:span> makes skill rolls higher to gain new ideas</text:p>
              </text:list-item>
            </text:list>
          </table:table-cell>
        </table:table-row>
        <table:table-row>
          <table:table-cell table:style-name="Table21.A2" office:value-type="string">
            <text:p text:style-name="P189">Skill Test</text:p>
          </table:table-cell>
          <table:table-cell table:style-name="Table21.A2" office:value-type="string">
            <text:p text:style-name="P170"/>
          </table:table-cell>
          <table:table-cell table:style-name="Table21.A2" office:value-type="string">
            <text:p text:style-name="P190">N</text:p>
          </table:table-cell>
          <table:table-cell table:style-name="Table21.A2" office:value-type="string">
            <text:p text:style-name="P169"/>
          </table:table-cell>
          <table:table-cell table:style-name="Table21.A2" office:value-type="string">
            <text:p text:style-name="P180"/>
          </table:table-cell>
          <table:table-cell table:style-name="Table21.F2" office:value-type="string">
            <text:list xml:id="list130749013126427" text:continue-numbering="true" text:style-name="L25">
              <text:list-item>
                <text:p text:style-name="P260">Allows a character to make one or more skill tests to perform some action that takes an extended period of time</text:p>
              </text:list-item>
            </text:list>
          </table:table-cell>
        </table:table-row>
        <table:table-row>
          <table:table-cell table:style-name="Table21.A2" office:value-type="string">
            <text:p text:style-name="P191">Study</text:p>
          </table:table-cell>
          <table:table-cell table:style-name="Table21.A2" office:value-type="string">
            <text:p text:style-name="P170"/>
          </table:table-cell>
          <table:table-cell table:style-name="Table21.A2" office:value-type="string">
            <text:p text:style-name="P192">N</text:p>
          </table:table-cell>
          <table:table-cell table:style-name="Table21.A2" office:value-type="string">
            <text:p text:style-name="P169"/>
          </table:table-cell>
          <table:table-cell table:style-name="Table21.A2" office:value-type="string">
            <text:p text:style-name="P191">Scholar</text:p>
          </table:table-cell>
          <table:table-cell table:style-name="Table21.F2" office:value-type="string">
            <text:list xml:id="list130747797839480" text:continue-numbering="true" text:style-name="L25">
              <text:list-item>
                <text:p text:style-name="P261">Can study any of the trophies in the trophy hall</text:p>
              </text:list-item>
              <text:list-item>
                <text:p text:style-name="P261">A successful scholar roll <text:span text:style-name="T75">puts an additional copy of the tech card related to the trophy into the technology deck, making that tech more likely to be discovered</text:span></text:p>
              </text:list-item>
            </text:list>
          </table:table-cell>
        </table:table-row>
        <table:table-row>
          <table:table-cell table:style-name="Table21.A2" office:value-type="string">
            <text:p text:style-name="P203">Tools</text:p>
          </table:table-cell>
          <table:table-cell table:style-name="Table21.A2" office:value-type="string">
            <text:p text:style-name="P203">2<text:span text:style-name="T57">B</text:span></text:p>
          </table:table-cell>
          <table:table-cell table:style-name="Table21.A2" office:value-type="string">
            <text:p text:style-name="P204">N</text:p>
          </table:table-cell>
          <table:table-cell table:style-name="Table21.A2" office:value-type="string">
            <text:p text:style-name="P202"/>
          </table:table-cell>
          <table:table-cell table:style-name="Table21.A2" office:value-type="string">
            <text:p text:style-name="P203">Craftsman</text:p>
          </table:table-cell>
          <table:table-cell table:style-name="Table21.F2" office:value-type="string">
            <text:list xml:id="list130749055717151" text:continue-numbering="true" text:style-name="L25">
              <text:list-item>
                <text:p text:style-name="P262">Unlocked by an idea</text:p>
              </text:list-item>
              <text:list-item>
                <text:p text:style-name="P263">Creates tools for one manpower to give them a +1 to gathering chance for a specific resource</text:p>
              </text:list-item>
              <text:list-item>
                <text:p text:style-name="P264">No CH roll, but the minister must make a craftsman check DL 12</text:p>
              </text:list-item>
            </text:list>
          </table:table-cell>
        </table:table-row>
        <table:table-row>
          <table:table-cell table:style-name="Table21.A2" office:value-type="string">
            <text:p text:style-name="P205">Train</text:p>
          </table:table-cell>
          <table:table-cell table:style-name="Table21.A2" office:value-type="string">
            <text:p text:style-name="P206">2f</text:p>
          </table:table-cell>
          <table:table-cell table:style-name="Table21.A2" office:value-type="string">
            <text:p text:style-name="P204">NM</text:p>
          </table:table-cell>
          <table:table-cell table:style-name="Table21.A2" office:value-type="string">
            <text:p text:style-name="P207">4</text:p>
          </table:table-cell>
          <table:table-cell table:style-name="Table21.A2" office:value-type="string">
            <text:p text:style-name="P205">Agrigulture</text:p>
            <text:p text:style-name="P205">Mining</text:p>
            <text:p text:style-name="P205">Woodsman</text:p>
          </table:table-cell>
          <table:table-cell table:style-name="Table21.F2" office:value-type="string">
            <text:list xml:id="list130748569436959" text:continue-numbering="true" text:style-name="L25">
              <text:list-item>
                <text:p text:style-name="P262">Unlocked by an idea</text:p>
              </text:list-item>
              <text:list-item>
                <text:p text:style-name="P265">Creates a specialized manpower that gets a +1 to gathering rolls for the specific resource</text:p>
              </text:list-item>
              <text:list-item>
                <text:p text:style-name="P266">Roll for success each turn until the unit is trained</text:p>
              </text:list-item>
            </text:list>
          </table:table-cell>
        </table:table-row>
      </table:table>
      <text:p text:style-name="P124"/>
      <text:p text:style-name="P60">Explanation of Actions</text:p>
      <text:p text:style-name="P60"/>
      <text:p text:style-name="P108"><text:soft-page-break/><text:span text:style-name="T40">Attract</text:span><text:span text:style-name="T62"> – The attract action allows your enclave to increase its population and thus gain new manpower. This action can be taken as the result of an opportunity presented to you by the GM (for instance, you might find a group of refugees) and if this is the case, success is guaranteed as long as you can pay the resource cost.</text:span></text:p>
      <text:p text:style-name="P109"/>
      <text:p text:style-name="P109">You can also take the attract action with no opportunity. In this case, you are building homes and stockpiling food in an attempt to convince people to settle in your enclave. Once the cost is paid, you have a chance (<text:span text:style-name="T70">1</text:span>/12) to gain a manpower each turn for three turns.</text:p>
      <text:p text:style-name="P109"/>
      <text:p text:style-name="P105">Build<text:span text:style-name="T7"> – You can build new buildings and upgrades for your enclave, or one of its sites. The cost of building is determined by the particular structure you are trying to build. The time it takes to complete the upgrade is variable, and is determined by rolling each turn once the cost is paid. If a (</text:span><text:span text:style-name="T13">3</text:span><text:span text:style-name="T7">/12) is rolled, the building is completed at the end of that turn.</text:span></text:p>
      <text:p text:style-name="P81"/>
      <text:p text:style-name="P106">Craft<text:span text:style-name="T7"> – You create tools and weapons for your people. This action is not used to equip manpower units, but individual NPCs. If you make a crafting check vs. DL 10, roll 1d4 + Wit Die and create that many mundane, normal quality items.</text:span></text:p>
      <text:p text:style-name="P82"/>
      <text:p text:style-name="P82">The DL increases as technology level of the desired items increases. Each level of tech increases the DL by 2.</text:p>
      <text:p text:style-name="P81"/>
      <text:p text:style-name="P96">Diplomacy<text:span text:style-name="T7"> – You can negotiate with other groups on the map using this action. The players state their objectives and make a diplomacy skill test against a DL determined by the GM.</text:span></text:p>
      <text:p text:style-name="P72"/>
      <text:p text:style-name="P97"><text:span text:style-name="T7">Every diplomacy check is modified by the </text:span>Relations Modifier<text:span text:style-name="T15">.</text:span><text:span text:style-name="T7"> </text:span><text:span text:style-name="T8">This is a modifier (ranging from -10 to +10) that is determined as soon as the group is encountered on the strategic map. It is determined by the GM based on a number of factors, including racial makeups of both parties, alignment, and possibly a randomizer.</text:span></text:p>
      <text:p text:style-name="P72"/>
      <text:p text:style-name="P73">A failed roll means that the other group feels that the offer is bad, and/or that the Pcs are acting in bad faith. The result might be an outright refusal of the terms, or a harsh counter offer. In any case, the diplomatic relations modifier will decrease to reflect degraded relations between the two groups.</text:p>
      <text:p text:style-name="P73"/>
      <text:p text:style-name="P97"><text:span text:style-name="T7">A successful roll means that the other party will consider the deal and might accept it outright, or make a reasonable counter offer. </text:span><text:span text:style-name="T8">In any case, a successful deal will increase the relations modifier.</text:span></text:p>
      <text:p text:style-name="P74"/>
      <text:p text:style-name="P98"><text:span text:style-name="T8">P</text:span><text:span text:style-name="T7">cs will have a better chance here, as they will be able to make their case, react to counter-offers more effectively, and possibly have an adventure segment to make their mission successful.</text:span></text:p>
      <text:p text:style-name="P91"/>
      <text:p text:style-name="P98">Explore<text:span text:style-name="T6"> </text:span><text:span text:style-name="T7">– Pcs pick two hexes on the strategic map, and the GM determines what encounters are there. If nothing of interest exists in the hexes, the GM just relays any stats/sites that are there.</text:span></text:p>
      <text:p text:style-name="P75"/>
      <text:p text:style-name="P75">However, if there are any monsters, or adventure locations in the hexes, the Pcs will have to deal with them appropriately. This might lead to combat, a quick encounter, or an entire dungeon crawl.</text:p>
      <text:p text:style-name="P75"/>
      <text:p text:style-name="P99"><text:soft-page-break/>Gather<text:span text:style-name="T7"> – I am guessing that this will be the most commonly used action. The gather action causes a manpower unit to attempt to collect a resource from a site. The base chance </text:span><text:span text:style-name="T9">to gather on a hex ranges between 1-4 in 12 depending on the terrain and the richness of a site. Gathering wood from a random forest hex has a 1 or 2 chance, while specific logging sites will have a chance of 3 or 4 – </text:span><text:span text:style-name="T10">these gathering sites are valuable indeed </text:span><text:span text:style-name="T11">and should be protected and upgraded whenever possible.</text:span></text:p>
      <text:p text:style-name="P76"/>
      <text:p text:style-name="P100"><text:span text:style-name="T7">If a minister is present, they may roll a skill test to increase the chance of gathering. </text:span><text:span text:style-name="T12">The specific skill tested depends on what type of resource you are trying to gather.</text:span></text:p>
      <text:p text:style-name="P77"/>
      <text:p text:style-name="P101"><text:span text:style-name="T12">I</text:span><text:span text:style-name="T7">f a 12 is rolled to gather resources, the players can choose to succeed and gain the resrouce, but face depletion of the site. A site with a CH of 1 is automatically depleted in this case. Sites with a CH of 2 or more roll a d12. A roll equal to or under the site's CH depletes it, reducing its base CH by 1 permanently.</text:span></text:p>
      <text:p text:style-name="P78"/>
      <text:p text:style-name="P102"><text:span text:style-name="T7">Players can also choose to </text:span>gather recklessly<text:span text:style-name="T7">. Doing so costs 1F each time and allows two gathering checks that turn. However, if a 12 is rolled while recklessly gathering, success is automatic, and any depletion checks are made at +2 to the CH.</text:span></text:p>
      <text:p text:style-name="P79"/>
      <text:p text:style-name="P103"><text:span text:style-name="T7">Some buildings and upgrades have the </text:span>Autogather(x)<text:span text:style-name="T7"> property. This means that if the enclave has the requisite technology to collect the named resource, this building will gather every turn without the use of an enclave turn, manpower, or minister. At the beginning of the turn, the GM will roll the chance of every autogather site and report on what resources were obtained.</text:span></text:p>
      <text:p text:style-name="P79"/>
      <text:p text:style-name="P104">Move (Manpower)<text:span text:style-name="T15"> –</text:span><text:span text:style-name="T7"> If a unit of manpower needs to move to a new site, then it costs 1F and takes 1 turn to do so. This represents the logistics of moving a large number of people to the site and preparing it for the next task.</text:span></text:p>
      <text:p text:style-name="P80"/>
      <text:p text:style-name="P104">Move (Minister)<text:span text:style-name="T7"> – When manpower is moved, any number of ministers can be moved with it without incident. However, if a minister needs to move alone, then there is a chance of a mishap. This chance is generally 1/12, but might be higher if the terrain between the minister and his destination is dangerous (probably due to the presence of monsters, or enemies). If a minister makes it to his destination, he can perform a second action when he arrives.</text:span></text:p>
      <text:p text:style-name="P80"/>
      <text:p text:style-name="P95">Research<text:span text:style-name="T7"> – The enclave starts out nearly devoid of technology. Characters are using furs, stone and wood to get things done. The GM will have created an </text:span>Ideas Deck<text:span text:style-name="T7"> that represents possible inventions that might be discovered by your people. </text:span><text:span text:style-name="T14">Successful research allows you to draw from the ideas deck, and possibly implement the technologies on the cards.</text:span></text:p>
      <text:p text:style-name="P83"/>
      <text:p text:style-name="P107"><text:span text:style-name="T7">Depending on how many scholar huts are build, multiple characters can make scholar rolls in a single turn, and all those that succeed allow a draw from the idea deck. However, only </text:span><text:span text:style-name="T62">one</text:span><text:span text:style-name="T7"> idea can be activated each turn, chosen by the players. The other ideas must be returned to the deck.</text:span></text:p>
      <text:h text:style-name="P241" text:outline-level="3"/>
      <text:p text:style-name="P31"><text:span text:style-name="T65">T</text:span><text:span text:style-name="T62">echnology</text:span></text:p>
      <text:p text:style-name="P10"><text:span text:style-name="T62">As the enclave's scholars learn more about the world, new technologies will become available to your people. </text:span><text:span text:style-name="T66">Research actions will uncover new ideas, and implementing those ideas will allow you to build new buildings and learn new skills.</text:span></text:p>
      <text:p text:style-name="P13"><text:soft-page-break/>Research</text:p>
      <text:p text:style-name="P15">Researching new technologies requires a working scholar's hut and a PC or minister to perform a research action during an enclave turn.</text:p>
      <text:p text:style-name="P11"><text:span text:style-name="T67">A research action is simply a scholar roll against a DL 10 + the number of previously activated technologies. </text:span><text:span text:style-name="T62">If the research action is successful, an idea is drawn from the idea deck and placed into the activated pile.</text:span></text:p>
      <text:p text:style-name="P11"><text:span text:style-name="T62">The activated pile </text:span><text:span text:style-name="T67">lists technologies that are available to be implemented. You get no benefits for activating technologies. To have any effect, a technology must be implemented. </text:span></text:p>
      <text:p text:style-name="P16">Implementing a technology requires a PC or minister to perform an implement action. To perform an implement action, you must have met all the prerequisites for the desired technology, and you must pay the technology's resource cost. Then, the character attempting the action, must make a skill roll vs DL 14.</text:p>
      <text:p text:style-name="P16">A successful implementation means the technology starts benefitting the enclave the next turn. A failed skill roll means the resources are lost, but implementation can be retried later.</text:p>
      <text:p text:style-name="P16"/>
      <text:p text:style-name="P68"/>
      <text:p text:style-name="P14">Learning New Skills</text:p>
      <text:p text:style-name="P17">Many technologies will open up skills for the characters to learn. When new skills become available, any characters with the scholar skill can learn that new skill for free. They retain their scholar skill at its current level, and get the new skill at a base level of 8. Once they take a new skill in this fashion, they cannot do so again.</text:p>
      <text:p text:style-name="P17">Otherwise, new skills can be learned by spending 10 free checks and taking a learn enclave action.</text:p>
      <text:p text:style-name="P12"><text:span text:style-name="T68">Tagging</text:span><text:span text:style-name="T62"> New Skills</text:span></text:p>
      <text:p text:style-name="P18">Each character starts the game with 2 unused tags. When you learn a new skill, you can choose to tag it, using one of your unused tags. That skill will then count for purposes of leveling.</text:p>
      <text:p text:style-name="P68"/>
      <text:p text:style-name="P68"/>
      <text:p text:style-name="P68"/>
      <text:h text:style-name="P245" text:outline-level="3"><text:span text:style-name="T16">A</text:span><text:span text:style-name="T17">dventuring in Anthis Reborn</text:span></text:h>
      <text:p text:style-name="P140">Camping</text:p>
      <text:p text:style-name="P138"/>
      <text:p text:style-name="P138">Camping allows a party to rest and recuperate from the trials of adventuring. When there are hazards, or the potential for enemies to attack the camp, a camp master must be designated, and he must roll a survival test against a DL based on the dangers of the region. Camping on a well-traveled road might be automatic, or have a low DL (4-8), while camping in a dark forest filled with predators might have a DL in the 20s.</text:p>
      <text:p text:style-name="P138"/>
      <text:p text:style-name="P138">A successful camping test means that the party has found a suitable area, has prepared camp, and can rest and do camp actions. A failed roll might mean a camp is set up, but is in an unsuitable location, leading to reduced benefits, or none at all. Alternately, it might mean that the camp is ambushed in the night, or that no camp is possible at all due to the dangers close by.</text:p>
      <text:p text:style-name="P138"/>
      <text:p text:style-name="P137">Camping Benefits</text:p>
      <text:p text:style-name="P138"/>
      <text:p text:style-name="P138">It is assumed that every member of the party helps prepare the site, does some of the cooking and takes part in a watch. On a successful roll, this amount of activity allows each camping character to do the following:</text:p>
      <text:list xml:id="list2135564061" text:style-name="L26">
        <text:list-item>
          <text:p text:style-name="P294"><text:span text:style-name="T15">Rest and remove </text:span>any statuses pertaining to exhaustion or demoralization</text:p>
        </text:list-item>
        <text:list-item>
          <text:p text:style-name="P294">Heal and regain 1d4 hit points in natural healing</text:p>
        </text:list-item>
        <text:list-item>
          <text:p text:style-name="P294">Regenerate and return spell-casting levels</text:p>
          <text:list>
            <text:list-item>
              <text:p text:style-name="P294">Divine Invocation – 2d4 each night</text:p>
            </text:list-item>
            <text:list-item>
              <text:p text:style-name="P294">Spirit Calling – 2d4 each night</text:p>
            </text:list-item>
            <text:list-item>
              <text:p text:style-name="P294">Words of Power – 1d3 each night</text:p>
            </text:list-item>
          </text:list>
        </text:list-item>
      </text:list>
      <text:p text:style-name="P138"/>
      <text:p text:style-name="P137">Camp Actions</text:p>
      <text:p text:style-name="P138"/>
      <text:p text:style-name="P138">In addition to the normal benefits of resting, each camper can take a single camp action and use their skills to benefit themselves, or the rest of the group.</text:p>
      <text:p text:style-name="P138"/>
      <table:table table:name="Table24" table:style-name="Table24">
        <table:table-column table:style-name="Table24.A"/>
        <table:table-column table:style-name="Table24.B"/>
        <table:table-row>
          <table:table-cell table:style-name="Table24.A1" office:value-type="string">
            <text:p text:style-name="P208">Action/Skill</text:p>
          </table:table-cell>
          <table:table-cell table:style-name="Table24.B1" office:value-type="string">
            <text:p text:style-name="P208">Effects</text:p>
          </table:table-cell>
        </table:table-row>
        <table:table-row>
          <table:table-cell table:style-name="Table24.A2" office:value-type="string">
            <text:p text:style-name="P211">Alchemy</text:p>
          </table:table-cell>
          <table:table-cell table:style-name="Table24.B2" office:value-type="string">
            <text:list xml:id="list4150543873" text:style-name="WWNum2">
              <text:list-item>
                <text:p text:style-name="P273">Can roll alchemy to create potions with the proper field kit</text:p>
              </text:list-item>
              <text:list-item>
                <text:p text:style-name="P273">Can roll spell lore to identify a potion</text:p>
              </text:list-item>
            </text:list>
          </table:table-cell>
        </table:table-row>
        <table:table-row>
          <table:table-cell table:style-name="Table24.A2" office:value-type="string">
            <text:p text:style-name="P211">Assist</text:p>
          </table:table-cell>
          <table:table-cell table:style-name="Table24.B2" office:value-type="string">
            <text:list xml:id="list130749673289564" text:continue-numbering="true" text:style-name="WWNum2">
              <text:list-header>
                <text:p text:style-name="P287">Can assist anyone else making a check by rolling the same skill test as the main actor. If you succeed, that person gets a +1 to their check</text:p>
              </text:list-header>
            </text:list>
          </table:table-cell>
        </table:table-row>
        <table:table-row>
          <table:table-cell table:style-name="Table24.A2" office:value-type="string">
            <text:p text:style-name="P211">Herb Lore</text:p>
          </table:table-cell>
          <table:table-cell table:style-name="Table24.B2" office:value-type="string">
            <text:p text:style-name="P211">Can roll herb lore to wander from the camp and find herbs</text:p>
          </table:table-cell>
        </table:table-row>
        <table:table-row>
          <table:table-cell table:style-name="Table24.A2" office:value-type="string">
            <text:p text:style-name="P211">Item Lore</text:p>
          </table:table-cell>
          <table:table-cell table:style-name="Table24.B2" office:value-type="string">
            <text:p text:style-name="P212">Requires Talent – You can make one item lore roll during a camp to learn one of the item's attributes</text:p>
          </table:table-cell>
        </table:table-row>
        <table:table-row>
          <table:table-cell table:style-name="Table24.A2" office:value-type="string">
            <text:p text:style-name="P211">Medic</text:p>
          </table:table-cell>
          <table:table-cell table:style-name="Table24.B2" office:value-type="string">
            <text:p text:style-name="P211">Roll medical on <text:span text:style-name="T41">each</text:span> treatable member of the party, returning 1d4 hit points to them on a successful check</text:p>
          </table:table-cell>
        </table:table-row>
        <table:table-row>
          <table:table-cell table:style-name="Table24.A2" office:value-type="string">
            <text:p text:style-name="P211">Meditate</text:p>
          </table:table-cell>
          <table:table-cell table:style-name="Table24.B2" office:value-type="string">
            <text:p text:style-name="P213">Requires Talent – Make a spell lore check to gain benefits of meditation</text:p>
          </table:table-cell>
        </table:table-row>
        <table:table-row>
          <table:table-cell table:style-name="Table24.A2" office:value-type="string">
            <text:p text:style-name="P211">Physician</text:p>
          </table:table-cell>
          <table:table-cell table:style-name="Table24.B2" office:value-type="string">
            <text:p text:style-name="P211">Roll medical on <text:span text:style-name="T42">one</text:span> treatable member of the party who must take a rest camp action, returning 2d4 hit points to them on a successful check</text:p>
          </table:table-cell>
        </table:table-row>
        <table:table-row>
          <table:table-cell table:style-name="Table24.A2" office:value-type="string">
            <text:p text:style-name="P211">Pray</text:p>
          </table:table-cell>
          <table:table-cell table:style-name="Table24.B2" office:value-type="string">
            <text:p text:style-name="P211">On a successful meditate, gain 1d4 divine invocation, or gain one divine favor </text:p>
          </table:table-cell>
        </table:table-row>
        <table:table-row>
          <table:table-cell table:style-name="Table24.A2" office:value-type="string">
            <text:p text:style-name="P211">Repair</text:p>
          </table:table-cell>
          <table:table-cell table:style-name="Table24.B2" office:value-type="string">
            <text:p text:style-name="P211">On a successful crafting check, remove wear &amp; tear points from the party</text:p>
          </table:table-cell>
        </table:table-row>
        <table:table-row>
          <table:table-cell table:style-name="Table24.A2" office:value-type="string">
            <text:p text:style-name="P211">Rest</text:p>
          </table:table-cell>
          <table:table-cell table:style-name="Table24.B2" office:value-type="string">
            <text:p text:style-name="P211">Take an additional hit point of healing and you can be the target of physician actions</text:p>
          </table:table-cell>
        </table:table-row>
        <text:soft-page-break/>
        <table:table-row>
          <table:table-cell table:style-name="Table24.A2" office:value-type="string">
            <text:p text:style-name="P211">???</text:p>
          </table:table-cell>
          <table:table-cell table:style-name="Table24.B2" office:value-type="string">
            <text:p text:style-name="P211">Any single skill might have an appropriate camp action depending on the circumstances and the GM's discretion</text:p>
          </table:table-cell>
        </table:table-row>
      </table:table>
      <text:p text:style-name="P115"/>
      <text:p text:style-name="P32">Item Lore and Artifacts</text:p>
      <text:p text:style-name="P19">When you find magical weapons, armor, wands and the mysterious remnants of lost civilizations, they will start unidentified. You will not be able to unlock the items' powers until you research them using your item lore skill.</text:p>
      <text:p text:style-name="P19">Item lore tests are typically done as part of a skill test enclave action. Each action allows you to take 2 item lore tests. Item lore tests are checked against the artifact's DL. A success unlocks one of the item's powers, or special traits.</text:p>
      <text:p text:style-name="P20">Based on the item in question, and the circumstances, either history, craftsman or theology can be tested by an assistant.</text:p>
      <text:p text:style-name="P140"/>
      <text:p text:style-name="P140">Armor, Muscle and Encumbrance</text:p>
      <text:p text:style-name="P138"/>
      <text:p text:style-name="P138">Your muscle score determines the heaviest class of armor you can wear without penalty. If you exceed your cap on any piece of armor, you get a -1 to all skill checks and movement rate per AV you are over.</text:p>
      <text:p text:style-name="P138"/>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08">Muscle </text:p>
          </table:table-cell>
          <table:table-cell table:style-name="Table23.A1" office:value-type="string">
            <text:p text:style-name="P208">Max AV</text:p>
          </table:table-cell>
          <table:table-cell table:style-name="Table23.A1" office:value-type="string">
            <text:p text:style-name="P208">Spell Cast</text:p>
          </table:table-cell>
          <table:table-cell table:style-name="Table23.A1" office:value-type="string">
            <text:p text:style-name="P208">Stealth</text:p>
          </table:table-cell>
          <table:table-cell table:style-name="Table23.E1" office:value-type="string">
            <text:p text:style-name="P208">Athlete</text:p>
          </table:table-cell>
        </table:table-row>
        <table:table-row>
          <table:table-cell table:style-name="Table23.A2" office:value-type="string">
            <text:p text:style-name="P209">0—9</text:p>
          </table:table-cell>
          <table:table-cell table:style-name="Table23.B2" office:value-type="float" office:value="2">
            <text:p text:style-name="P210">2</text:p>
          </table:table-cell>
          <table:table-cell table:style-name="Table23.B2" office:value-type="float" office:value="0">
            <text:p text:style-name="P210">0</text:p>
          </table:table-cell>
          <table:table-cell table:style-name="Table23.A2" office:value-type="string">
            <text:p text:style-name="P210">0</text:p>
          </table:table-cell>
          <table:table-cell table:style-name="Table23.E6" office:value-type="string">
            <text:p text:style-name="P210">0</text:p>
          </table:table-cell>
        </table:table-row>
        <table:table-row>
          <table:table-cell table:style-name="Table23.A2" office:value-type="string">
            <text:p text:style-name="P209">10—13</text:p>
          </table:table-cell>
          <table:table-cell table:style-name="Table23.B2" office:value-type="float" office:value="3">
            <text:p text:style-name="P210">3</text:p>
          </table:table-cell>
          <table:table-cell table:style-name="Table23.A2" office:value-type="string">
            <text:p text:style-name="P210">-1</text:p>
          </table:table-cell>
          <table:table-cell table:style-name="Table23.A2" office:value-type="string">
            <text:p text:style-name="P210">-1</text:p>
          </table:table-cell>
          <table:table-cell table:style-name="Table23.E6" office:value-type="string">
            <text:p text:style-name="P210">-1</text:p>
          </table:table-cell>
        </table:table-row>
        <table:table-row>
          <table:table-cell table:style-name="Table23.A2" office:value-type="string">
            <text:p text:style-name="P209">14—17</text:p>
          </table:table-cell>
          <table:table-cell table:style-name="Table23.B2" office:value-type="float" office:value="4">
            <text:p text:style-name="P210">4</text:p>
          </table:table-cell>
          <table:table-cell table:style-name="Table23.A2" office:value-type="string">
            <text:p text:style-name="P210">-2</text:p>
          </table:table-cell>
          <table:table-cell table:style-name="Table23.A2" office:value-type="string">
            <text:p text:style-name="P210">-2</text:p>
          </table:table-cell>
          <table:table-cell table:style-name="Table23.E6" office:value-type="string">
            <text:p text:style-name="P210">-2</text:p>
          </table:table-cell>
        </table:table-row>
        <table:table-row>
          <table:table-cell table:style-name="Table23.A2" office:value-type="string">
            <text:p text:style-name="P209">18—22</text:p>
          </table:table-cell>
          <table:table-cell table:style-name="Table23.B2" office:value-type="float" office:value="5">
            <text:p text:style-name="P210">5</text:p>
          </table:table-cell>
          <table:table-cell table:style-name="Table23.A2" office:value-type="string">
            <text:p text:style-name="P210">-3</text:p>
          </table:table-cell>
          <table:table-cell table:style-name="Table23.A2" office:value-type="string">
            <text:p text:style-name="P210">-3</text:p>
          </table:table-cell>
          <table:table-cell table:style-name="Table23.E6" office:value-type="string">
            <text:p text:style-name="P210">-3</text:p>
          </table:table-cell>
        </table:table-row>
        <table:table-row>
          <table:table-cell table:style-name="Table23.B2" office:value-type="float" office:value="23">
            <text:p text:style-name="P209">23</text:p>
          </table:table-cell>
          <table:table-cell table:style-name="Table23.B2" office:value-type="float" office:value="6">
            <text:p text:style-name="P210">6</text:p>
          </table:table-cell>
          <table:table-cell table:style-name="Table23.A2" office:value-type="string">
            <text:p text:style-name="P210">-4</text:p>
          </table:table-cell>
          <table:table-cell table:style-name="Table23.A2" office:value-type="string">
            <text:p text:style-name="P210">-4</text:p>
          </table:table-cell>
          <table:table-cell table:style-name="Table23.E6" office:value-type="string">
            <text:p text:style-name="P210">-4</text:p>
          </table:table-cell>
        </table:table-row>
      </table:table>
      <text:p text:style-name="P138"/>
      <text:p text:style-name="P138">The GM may make exceptions to this rule for characters that want to wear strange armor combinations. A character might want to wear robes and a really cool helmet with AV 5. In these cases, the GM might consider the average AV and allow the armor combination if the character's average AV does not exceed the cap.</text:p>
      <text:p text:style-name="P138"/>
      <text:p text:style-name="P138">Armor of <text:span text:style-name="T73">3</text:span> or more has an inherent spell casting penalty for all magic skills except those which are pre-cast (alchemy and blood magic).</text:p>
      <text:p text:style-name="P138"/>
      <text:p text:style-name="P138">In addition to armor, your muscle determines how many "things" you can carry. Armor and worn clothing does not count, but weapons, shields, and each piece of adventuring equipment does.</text:p>
      <text:p text:style-name="P138"/>
      <text:p text:style-name="P125">Containers and bundles can aggregate many items into a fewer number of "things" for purposes of encumbrance. So, a stash of 8 loose potions counts as 8 things. However, once those potions are put into a potion bag, or belt, the entire belt counts as a single thing. This is only the case if the container in question is made to carry the things in question – 2o loose potions in a sack still counts as 20 things.</text:p>
      <text:p text:style-name="P125"/>
      <text:p text:style-name="P140">Wear, Tear, and Repair</text:p>
      <text:p text:style-name="P142"/>
      <text:p text:style-name="P137"><text:span text:style-name="T1">Anytime a character is using equipment for a skill check and rolls a 1, or the opponent </text:span><text:soft-page-break/><text:span text:style-name="T1">rolls a 12 against them, that character records a </text:span><text:span text:style-name="T42">"wear &amp; tear"</text:span><text:span text:style-name="T1"> check on their character sheet.</text:span></text:p>
      <text:p text:style-name="P138"/>
      <text:p text:style-name="P137"><text:span text:style-name="T1">Once each game session, the GM can call for a </text:span>gear check<text:span text:style-name="T1">. The check can be called in three circumstances:</text:span></text:p>
      <text:list xml:id="list2930118690" text:style-name="L27">
        <text:list-item>
          <text:p text:style-name="P295">At the end of any successful camp, after all camp actions have been taken</text:p>
        </text:list-item>
        <text:list-item>
          <text:p text:style-name="P295">Directly after a failed camp attempt</text:p>
        </text:list-item>
        <text:list-item>
          <text:p text:style-name="P295">Before any tense (GM's discretion) check involving a piece of gear</text:p>
        </text:list-item>
      </text:list>
      <text:p text:style-name="P138"/>
      <text:p text:style-name="P137"><text:span text:style-name="T1">On a </text:span>camp gear check<text:span text:style-name="T1">, all heroes with wear &amp; tear choose a random piece of gear and rolls a durability check against </text:span>8 + the number of wear &amp; tear checks<text:span text:style-name="T1"> as the difficulty. On a successful check, the item is fine. On a failed check, the item is broken and is useless until it can be repaired, or reforged at a city. </text:span></text:p>
      <text:p text:style-name="P138"/>
      <text:p text:style-name="P137"><text:span text:style-name="T1">On a </text:span>tense gear check<text:span text:style-name="T1">, the piece of gear is the one involved in the check, and only the hero who owns that piece of gear must roll. The rest of the check works the same as a camp check.</text:span></text:p>
      <text:p text:style-name="P138"/>
      <text:p text:style-name="P138">Once the check is complete, regardless of the outcome, all characters erase all wear &amp; tear from their sheets and start over. The GM then awards one inspiration to the party's pool. Upon completing a tense gear check, the GM awards the PC making the check with an additional inspiration.</text:p>
      <text:p text:style-name="P138"/>
      <text:p text:style-name="P135"><text:span text:style-name="T63">As a camp action, a craftsman can take a </text:span><text:span text:style-name="T69">repair action</text:span><text:span text:style-name="T63"> to fix the party's gear. The difficulty is 10. A success removes 1d4 wear &amp; tear check from the party. For every 2 points the check is made by, an additional check is erased. The erased checks must be split between characters at the craftsman's discretion.</text:span></text:p>
      <text:p text:style-name="P125"/>
      <text:p text:style-name="P141">Experience and Leveling</text:p>
      <text:p text:style-name="P139"/>
      <text:p text:style-name="P126">As you adventure through Anthis, your skills will increase and as they do, you will level up. This will make you more powerful and better able to face the challenge of rebuilding the world.</text:p>
      <text:p text:style-name="P126"/>
      <text:p text:style-name="P132">Skill Checks and Improvement Points</text:p>
      <text:p text:style-name="P126"/>
      <text:p text:style-name="P136"><text:span text:style-name="T63">During your adventures, you will have many opportunities to use your skills. </text:span><text:span text:style-name="T64">If you succeed in a skill check, you put a check next to that skill. Generally, you can earn one such check in a gaming session, but the GM might make an exception for a long session, sessions that represent many weeks or months of game time, or especially important scenes.</text:span></text:p>
      <text:p text:style-name="P128"/>
      <text:p text:style-name="P129">After the session ends, you can convert your skill checks into improvement points. To do this, you have to roll greater than the current skill level (excluding stat and background bonuses) on a d30. A successful roll turns the skill check into an improvement point for that skill. A failed check means the skill check goes away.</text:p>
      <text:p text:style-name="P129"/>
      <text:p text:style-name="P129">To be eligible for a check, your skill test must have some chance of failure, and some consequence for failure. A meaningless test gives you no experience. Also, if your total skill level (including bonuses) is 6 or more levels higher than the DL of the skill test, you are not eligible for a check.</text:p>
      <text:p text:style-name="P129"/>
      <text:p text:style-name="P133"><text:soft-page-break/>Leveling Skills and Experience Points</text:p>
      <text:p text:style-name="P129"/>
      <text:p text:style-name="P129">Once you earn 3 improvement points in a skill, that skill improves and its level increases by 1. If this skill tagged, you also earn 1 experience point toward increasing your character level.</text:p>
      <text:p text:style-name="P129"/>
      <text:p text:style-name="P129">Once you earn 5 experience points, your character level increases and you get the following benefits:</text:p>
      <text:list xml:id="list248600214" text:style-name="L28">
        <text:list-item>
          <text:p text:style-name="P296">You gain 1 hit point</text:p>
        </text:list-item>
        <text:list-item>
          <text:p text:style-name="P296">You gain 1 stat point <text:span text:style-name="T76">which will</text:span></text:p>
          <text:list>
            <text:list-item>
              <text:p text:style-name="P300">Raise a stat 9 or less by 2 points</text:p>
            </text:list-item>
            <text:list-item>
              <text:p text:style-name="P300">Raise a stat 10 to 19 by 1 point</text:p>
            </text:list-item>
            <text:list-item>
              <text:p text:style-name="P300">Raise a stat 20 or more by 1/2 point</text:p>
            </text:list-item>
          </text:list>
        </text:list-item>
        <text:list-item>
          <text:p text:style-name="P296">You gain 1 or 2 talent points based on your level</text:p>
          <text:list>
            <text:list-item>
              <text:p text:style-name="P296">When you gain an even level (2, 4, 6...), you get 1 talent point</text:p>
            </text:list-item>
            <text:list-item>
              <text:p text:style-name="P296">When you gain an odd level (3, 5, 7...), you get 2 talent points</text:p>
            </text:list-item>
          </text:list>
        </text:list-item>
        <text:list-item>
          <text:p text:style-name="P296">You get 1 spell pick to spend on your spells</text:p>
        </text:list-item>
        <text:list-item>
          <text:p text:style-name="P299">At levels 5 and 9, you get 1 max inspiration</text:p>
        </text:list-item>
      </text:list>
      <text:p text:style-name="P130"/>
      <text:p text:style-name="P134">Free Checks</text:p>
      <text:p text:style-name="P127"/>
      <text:p text:style-name="P131">At the end of a gaming session, the GM can award the Pcs free checks for the night. The number of free checks ranges between 1-3 depending on the session's activity, and additional awards are at the GM's discretion.</text:p>
      <text:p text:style-name="P131"/>
      <text:p text:style-name="P131">Free checks are like regular skill checks except they can be rolled against any skill your character has regardless of whether you succeeded in a skill test that game session.</text:p>
      <text:p text:style-name="P131"/>
      <text:p text:style-name="P131">Free checks can also be saved and spent to learn new skill, spells and open new talent trees.</text:p>
      <text:p text:style-name="P134"/>
      <table:table table:name="Table25" table:style-name="Table25">
        <table:table-column table:style-name="Table25.A"/>
        <table:table-column table:style-name="Table25.B"/>
        <table:table-column table:style-name="Table25.C"/>
        <table:table-row>
          <table:table-cell table:style-name="Table25.A1" office:value-type="string">
            <text:p text:style-name="P220">Action</text:p>
          </table:table-cell>
          <table:table-cell table:style-name="Table25.A1" office:value-type="string">
            <text:p text:style-name="P221">Max Times</text:p>
          </table:table-cell>
          <table:table-cell table:style-name="Table25.C1" office:value-type="string">
            <text:p text:style-name="P220">Checks</text:p>
          </table:table-cell>
        </table:table-row>
        <table:table-row>
          <table:table-cell table:style-name="Table25.A2" office:value-type="string">
            <text:p text:style-name="P214">Gain a new spell pick</text:p>
          </table:table-cell>
          <table:table-cell table:style-name="Table25.A2" office:value-type="string">
            <text:p text:style-name="P216">You can gain any number of additional spell picks</text:p>
          </table:table-cell>
          <table:table-cell table:style-name="Table25.C2" office:value-type="string">
            <text:p text:style-name="P215">3</text:p>
          </table:table-cell>
        </table:table-row>
        <table:table-row>
          <table:table-cell table:style-name="Table25.A2" office:value-type="string">
            <text:p text:style-name="P217">Increase base defense by 1</text:p>
          </table:table-cell>
          <table:table-cell table:style-name="Table25.A2" office:value-type="string">
            <text:p text:style-name="P217">You can increase base defense up to 3 points this way</text:p>
          </table:table-cell>
          <table:table-cell table:style-name="Table25.C2" office:value-type="string">
            <text:p text:style-name="P218">3</text:p>
          </table:table-cell>
        </table:table-row>
        <table:table-row>
          <table:table-cell table:style-name="Table25.A2" office:value-type="string">
            <text:p text:style-name="P217">Increase combat move by 1</text:p>
          </table:table-cell>
          <table:table-cell table:style-name="Table25.A2" office:value-type="string">
            <text:p text:style-name="P217">You can increase you move up to 2 points this way</text:p>
          </table:table-cell>
          <table:table-cell table:style-name="Table25.C2" office:value-type="string">
            <text:p text:style-name="P219">5</text:p>
          </table:table-cell>
        </table:table-row>
        <table:table-row>
          <table:table-cell table:style-name="Table25.A2" office:value-type="string">
            <text:p text:style-name="P216">Increase hit point total by 1</text:p>
          </table:table-cell>
          <table:table-cell table:style-name="Table25.A2" office:value-type="string">
            <text:p text:style-name="P216">You can gain a max 4 hit points this way</text:p>
          </table:table-cell>
          <table:table-cell table:style-name="Table25.C2" office:value-type="string">
            <text:p text:style-name="P218">3</text:p>
          </table:table-cell>
        </table:table-row>
        <table:table-row>
          <table:table-cell table:style-name="Table25.A2" office:value-type="string">
            <text:p text:style-name="P214">Learn a new skill</text:p>
          </table:table-cell>
          <table:table-cell table:style-name="Table25.A2" office:value-type="string">
            <text:p text:style-name="P216">You can learn any number of new skills, but you can only have a total of 8 tag skills max</text:p>
          </table:table-cell>
          <table:table-cell table:style-name="Table25.C2" office:value-type="string">
            <text:p text:style-name="P215">6</text:p>
          </table:table-cell>
        </table:table-row>
        <table:table-row>
          <table:table-cell table:style-name="Table25.A2" office:value-type="string">
            <text:p text:style-name="P214">Unlock a new spell list</text:p>
          </table:table-cell>
          <table:table-cell table:style-name="Table25.A2" office:value-type="string">
            <text:p text:style-name="P216">You can unlock any number of spell lists as long as you have the means to do so (trainer, magic artifact, or access to a site)</text:p>
          </table:table-cell>
          <table:table-cell table:style-name="Table25.C2" office:value-type="string">
            <text:p text:style-name="P215">6</text:p>
          </table:table-cell>
        </table:table-row>
        <table:table-row>
          <table:table-cell table:style-name="Table25.A2" office:value-type="string">
            <text:p text:style-name="P214"><text:span text:style-name="T74">Unlock</text:span> a new talent tree</text:p>
          </table:table-cell>
          <table:table-cell table:style-name="Table25.A2" office:value-type="string">
            <text:p text:style-name="P216">You can have a maximum 3 talent trees</text:p>
            <text:p text:style-name="P249">(Alternately, you can spend one talent to open a tree, but this is almost never a good deal)</text:p>
          </table:table-cell>
          <table:table-cell table:style-name="Table25.C2" office:value-type="string">
            <text:p text:style-name="P215">6</text:p>
          </table:table-cell>
        </table:table-row>
      </table:table>
      <text:p text:style-name="P134"/>
      <text:p text:style-name="P130"/>
      <text:p text:style-name="P301">Level 5 &amp; 9 Talents</text:p>
      <text:p text:style-name="P297"/>
      <text:p text:style-name="P298">To choose a level 5 talent, you have to have three level 1 talents in the tree. To choose a level 9 talent, you must have three level 3 talents and no less than seven total talents in that tree.</text:p>
      <text:p text:style-name="P129"><text:soft-page-break/></text:p>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ericles1"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Section_20_Heading" style:display-name="Section Heading" style:family="paragraph" style:parent-style-name="Text_20_body">
      <style:text-properties style:font-name="Pericles" fo:font-family="Pericles" style:font-family-generic="swiss" style:font-pitch="variable" fo:font-size="12pt" fo:font-style="italic" fo:font-weight="bold" officeooo:rsid="00094a97" style:font-size-asian="10.5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WW_5f_CharLFO31LVL1" style:display-name="WW_CharLFO31LVL1" style:family="text">
      <style:text-properties style:font-name="Symbol" fo:font-family="Symbol" style:font-family-generic="roman" style:font-pitch="variable" style:font-charset="x-symbol" fo:font-size="8pt" style:font-size-asian="7pt" style:font-size-complex="8pt"/>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3M18S</meta:editing-duration>
    <meta:editing-cycles>54</meta:editing-cycles>
    <meta:generator>LibreOffice/5.4.3.2$Windows_X86_64 LibreOffice_project/92a7159f7e4af62137622921e809f8546db437e5</meta:generator>
    <dc:date>2018-12-12T13:07:47.242000000</dc:date>
    <meta:document-statistic meta:table-count="24" meta:image-count="0" meta:object-count="0" meta:page-count="24" meta:paragraph-count="983" meta:word-count="9850" meta:character-count="52968" meta:non-whitespace-character-count="44283"/>
    <meta:user-defined meta:name="Info 1"/>
    <meta:user-defined meta:name="Info 2"/>
    <meta:user-defined meta:name="Info 3"/>
    <meta:user-defined meta:name="Info 4"/>
  </office:meta>
</office:document-meta>
</file>